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661in"/>
    </style:style>
    <style:style style:name="co2" style:family="table-column">
      <style:table-column-properties fo:break-before="auto" style:column-width="0.5035in"/>
    </style:style>
    <style:style style:name="co3" style:family="table-column">
      <style:table-column-properties fo:break-before="auto" style:column-width="1.0783in"/>
    </style:style>
    <style:style style:name="co4" style:family="table-column">
      <style:table-column-properties fo:break-before="auto" style:column-width="1.1756in"/>
    </style:style>
    <style:style style:name="co5" style:family="table-column">
      <style:table-column-properties fo:break-before="auto" style:column-width="3.589in"/>
    </style:style>
    <style:style style:name="co6" style:family="table-column">
      <style:table-column-properties fo:break-before="auto" style:column-width="1.7146in"/>
    </style:style>
    <style:style style:name="co7" style:family="table-column">
      <style:table-column-properties fo:break-before="auto" style:column-width="1.2728in"/>
    </style:style>
    <style:style style:name="co8" style:family="table-column">
      <style:table-column-properties fo:break-before="auto" style:column-width="2.9528in"/>
    </style:style>
    <style:style style:name="co9" style:family="table-column">
      <style:table-column-properties fo:break-before="auto" style:column-width="1.4228in"/>
    </style:style>
    <style:style style:name="co10" style:family="table-column">
      <style:table-column-properties fo:break-before="auto" style:column-width="1.9272in"/>
    </style:style>
    <style:style style:name="co11" style:family="table-column">
      <style:table-column-properties fo:break-before="auto" style:column-width="0.9634in"/>
    </style:style>
    <style:style style:name="ro1" style:family="table-row">
      <style:table-row-properties style:row-height="0.2709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8055in" fo:break-before="auto" style:use-optimal-row-height="true"/>
    </style:style>
    <style:style style:name="ro5" style:family="table-row">
      <style:table-row-properties style:row-height="0.2362in" fo:break-before="auto" style:use-optimal-row-height="true"/>
    </style:style>
    <style:style style:name="ro6" style:family="table-row">
      <style:table-row-properties style:row-height="0.4028in" fo:break-before="auto" style:use-optimal-row-height="true"/>
    </style:style>
    <style:style style:name="ro7" style:family="table-row">
      <style:table-row-properties style:row-height="0.6043in" fo:break-before="auto" style:use-optimal-row-height="true"/>
    </style:style>
    <style:style style:name="ro8" style:family="table-row">
      <style:table-row-properties style:row-height="0.1917in" fo:break-before="auto" style:use-optimal-row-height="true"/>
    </style:style>
    <style:style style:name="ta1" style:family="table" style:master-page-name="PageStyle_5f_ABC_20_Model">
      <style:table-properties table:display="true" style:writing-mode="lr-tb"/>
    </style:style>
    <style:style style:name="ta2" style:family="table" style:master-page-name="PageStyle_5f_EOQ">
      <style:table-properties table:display="true" style:writing-mode="lr-tb"/>
    </style:style>
    <style:style style:name="ta3" style:family="table" style:master-page-name="PageStyle_5f_EOQ-Reorder_20_Table">
      <style:table-properties table:display="true" style:writing-mode="lr-tb"/>
    </style:style>
    <style:style style:name="ta4" style:family="table" style:master-page-name="PageStyle_5f_POQ">
      <style:table-properties table:display="true" style:writing-mode="lr-tb"/>
    </style:style>
    <style:style style:name="ta5" style:family="table" style:master-page-name="PageStyle_5f_Safety_20_Stock_20_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rotation-align="none"/>
      <style:text-properties fo:color="#1f497d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ackground-color="#ffc7c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1f497d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ff66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ackground-color="#ffcc9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order-bottom="1.76pt solid #000000" fo:background-color="#ffcc99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ffcc99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order-bottom="1.76pt solid #000000" fo:background-color="#ffcc99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Excel_20_Built-in_20_Currency">
      <style:table-cell-properties fo:background-color="#ffc7c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 style:data-style-name="N145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fo:border-bottom="0.74pt solid #000000" fo:background-color="#f2f2f2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f2f2f2" style:diagonal-bl-tr="none" style:diagonal-tl-br="none" fo:border-left="1.76pt solid #000000" fo:border-right="none" style:rotation-align="none" fo:border-top="0.74pt solid #000000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order-bottom="1.76pt solid #000000" fo:background-color="#f2f2f2" style:diagonal-bl-tr="none" style:diagonal-tl-br="none" fo:border-left="1.76pt solid #000000" fo:border-right="none" style:rotation-align="none" fo:border-top="0.74pt solid #000000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fo:background-color="#f2f2f2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fo:border-bottom="0.74pt solid #000000" fo:background-color="#f2f2f2" style:diagonal-bl-tr="none" style:diagonal-tl-br="none" fo:border-left="1.76pt solid #000000" fo:border-right="1.76pt solid #000000" style:rotation-align="none" fo:border-top="0.74pt solid #000000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fo:border-bottom="1.76pt solid #000000" fo:background-color="#f2f2f2" style:diagonal-bl-tr="none" style:diagonal-tl-br="none" fo:border-left="1.76pt solid #000000" fo:border-right="1.76pt solid #000000" style:rotation-align="none" fo:border-top="0.74pt solid #000000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order-bottom="0.74pt solid #000000" fo:background-color="#f2f2f2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f2f2f2" style:diagonal-bl-tr="none" style:diagonal-tl-br="none" fo:border-left="none" fo:border-right="0.74pt solid #000000" style:rotation-align="none" fo:border-top="0.74pt solid #000000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fo:border-bottom="1.76pt solid #000000" fo:background-color="#f2f2f2" style:diagonal-bl-tr="none" style:diagonal-tl-br="none" fo:border-left="none" fo:border-right="0.74pt solid #000000" style:rotation-align="none" fo:border-top="0.74pt solid #000000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f2f2f2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fo:background-color="#f2f2f2" style:diagonal-bl-tr="none" style:diagonal-tl-br="none" fo:border="0.74pt solid #000000" style:rotation-align="none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fo:border-bottom="1.76pt solid #000000" fo:background-color="#f2f2f2" style:diagonal-bl-tr="none" style:diagonal-tl-br="none" fo:border-left="0.74pt solid #000000" fo:border-right="0.74pt solid #000000" style:rotation-align="none" fo:border-top="0.74pt solid #000000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Currency">
      <style:table-cell-properties fo:background-color="#f2f2f2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Currency">
      <style:table-cell-properties fo:border-bottom="1.76pt solid #000000" fo:background-color="#f2f2f2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 style:data-style-name="N145">
      <style:table-cell-properties fo:background-color="#f2f2f2" style:diagonal-bl-tr="none" style:diagonal-tl-br="none" fo:border="0.74pt solid #000000" style:rotation-align="none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 style:data-style-name="N145">
      <style:table-cell-properties fo:border-bottom="1.76pt solid #000000" fo:background-color="#f2f2f2" style:diagonal-bl-tr="none" style:diagonal-tl-br="none" fo:border-left="0.74pt solid #000000" fo:border-right="0.74pt solid #000000" style:rotation-align="none" fo:border-top="0.74pt solid #000000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f2f2f2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 style:data-style-name="N145">
      <style:table-cell-properties fo:border-bottom="0.74pt solid #000000" fo:background-color="#f2f2f2" style:diagonal-bl-tr="none" style:diagonal-tl-br="none" fo:border-left="0.74pt solid #000000" fo:border-right="none" style:rotation-align="none" fo:border-top="0.74pt solid #000000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 style:data-style-name="N145">
      <style:table-cell-properties fo:border-bottom="1.76pt solid #000000" fo:background-color="#f2f2f2" style:diagonal-bl-tr="none" style:diagonal-tl-br="none" fo:border-left="0.74pt solid #000000" fo:border-right="none" style:rotation-align="none" fo:border-top="0.74pt solid #000000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 style:data-style-name="N145">
      <style:table-cell-properties fo:background-color="#ffcc9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 style:data-style-name="N145">
      <style:table-cell-properties fo:background-color="#ffc7c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Normal_20_2">
      <style:table-cell-properties style:rotation-align="none"/>
      <style:text-properties fo:color="#1f497d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47" style:family="table-cell" style:parent-style-name="Normal_20_2">
      <style:table-cell-properties style:rotation-align="non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Normal_20_2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Normal_20_2">
      <style:table-cell-properties style:rotation-align="none"/>
      <style:text-properties fo:color="#ff66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Normal_20_2">
      <style:table-cell-properties fo:border-bottom="none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Normal_20_2">
      <style:table-cell-properties fo:border-bottom="non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Normal_20_2">
      <style:table-cell-properties fo:border-bottom="1.76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Normal_20_2">
      <style:table-cell-properties style:rotation-align="none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4" style:family="table-cell" style:parent-style-name="Normal_20_2">
      <style:table-cell-properties fo:border-bottom="0.74pt solid #000000" fo:background-color="#f2f2f2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Normal_20_2">
      <style:table-cell-properties fo:border-bottom="0.74pt solid #000000" fo:background-color="#f2f2f2" style:diagonal-bl-tr="none" style:diagonal-tl-br="none" fo:border-left="1.76pt solid #000000" fo:border-right="0.74pt solid #000000" style:rotation-align="none" fo:border-top="0.74pt solid #000000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6" style:family="table-cell" style:parent-style-name="Normal_20_2">
      <style:table-cell-properties fo:border-bottom="1.76pt solid #000000" fo:background-color="#f2f2f2" style:diagonal-bl-tr="none" style:diagonal-tl-br="none" fo:border-left="1.76pt solid #000000" fo:border-right="0.74pt solid #000000" style:rotation-align="none" fo:border-top="0.74pt solid #000000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Normal_20_2">
      <style:table-cell-properties style:diagonal-bl-tr="none" style:diagonal-tl-br="none" fo:background-color="transparent" fo:border="none" style:rotation-align="none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Normal_20_2">
      <style:table-cell-properties style:rotation-align="none"/>
      <style:text-properties fo:color="#1f497d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Normal_20_2">
      <style:table-cell-properties fo:border-bottom="0.74pt solid #000000" fo:background-color="#ffcc99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Normal_20_2">
      <style:table-cell-properties fo:border-bottom="0.74pt solid #000000" fo:background-color="#ffcc99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Currency_20_2">
      <style:table-cell-properties fo:border-bottom="0.74pt solid #000000" fo:background-color="#ffcc99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Normal_20_2">
      <style:table-cell-properties fo:border-bottom="1.76pt solid #000000" fo:background-color="#ffcc99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Normal_20_2" style:data-style-name="N1">
      <style:table-cell-properties fo:border-bottom="0.74pt solid #000000" fo:background-color="#f2f2f2" style:diagonal-bl-tr="none" style:diagonal-tl-br="none" fo:border-left="0.74pt solid #000000" fo:border-right="1.76pt solid #000000" style:rotation-align="none" fo:border-top="1.76pt solid #000000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Normal_20_2" style:data-style-name="N1">
      <style:table-cell-properties fo:border-bottom="0.74pt solid #000000" fo:background-color="#f2f2f2" style:diagonal-bl-tr="none" style:diagonal-tl-br="none" fo:border-left="0.74pt solid #000000" fo:border-right="1.76pt solid #000000" style:rotation-align="none" fo:border-top="0.74pt solid #000000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Normal_20_2" style:data-style-name="N1">
      <style:table-cell-properties fo:border-bottom="1.76pt solid #000000" fo:background-color="#f2f2f2" style:diagonal-bl-tr="none" style:diagonal-tl-br="none" fo:border-left="0.74pt solid #000000" fo:border-right="1.76pt solid #000000" style:rotation-align="none" fo:border-top="0.74pt solid #000000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Normal_20_2">
      <style:table-cell-properties style:diagonal-bl-tr="none" style:diagonal-tl-br="none" fo:background-color="transparent" fo:border="none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8" style:family="table-cell" style:parent-style-name="Normal_20_2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9" style:family="table-cell" style:parent-style-name="Normal_20_2" style:data-style-name="N2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Percent_20_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" style:family="table-cell" style:parent-style-name="Normal_20_2">
      <style:table-cell-properties fo:background-color="#ffcc99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Normal_20_2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SNUMBER([.E6]))" style:apply-style-name="ConditionalStyle_5f_3" style:base-cell-address="EOQ.E7"/>
    </style:style>
    <style:style style:name="ce73" style:family="table-cell" style:parent-style-name="Normal_20_2">
      <style:table-cell-properties fo:border-bottom="0.74pt solid #000000" fo:background-color="#ffcc99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SNUMBER([.B12]))" style:apply-style-name="ConditionalStyle_5f_1" style:base-cell-address="'EOQ-Reorder Table'.B13"/>
    </style:style>
    <style:style style:name="ce74" style:family="table-cell" style:parent-style-name="Currency_20_2" style:data-style-name="N1">
      <style:table-cell-properties fo:border-bottom="1.76pt solid #000000" fo:background-color="#f2f2f2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5" style:family="table-cell" style:parent-style-name="Normal_20_2" style:data-style-name="N2">
      <style:table-cell-properties fo:border-bottom="0.74pt solid #000000" fo:background-color="#f2f2f2" style:diagonal-bl-tr="none" style:diagonal-tl-br="none" fo:border-left="0.74pt solid #000000" fo:border-right="1.76pt solid #000000" style:rotation-align="none" fo:border-top="1.76pt solid #000000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6" style:family="table-cell" style:parent-style-name="Normal_20_2" style:data-style-name="N2">
      <style:table-cell-properties fo:border-bottom="0.74pt solid #000000" fo:background-color="#f2f2f2" style:diagonal-bl-tr="none" style:diagonal-tl-br="none" fo:border-left="0.74pt solid #000000" fo:border-right="1.76pt solid #000000" style:rotation-align="none" fo:border-top="0.74pt solid #000000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7" style:family="table-cell" style:parent-style-name="Normal_20_2">
      <style:table-cell-properties fo:border-bottom="0.74pt solid #000000" fo:background-color="#f2f2f2" style:diagonal-bl-tr="none" style:diagonal-tl-br="none" fo:border-left="0.74pt solid #000000" fo:border-right="1.76pt solid #000000" style:rotation-align="none" fo:border-top="0.74pt solid #000000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8" style:family="table-cell" style:parent-style-name="Normal_20_2" style:data-style-name="N123">
      <style:table-cell-properties fo:border-bottom="0.74pt solid #000000" fo:background-color="#f2f2f2" style:diagonal-bl-tr="none" style:diagonal-tl-br="none" fo:border-left="0.74pt solid #000000" fo:border-right="1.76pt solid #000000" style:rotation-align="none" fo:border-top="0.74pt solid #000000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9" style:family="table-cell" style:parent-style-name="Normal_20_2" style:data-style-name="N123">
      <style:table-cell-properties fo:border-bottom="1.76pt solid #000000" fo:background-color="#f2f2f2" style:diagonal-bl-tr="none" style:diagonal-tl-br="none" fo:border-left="0.74pt solid #000000" fo:border-right="1.76pt solid #000000" style:rotation-align="none" fo:border-top="0.74pt solid #000000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0" style:family="table-cell" style:parent-style-name="Normal_20_2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SNUMBER([.E6]))" style:apply-style-name="ConditionalStyle_5f_2" style:base-cell-address="'EOQ-Reorder Table'.E7"/>
    </style:style>
    <style:style style:name="ce81" style:family="table-cell" style:parent-style-name="Normal_20_2">
      <style:table-cell-properties fo:border-bottom="0.74pt solid #000000" fo:background-color="#f2f2f2" style:diagonal-bl-tr="none" style:diagonal-tl-br="none" fo:border-left="1.76pt solid #000000" fo:border-right="0.74pt solid #000000" style:rotation-align="none" fo:border-top="1.76pt solid #000000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2" style:family="table-cell" style:parent-style-name="Normal_20_2" style:data-style-name="N146">
      <style:table-cell-properties fo:border-bottom="0.74pt solid #000000" fo:background-color="#f2f2f2" style:diagonal-bl-tr="none" style:diagonal-tl-br="none" fo:border-left="0.74pt solid #000000" fo:border-right="1.76pt solid #000000" style:rotation-align="none" fo:border-top="0.74pt solid #000000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3" style:family="table-cell" style:parent-style-name="Currency_20_2" style:data-style-name="N147">
      <style:table-cell-properties fo:border-bottom="0.74pt solid #000000" fo:background-color="#f2f2f2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4" style:family="table-cell" style:parent-style-name="Currency_20_2" style:data-style-name="N147">
      <style:table-cell-properties fo:border-bottom="1.76pt solid #000000" fo:background-color="#f2f2f2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5" style:family="table-cell" style:parent-style-name="Normal_20_2">
      <style:table-cell-properties fo:background-color="#f8cbad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6" style:family="table-cell" style:parent-style-name="Default">
      <style:table-cell-properties style:rotation-align="none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7" style:family="table-cell" style:parent-style-name="Default">
      <style:table-cell-properties style:diagonal-bl-tr="none" style:diagonal-tl-br="none" fo:background-color="transparent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8" style:family="table-cell" style:parent-style-name="Default">
      <style:table-cell-properties fo:border-bottom="1.76pt double-thin #000000" style:border-line-width-bottom="0.0071in 0.0102in 0.0071in" style:diagonal-bl-tr="none" style:diagonal-tl-br="none" fo:background-color="transparent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fo:background-color="transparent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0" style:family="table-cell" style:parent-style-name="Default">
      <style:table-cell-properties fo:border-bottom="1.76pt solid #000000" style:diagonal-bl-tr="none" style:diagonal-tl-br="none" fo:background-color="transparent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1" style:family="table-cell" style:parent-style-name="Default">
      <style:table-cell-properties fo:border-bottom="1.76pt solid #000000" fo:background-color="#ffcc99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Default">
      <style:table-cell-properties fo:border-bottom="1.76pt double-thin #000000" style:border-line-width-bottom="0.0071in 0.0102in 0.0071in" fo:background-color="#ffcc99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Default">
      <style:table-cell-properties fo:background-color="#ffc7c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4" style:family="table-cell" style:parent-style-name="Default">
      <style:table-cell-properties fo:border-bottom="1.76pt double-thin #000000" style:border-line-width-bottom="0.0071in 0.0102in 0.0071in" fo:background-color="#ffcc99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5" style:family="table-cell" style:parent-style-name="Default">
      <style:table-cell-properties fo:border-bottom="0.74pt solid #000000" fo:background-color="#f2f2f2" style:diagonal-bl-tr="none" style:diagonal-tl-br="none" fo:border-left="1.76pt solid #000000" fo:border-right="0.74pt solid #000000" style:rotation-align="none" fo:border-top="1.76pt solid #000000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6" style:family="table-cell" style:parent-style-name="Default">
      <style:table-cell-properties fo:border-bottom="0.74pt solid #000000" fo:background-color="#f2f2f2" style:diagonal-bl-tr="none" style:diagonal-tl-br="none" fo:border-left="1.76pt solid #000000" fo:border-right="0.74pt solid #000000" style:rotation-align="none" fo:border-top="0.74pt solid #000000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Default" style:data-style-name="N1">
      <style:table-cell-properties fo:border-bottom="0.74pt solid #000000" fo:background-color="#f2f2f2" style:diagonal-bl-tr="none" style:diagonal-tl-br="none" fo:border-left="1.76pt solid #000000" fo:border-right="0.74pt solid #000000" style:rotation-align="none" fo:border-top="0.74pt solid #000000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8" style:family="table-cell" style:parent-style-name="Default">
      <style:table-cell-properties fo:border-bottom="none" fo:background-color="#f2f2f2" style:diagonal-bl-tr="none" style:diagonal-tl-br="none" fo:border-left="1.76pt solid #000000" fo:border-right="0.74pt solid #000000" style:rotation-align="none" fo:border-top="0.74pt solid #000000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Default">
      <style:table-cell-properties fo:border-bottom="1.76pt solid #000000" fo:background-color="#f2f2f2" style:diagonal-bl-tr="none" style:diagonal-tl-br="none" fo:border-left="1.76pt solid #000000" fo:border-right="0.74pt solid #000000" style:rotation-align="none" fo:border-top="1.76pt solid #000000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0" style:family="table-cell" style:parent-style-name="Default">
      <style:table-cell-properties fo:border-bottom="0.74pt solid #000000" fo:background-color="#f2f2f2" style:diagonal-bl-tr="none" style:diagonal-tl-br="none" fo:border-left="0.74pt solid #000000" fo:border-right="0.74pt solid #000000" style:rotation-align="none" fo:border-top="1.76pt solid #000000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1" style:family="table-cell" style:parent-style-name="Default">
      <style:table-cell-properties fo:border-bottom="none" fo:background-color="#f2f2f2" style:diagonal-bl-tr="none" style:diagonal-tl-br="none" fo:border-left="0.74pt solid #000000" fo:border-right="0.74pt solid #000000" style:rotation-align="none" fo:border-top="0.74pt solid #000000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2" style:family="table-cell" style:parent-style-name="Default">
      <style:table-cell-properties fo:border-bottom="1.76pt solid #000000" fo:background-color="#f2f2f2" style:diagonal-bl-tr="none" style:diagonal-tl-br="none" fo:border-left="0.74pt solid #000000" fo:border-right="0.74pt solid #000000" style:rotation-align="none" fo:border-top="1.76pt solid #000000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3" style:family="table-cell" style:parent-style-name="Default">
      <style:table-cell-properties fo:border-bottom="0.74pt solid #000000" fo:background-color="#f2f2f2" style:diagonal-bl-tr="none" style:diagonal-tl-br="none" fo:border-left="0.74pt solid #000000" fo:border-right="1.76pt solid #000000" style:rotation-align="none" fo:border-top="1.76pt solid #000000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4" style:family="table-cell" style:parent-style-name="Default">
      <style:table-cell-properties fo:border-bottom="0.74pt solid #000000" fo:background-color="#f2f2f2" style:diagonal-bl-tr="none" style:diagonal-tl-br="none" fo:border-left="0.74pt solid #000000" fo:border-right="1.76pt solid #000000" style:rotation-align="none" fo:border-top="0.74pt solid #000000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5" style:family="table-cell" style:parent-style-name="Default">
      <style:table-cell-properties fo:border-bottom="none" fo:background-color="#f2f2f2" style:diagonal-bl-tr="none" style:diagonal-tl-br="none" fo:border-left="0.74pt solid #000000" fo:border-right="1.76pt solid #000000" style:rotation-align="none" fo:border-top="0.74pt solid #000000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6" style:family="table-cell" style:parent-style-name="Default">
      <style:table-cell-properties fo:border-bottom="1.76pt solid #000000" fo:background-color="#f2f2f2" style:diagonal-bl-tr="none" style:diagonal-tl-br="none" fo:border-left="0.74pt solid #000000" fo:border-right="1.76pt solid #000000" style:rotation-align="none" fo:border-top="1.76pt solid #000000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76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789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gr4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7339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stroke="solid" svg:stroke-width="0in" svg:stroke-color="#bcbcbc" draw:fill="solid" draw:fill-color="#ffeb9c" draw:textarea-vertical-align="middle" draw:auto-grow-height="false" draw:fit-to-size="false" style:shrink-to-fit="false" fo:min-height="0in" fo:min-width="0in" fo:padding-top="0.0492in" fo:padding-bottom="0.0492in" fo:padding-left="0.0984in" fo:padding-right="0.0984in" fo:wrap-option="wrap" draw:shadow="visible" draw:shadow-offset-x="0.0287in" draw:shadow-offset-y="0.0287in" draw:shadow-color="#000000" draw:shadow-opacity="100%"/>
      <style:paragraph-properties style:writing-mode="lr-tb"/>
    </style:style>
    <style:style style:name="gr6" style:family="graphic">
      <style:graphic-properties draw:stroke="solid" svg:stroke-width="0in" svg:stroke-color="#000000" draw:fill="solid" draw:fill-color="#ffffe6" draw:textarea-vertical-align="top" draw:auto-grow-height="false" draw:fit-to-size="false" style:shrink-to-fit="false" fo:min-height="0in" fo:min-width="0in" fo:padding-top="0.0492in" fo:padding-bottom="0.0492in" fo:padding-left="0.0984in" fo:padding-right="0.0984in" fo:wrap-option="wrap" draw:shadow="visible" draw:shadow-offset-x="0.0287in" draw:shadow-offset-y="0.0287in" draw:shadow-color="#000000" draw:shadow-opacity="100%"/>
      <style:paragraph-properties style:writing-mode="lr-tb"/>
    </style:style>
    <style:style style:name="gr7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7547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8" style:family="graphic">
      <style:graphic-properties draw:stroke="solid" svg:stroke-width="0in" svg:stroke-color="#bcbcbc" draw:fill="solid" draw:fill-color="#ffffe6" draw:textarea-vertical-align="middle" draw:auto-grow-height="false" draw:fit-to-size="false" style:shrink-to-fit="false" fo:min-height="0in" fo:min-width="0in" fo:padding-top="0.0492in" fo:padding-bottom="0.0492in" fo:padding-left="0.0984in" fo:padding-right="0.0984in" fo:wrap-option="wrap" draw:shadow="visible" draw:shadow-offset-x="0.0287in" draw:shadow-offset-y="0.0287in" draw:shadow-color="#000000" draw:shadow-opacity="100%"/>
      <style:paragraph-properties style:writing-mode="lr-tb"/>
    </style:style>
    <style:style style:name="gr9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768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ta_extref" style:family="table">
      <style:table-properties table:display="false"/>
    </style:style>
    <style:style style:name="P1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in" fo:margin-bottom="0in" fo:line-height="100%" fo:text-align="start"/>
      <style:text-properties fo:font-size="18pt"/>
    </style:style>
    <style:style style:name="P5" style:family="paragraph">
      <loext:graphic-properties draw:fill="solid" draw:fill-color="#ffeb9c"/>
      <style:paragraph-properties fo:text-align="start"/>
      <style:text-properties fo:font-size="18pt"/>
    </style:style>
    <style:style style:name="P6" style:family="paragraph">
      <loext:graphic-properties draw:fill="solid" draw:fill-color="#ffffe6"/>
      <style:paragraph-properties fo:text-align="start"/>
      <style:text-properties fo:font-size="18pt"/>
    </style:style>
    <style:style style:name="T1" style:family="text">
      <style:text-properties fo:font-variant="normal" fo:text-transform="none" fo:color="#9c6500" style:text-line-through-style="none" style:text-line-through-type="none" style:text-position="0% 100%" fo:font-family="Arial" fo:font-size="9pt" fo:letter-spacing="normal" fo:language="en" fo:country="US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2" style:family="text">
      <style:text-properties fo:font-variant="normal" fo:text-transform="none" fo:color="#9c6500" style:text-line-through-style="none" style:text-line-through-type="none" style:text-position="0% 100%" fo:font-family="Arial" style:font-family-generic="swiss" style:font-pitch="variable" fo:font-size="9pt" fo:letter-spacing="normal" fo:language="en" fo:country="US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3" style:family="text">
      <style:text-properties fo:color="#333333" style:font-name="Calibri" fo:font-size="11pt" fo:font-weight="bold" style:text-underline-style="none" style:text-underline-color="font-color" style:text-line-through-type="none" fo:font-style="normal" style:text-outline="false" fo:text-shadow="none" style:text-position="-33% 58%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BC Model" table:style-name="ta1">
        <office:forms form:automatic-focus="false" form:apply-design-mode="false"/>
        <table:table-column table:style-name="co1" table:number-columns-repeated="4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6" table:default-cell-style-name="ce3"/>
        <table:table-column table:style-name="co4" table:default-cell-style-name="ce3"/>
        <table:table-column table:style-name="co1" table:number-columns-repeated="1011" table:default-cell-style-name="ce3"/>
        <table:table-row table:style-name="ro1">
          <table:table-cell table:style-name="ce1" office:value-type="string" calcext:value-type="string">
            <office:annotation draw:style-name="gr1" draw:text-style-name="P2" svg:width="1.7736in" svg:height="0.8398in" svg:x="0.9909in" svg:y="0in" draw:caption-point-x="-0.1291in" draw:caption-point-y="0.0039in">
              <dc:date>2022-03-11T00:00:00</dc:date>
              <text:p text:style-name="P1">Created by Excel OM/QM version 5.2.116</text:p>
            </office:annotation>
            <text:p>Inventory/ABC Analysis</text:p>
          </table:table-cell>
          <table:table-cell table:style-name="ce6" table:number-columns-repeated="8"/>
          <table:table-cell table:number-columns-repeated="1015"/>
        </table:table-row>
        <table:table-row table:style-name="ro2">
          <table:table-cell table:style-name="ce2" table:number-columns-repeated="2"/>
          <table:table-cell table:number-columns-repeated="12"/>
          <table:table-cell table:style-name="ce37" office:value-type="string" calcext:value-type="string">
            <text:p>Percent of dollar volume accounted for by A items</text:p>
          </table:table-cell>
          <table:table-cell table:style-name="ce41" table:number-columns-repeated="2"/>
          <table:table-cell table:number-columns-repeated="1007"/>
        </table:table-row>
        <table:table-row table:style-name="ro2">
          <table:table-cell table:number-columns-repeated="14"/>
          <table:table-cell table:style-name="ce37" office:value-type="string" calcext:value-type="string">
            <text:p>Percent of dollar volume accounted for by B items</text:p>
          </table:table-cell>
          <table:table-cell table:style-name="ce41"/>
          <table:table-cell table:style-name="ce45" table:formula="of:=SUM([.P2:.P3])" office:value-type="percentage" office:value="0" calcext:value-type="percentage">
            <text:p>00.00%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 calcext:value-type="string">
            <office:annotation draw:style-name="gr2" draw:text-style-name="P2" svg:width="1.7736in" svg:height="0.8681in" svg:x="1.8571in" svg:y="0.5555in" draw:caption-point-x="-0.1291in" draw:caption-point-y="0.1217in">
              <dc:date>2022-03-11T00:00:00</dc:date>
              <text:p text:style-name="P1">Inventory/ABC Analysis: Submodel = <text:s/>4; Problem size @ <text:s/>5 by 2</text:p>
            </office:annotation>
            <text:p>Data</text:p>
          </table:table-cell>
          <table:table-cell table:number-columns-repeated="6"/>
          <table:table-cell table:style-name="ce20" office:value-type="string" calcext:value-type="string">
            <text:p>Results - sorted by dollar volume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Dollar Volume Rank</text:p>
          </table:table-cell>
          <table:table-cell table:style-name="ce8" office:value-type="string" calcext:value-type="string">
            <text:p>Item</text:p>
          </table:table-cell>
          <table:table-cell table:style-name="ce11" office:value-type="string" calcext:value-type="string">
            <text:p>Volume</text:p>
          </table:table-cell>
          <table:table-cell table:style-name="ce14" office:value-type="string" calcext:value-type="string">
            <text:p>Unit Cost</text:p>
          </table:table-cell>
          <table:table-cell table:style-name="ce4"/>
          <table:table-cell table:style-name="ce4" office:value-type="string" calcext:value-type="string">
            <text:p>Dollar volume</text:p>
          </table:table-cell>
          <table:table-cell table:style-name="ce4" office:value-type="string" calcext:value-type="string">
            <text:p>Percent of Dollar Volume</text:p>
          </table:table-cell>
          <table:table-cell table:style-name="ce4"/>
          <table:table-cell table:style-name="ce21" office:value-type="string" calcext:value-type="string">
            <text:p>Dollar Volume Rank</text:p>
          </table:table-cell>
          <table:table-cell table:style-name="ce24" office:value-type="string" calcext:value-type="string">
            <text:p>Item</text:p>
          </table:table-cell>
          <table:table-cell table:style-name="ce27" office:value-type="string" calcext:value-type="string">
            <text:p>Volume</text:p>
          </table:table-cell>
          <table:table-cell table:style-name="ce30" office:value-type="string" calcext:value-type="string">
            <text:p>Unit Cost</text:p>
          </table:table-cell>
          <table:table-cell table:style-name="ce30" office:value-type="string" calcext:value-type="string">
            <text:p>Dollar Volume</text:p>
          </table:table-cell>
          <table:table-cell table:style-name="ce30" office:value-type="string" calcext:value-type="string">
            <text:p>Percent of Dollar Volume</text:p>
          </table:table-cell>
          <table:table-cell table:style-name="ce38" office:value-type="string" calcext:value-type="string">
            <text:p>Cum Percent of Dollar Volume</text:p>
          </table:table-cell>
          <table:table-cell table:style-name="ce24" office:value-type="string" calcext:value-type="string">
            <text:p>Category</text:p>
          </table:table-cell>
          <table:table-cell table:number-columns-repeated="1008"/>
        </table:table-row>
        <table:table-row table:style-name="ro2">
          <table:table-cell table:style-name="ce5" table:formula="of:=RANK([.F6];[.$F$6:.$F$10])" office:value-type="float" office:value="5" calcext:value-type="float">
            <text:p>5</text:p>
          </table:table-cell>
          <table:table-cell table:style-name="ce9" office:value-type="string" calcext:value-type="string">
            <text:p>Item 1</text:p>
          </table:table-cell>
          <table:table-cell table:style-name="ce12"/>
          <table:table-cell table:style-name="ce15"/>
          <table:table-cell/>
          <table:table-cell table:style-name="ce17" table:formula="of:=[.C6]*[.D6]+[.I6]/10000" office:value-type="float" office:value="0.0001" calcext:value-type="float">
            <text:p><text:s/>$0.00 </text:p>
          </table:table-cell>
          <table:table-cell table:style-name="ce19" table:formula="of:=[.F6]/[.$M$11]" office:value-type="string" office:string-value="" calcext:value-type="error">
            <text:p>#DIV/0!</text:p>
          </table:table-cell>
          <table:table-cell table:style-name="ce19"/>
          <table:table-cell table:style-name="ce22" office:value-type="float" office:value="1" calcext:value-type="float">
            <text:p>1</text:p>
          </table:table-cell>
          <table:table-cell table:style-name="ce25" table:formula="of:=VLOOKUP([.$I6];[.$A$6:.$D$10];2;0)" office:value-type="string" office:string-value="Item 5" calcext:value-type="string">
            <text:p>Item 5</text:p>
          </table:table-cell>
          <table:table-cell table:style-name="ce28" table:formula="of:=VLOOKUP([.$I6];[.$A$6:.$D$10];3;0)" office:value-type="float" office:value="0" calcext:value-type="float">
            <text:p>0</text:p>
          </table:table-cell>
          <table:table-cell table:style-name="ce31" table:formula="of:=VLOOKUP([.$I6];[.$A$6:.$D$10];4;0)" office:value-type="float" office:value="0" calcext:value-type="float">
            <text:p>0</text:p>
          </table:table-cell>
          <table:table-cell table:style-name="ce33" table:formula="of:=[.K6]*[.L6]" office:value-type="float" office:value="0" calcext:value-type="float">
            <text:p><text:s/>$- <text:s text:c="2"/></text:p>
          </table:table-cell>
          <table:table-cell table:style-name="ce35" table:formula="of:=[.M6]/[.$M$11]" office:value-type="string" office:string-value="" calcext:value-type="error">
            <text:p>#DIV/0!</text:p>
          </table:table-cell>
          <table:table-cell table:style-name="ce39" table:formula="of:=[.N6]" office:value-type="string" office:string-value="" calcext:value-type="error">
            <text:p>#DIV/0!</text:p>
          </table:table-cell>
          <table:table-cell table:style-name="ce42" office:value-type="string" calcext:value-type="string">
            <text:p>A</text:p>
          </table:table-cell>
          <table:table-cell table:number-columns-repeated="1008"/>
        </table:table-row>
        <table:table-row table:style-name="ro2">
          <table:table-cell table:style-name="ce5" table:formula="of:=RANK([.F7];[.$F$6:.$F$10])" office:value-type="float" office:value="4" calcext:value-type="float">
            <text:p>4</text:p>
          </table:table-cell>
          <table:table-cell table:style-name="ce9" office:value-type="string" calcext:value-type="string">
            <text:p>Item 2</text:p>
          </table:table-cell>
          <table:table-cell table:style-name="ce12"/>
          <table:table-cell table:style-name="ce15"/>
          <table:table-cell/>
          <table:table-cell table:style-name="ce17" table:formula="of:=[.C7]*[.D7]+[.I7]/10000" office:value-type="float" office:value="0.0002" calcext:value-type="float">
            <text:p><text:s/>$0.00 </text:p>
          </table:table-cell>
          <table:table-cell table:style-name="ce19" table:formula="of:=[.F7]/[.$M$11]" office:value-type="string" office:string-value="" calcext:value-type="error">
            <text:p>#DIV/0!</text:p>
          </table:table-cell>
          <table:table-cell table:style-name="ce19"/>
          <table:table-cell table:style-name="ce22" office:value-type="float" office:value="2" calcext:value-type="float">
            <text:p>2</text:p>
          </table:table-cell>
          <table:table-cell table:style-name="ce25" table:formula="of:=VLOOKUP([.$I7];[.$A$6:.$D$10];2;0)" office:value-type="string" office:string-value="Item 4" calcext:value-type="string">
            <text:p>Item 4</text:p>
          </table:table-cell>
          <table:table-cell table:style-name="ce28" table:formula="of:=VLOOKUP([.$I7];[.$A$6:.$D$10];3;0)" office:value-type="float" office:value="0" calcext:value-type="float">
            <text:p/>
          </table:table-cell>
          <table:table-cell table:style-name="ce31" table:formula="of:=VLOOKUP([.$I7];[.$A$6:.$D$10];4;0)" office:value-type="float" office:value="0" calcext:value-type="float">
            <text:p/>
          </table:table-cell>
          <table:table-cell table:style-name="ce33" table:formula="of:=[.K7]*[.L7]" office:value-type="float" office:value="0" calcext:value-type="float">
            <text:p><text:s/>$- <text:s text:c="2"/></text:p>
          </table:table-cell>
          <table:table-cell table:style-name="ce35" table:formula="of:=[.M7]/[.$M$11]" office:value-type="string" office:string-value="" calcext:value-type="error">
            <text:p>#DIV/0!</text:p>
          </table:table-cell>
          <table:table-cell table:style-name="ce39" table:formula="of:=[.N7]+[.O6]" office:value-type="string" office:string-value="" calcext:value-type="error">
            <text:p>#DIV/0!</text:p>
          </table:table-cell>
          <table:table-cell table:style-name="ce42" table:formula="of:=IF([.P6]=&quot;A&quot;;IF([.O6]&lt;[.$P$2];&quot;A&quot;;&quot;B&quot;);IF([.P6]=&quot;B&quot;;IF([.O6]&lt;[.$Q$3];&quot;B&quot;;&quot;C&quot;);&quot;C&quot;)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5" table:formula="of:=RANK([.F8];[.$F$6:.$F$10])" office:value-type="float" office:value="3" calcext:value-type="float">
            <text:p>3</text:p>
          </table:table-cell>
          <table:table-cell table:style-name="ce9" office:value-type="string" calcext:value-type="string">
            <text:p>Item 3</text:p>
          </table:table-cell>
          <table:table-cell table:style-name="ce12"/>
          <table:table-cell table:style-name="ce15"/>
          <table:table-cell/>
          <table:table-cell table:style-name="ce17" table:formula="of:=[.C8]*[.D8]+[.I8]/10000" office:value-type="float" office:value="0.0003" calcext:value-type="float">
            <text:p><text:s/>$0.00 </text:p>
          </table:table-cell>
          <table:table-cell table:style-name="ce19" table:formula="of:=[.F8]/[.$M$11]" office:value-type="string" office:string-value="" calcext:value-type="error">
            <text:p>#DIV/0!</text:p>
          </table:table-cell>
          <table:table-cell table:style-name="ce19"/>
          <table:table-cell table:style-name="ce22" office:value-type="float" office:value="3" calcext:value-type="float">
            <text:p>3</text:p>
          </table:table-cell>
          <table:table-cell table:style-name="ce25" table:formula="of:=VLOOKUP([.$I8];[.$A$6:.$D$10];2;0)" office:value-type="string" office:string-value="Item 3" calcext:value-type="string">
            <text:p>Item 3</text:p>
          </table:table-cell>
          <table:table-cell table:style-name="ce28" table:formula="of:=VLOOKUP([.$I8];[.$A$6:.$D$10];3;0)" office:value-type="float" office:value="0" calcext:value-type="float">
            <text:p/>
          </table:table-cell>
          <table:table-cell table:style-name="ce31" table:formula="of:=VLOOKUP([.$I8];[.$A$6:.$D$10];4;0)" office:value-type="float" office:value="0" calcext:value-type="float">
            <text:p/>
          </table:table-cell>
          <table:table-cell table:style-name="ce33" table:formula="of:=[.K8]*[.L8]" office:value-type="float" office:value="0" calcext:value-type="float">
            <text:p><text:s/>$- <text:s text:c="2"/></text:p>
          </table:table-cell>
          <table:table-cell table:style-name="ce35" table:formula="of:=[.M8]/[.$M$11]" office:value-type="string" office:string-value="" calcext:value-type="error">
            <text:p>#DIV/0!</text:p>
          </table:table-cell>
          <table:table-cell table:style-name="ce39" table:formula="of:=[.N8]+[.O7]" office:value-type="string" office:string-value="" calcext:value-type="error">
            <text:p>#DIV/0!</text:p>
          </table:table-cell>
          <table:table-cell table:style-name="ce42" table:formula="of:=IF([.P7]=&quot;A&quot;;IF([.O7]&lt;[.$P$2];&quot;A&quot;;&quot;B&quot;);IF([.P7]=&quot;B&quot;;IF([.O7]&lt;[.$Q$3];&quot;B&quot;;&quot;C&quot;);&quot;C&quot;)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5" table:formula="of:=RANK([.F9];[.$F$6:.$F$10])" office:value-type="float" office:value="2" calcext:value-type="float">
            <text:p>2</text:p>
          </table:table-cell>
          <table:table-cell table:style-name="ce9" office:value-type="string" calcext:value-type="string">
            <text:p>Item 4</text:p>
          </table:table-cell>
          <table:table-cell table:style-name="ce12"/>
          <table:table-cell table:style-name="ce15"/>
          <table:table-cell/>
          <table:table-cell table:style-name="ce17" table:formula="of:=[.C9]*[.D9]+[.I9]/10000" office:value-type="float" office:value="0.0004" calcext:value-type="float">
            <text:p><text:s/>$0.00 </text:p>
          </table:table-cell>
          <table:table-cell table:style-name="ce19" table:formula="of:=[.F9]/[.$M$11]" office:value-type="string" office:string-value="" calcext:value-type="error">
            <text:p>#DIV/0!</text:p>
          </table:table-cell>
          <table:table-cell table:style-name="ce19"/>
          <table:table-cell table:style-name="ce22" office:value-type="float" office:value="4" calcext:value-type="float">
            <text:p>4</text:p>
          </table:table-cell>
          <table:table-cell table:style-name="ce25" table:formula="of:=VLOOKUP([.$I9];[.$A$6:.$D$10];2;0)" office:value-type="string" office:string-value="Item 2" calcext:value-type="string">
            <text:p>Item 2</text:p>
          </table:table-cell>
          <table:table-cell table:style-name="ce28" table:formula="of:=VLOOKUP([.$I9];[.$A$6:.$D$10];3;0)" office:value-type="float" office:value="0" calcext:value-type="float">
            <text:p/>
          </table:table-cell>
          <table:table-cell table:style-name="ce31" table:formula="of:=VLOOKUP([.$I9];[.$A$6:.$D$10];4;0)" office:value-type="float" office:value="0" calcext:value-type="float">
            <text:p/>
          </table:table-cell>
          <table:table-cell table:style-name="ce33" table:formula="of:=[.K9]*[.L9]" office:value-type="float" office:value="0" calcext:value-type="float">
            <text:p><text:s/>$- <text:s text:c="2"/></text:p>
          </table:table-cell>
          <table:table-cell table:style-name="ce35" table:formula="of:=[.M9]/[.$M$11]" office:value-type="string" office:string-value="" calcext:value-type="error">
            <text:p>#DIV/0!</text:p>
          </table:table-cell>
          <table:table-cell table:style-name="ce39" table:formula="of:=[.N9]+[.O8]" office:value-type="string" office:string-value="" calcext:value-type="error">
            <text:p>#DIV/0!</text:p>
          </table:table-cell>
          <table:table-cell table:style-name="ce42" table:formula="of:=IF([.P8]=&quot;A&quot;;IF([.O8]&lt;[.$P$2];&quot;A&quot;;&quot;B&quot;);IF([.P8]=&quot;B&quot;;IF([.O8]&lt;[.$Q$3];&quot;B&quot;;&quot;C&quot;);&quot;C&quot;)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3">
          <table:table-cell table:style-name="ce5" table:formula="of:=RANK([.F10];[.$F$6:.$F$10])" office:value-type="float" office:value="1" calcext:value-type="float">
            <text:p>1</text:p>
          </table:table-cell>
          <table:table-cell table:style-name="ce10" office:value-type="string" calcext:value-type="string">
            <text:p>Item 5</text:p>
          </table:table-cell>
          <table:table-cell table:style-name="ce13"/>
          <table:table-cell table:style-name="ce16"/>
          <table:table-cell/>
          <table:table-cell table:style-name="ce17" table:formula="of:=[.C10]*[.D10]+[.I10]/10000" office:value-type="float" office:value="0.0005" calcext:value-type="float">
            <text:p><text:s/>$0.00 </text:p>
          </table:table-cell>
          <table:table-cell table:style-name="ce19" table:formula="of:=[.F10]/[.$M$11]" office:value-type="string" office:string-value="" calcext:value-type="error">
            <text:p>#DIV/0!</text:p>
          </table:table-cell>
          <table:table-cell table:style-name="ce19"/>
          <table:table-cell table:style-name="ce23" office:value-type="float" office:value="5" calcext:value-type="float">
            <text:p>5</text:p>
          </table:table-cell>
          <table:table-cell table:style-name="ce26" table:formula="of:=VLOOKUP([.$I10];[.$A$6:.$D$10];2;0)" office:value-type="string" office:string-value="Item 1" calcext:value-type="string">
            <text:p>Item 1</text:p>
          </table:table-cell>
          <table:table-cell table:style-name="ce29" table:formula="of:=VLOOKUP([.$I10];[.$A$6:.$D$10];3;0)" office:value-type="float" office:value="0" calcext:value-type="float">
            <text:p/>
          </table:table-cell>
          <table:table-cell table:style-name="ce32" table:formula="of:=VLOOKUP([.$I10];[.$A$6:.$D$10];4;0)" office:value-type="float" office:value="0" calcext:value-type="float">
            <text:p/>
          </table:table-cell>
          <table:table-cell table:style-name="ce34" table:formula="of:=[.K10]*[.L10]" office:value-type="float" office:value="0" calcext:value-type="float">
            <text:p><text:s/>$- <text:s text:c="2"/></text:p>
          </table:table-cell>
          <table:table-cell table:style-name="ce36" table:formula="of:=[.M10]/[.$M$11]" office:value-type="string" office:string-value="" calcext:value-type="error">
            <text:p>#DIV/0!</text:p>
          </table:table-cell>
          <table:table-cell table:style-name="ce40" table:formula="of:=[.N10]+[.O9]" office:value-type="string" office:string-value="" calcext:value-type="error">
            <text:p>#DIV/0!</text:p>
          </table:table-cell>
          <table:table-cell table:style-name="ce43" table:formula="of:=IF([.P9]=&quot;A&quot;;IF([.O9]&lt;[.$P$2];&quot;A&quot;;&quot;B&quot;);IF([.P9]=&quot;B&quot;;IF([.O9]&lt;[.$Q$3];&quot;B&quot;;&quot;C&quot;);&quot;C&quot;)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number-columns-repeated="5"/>
          <table:table-cell table:style-name="ce18"/>
          <table:table-cell table:number-columns-repeated="5"/>
          <table:table-cell office:value-type="string" calcext:value-type="string">
            <text:p>Total</text:p>
          </table:table-cell>
          <table:table-cell table:style-name="ce18" table:formula="of:=SUM([.M6:.M10])" office:value-type="float" office:value="0" calcext:value-type="float">
            <text:p><text:s/>$- <text:s text:c="2"/></text:p>
          </table:table-cell>
          <table:table-cell table:number-columns-repeated="2"/>
          <table:table-cell table:style-name="ce44"/>
          <table:table-cell table:number-columns-repeated="1008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OQ" table:style-name="ta2">
        <office:forms form:automatic-focus="false" form:apply-design-mode="false"/>
        <table:table-column table:style-name="co5" table:default-cell-style-name="ce48"/>
        <table:table-column table:style-name="co6" table:default-cell-style-name="ce48"/>
        <table:table-column table:style-name="co7" table:default-cell-style-name="ce48"/>
        <table:table-column table:style-name="co1" table:number-columns-repeated="1021" table:default-cell-style-name="ce48"/>
        <table:table-row table:style-name="ro1">
          <table:table-cell table:style-name="ce46" office:value-type="string" calcext:value-type="string">
            <office:annotation draw:style-name="gr1" draw:text-style-name="P2" svg:width="1.7563in" svg:height="0.8398in" svg:x="3.7138in" svg:y="0in" draw:caption-point-x="-0.1291in" draw:caption-point-y="0.0039in">
              <dc:date>2022-03-11T00:00:00</dc:date>
              <text:p text:style-name="P1">Created by Excel OM/QM version 5.2.116</text:p>
            </office:annotation>
            <text:p>Inventory</text:p>
          </table:table-cell>
          <table:table-cell table:style-name="ce59" office:value-type="string" calcext:value-type="string">
            <text:p>Economic Order Quantity Model</text:p>
          </table:table-cell>
          <table:table-cell table:style-name="ce59"/>
          <table:table-cell table:style-name="ce59">
            <draw:frame table:end-cell-address="EOQ.P29" table:end-x="0.2161in" table:end-y="0.0606in" draw:z-index="0" draw:name="Chart 2" draw:style-name="gr3" draw:text-style-name="P3" svg:width="10.6075in" svg:height="5.7744in" svg:x="0in" svg:y="0.05in">
              <draw:object draw:notify-on-update-of-ranges="EOQ.C34:EOQ.C34 EOQ.C35:EOQ.C58 EOQ.B35:EOQ.B58 EOQ.D34:EOQ.D34 EOQ.D35:EOQ.D58 EOQ.B35:EOQ.B58 EOQ.E34:EOQ.E34 EOQ.E35:EOQ.E58 EOQ.B35:EOQ.B58 EOQ.C60:EOQ.C61 EOQ.B60:EOQ.B6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59" table:number-columns-repeated="3"/>
          <table:table-cell table:number-columns-repeated="1017"/>
        </table:table-row>
        <table:table-row table:style-name="ro2">
          <table:table-cell table:style-name="ce47" table:number-columns-repeated="2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49" office:value-type="string" calcext:value-type="string">
            <office:annotation draw:style-name="gr4" draw:text-style-name="P2" svg:width="1.5004in" svg:height="0.8126in" svg:x="0.7917in" svg:y="0.715in" draw:caption-point-x="2.7929in" draw:caption-point-y="0.1638in">
              <dc:date>2022-03-11T00:00:00</dc:date>
              <text:p text:style-name="P1">Inventory: Submodel = <text:s/>0; Problem size @ <text:s/>4 by 2</text:p>
            </office:annotation>
            <text:p>Order Quantity Data</text:p>
          </table:table-cell>
          <table:table-cell table:number-columns-repeated="1023"/>
        </table:table-row>
        <table:table-row table:style-name="ro2">
          <table:table-cell table:style-name="ce50" office:value-type="string" calcext:value-type="string">
            <text:p>Annual Demand Rate, D</text:p>
          </table:table-cell>
          <table:table-cell table:style-name="ce60" office:value-type="float" office:value="6000" calcext:value-type="float">
            <text:p>6000</text:p>
          </table:table-cell>
          <table:table-cell table:number-columns-repeated="1022"/>
        </table:table-row>
        <table:table-row table:style-name="ro2">
          <table:table-cell table:style-name="ce51" office:value-type="string" calcext:value-type="string">
            <text:p>Setup/Ordering Cost, S</text:p>
          </table:table-cell>
          <table:table-cell table:style-name="ce61" office:value-type="float" office:value="200" calcext:value-type="float">
            <text:p>200</text:p>
          </table:table-cell>
          <table:table-cell table:number-columns-repeated="2"/>
          <table:table-cell table:style-name="ce72"/>
          <table:table-cell table:number-columns-repeated="1019"/>
        </table:table-row>
        <table:table-row table:style-name="ro2">
          <table:table-cell table:style-name="ce51" office:value-type="string" calcext:value-type="string">
            <text:p>Holding/Carrying Cost per Unit per Year, H</text:p>
          </table:table-cell>
          <table:table-cell table:style-name="ce62" office:value-type="float" office:value="5" calcext:value-type="float">
            <text:p><text:s/>$5.00 </text:p>
          </table:table-cell>
          <table:table-cell table:style-name="ce70" office:value-type="string" calcext:value-type="string">
            <text:p>(fixed amount)</text:p>
          </table:table-cell>
          <table:table-cell table:number-columns-repeated="1021"/>
        </table:table-row>
        <table:table-row table:style-name="ro3">
          <table:table-cell table:style-name="ce52" office:value-type="string" calcext:value-type="string">
            <text:p>Unit price, P</text:p>
          </table:table-cell>
          <table:table-cell table:style-name="ce63"/>
          <table:table-cell table:number-columns-repeated="1022"/>
        </table:table-row>
        <table:table-row table:style-name="ro2">
          <table:table-cell table:style-name="ce51"/>
          <table:table-cell table:number-columns-repeated="1023"/>
        </table:table-row>
        <table:table-row table:style-name="ro3">
          <table:table-cell table:style-name="ce53" office:value-type="string" calcext:value-type="string">
            <text:p>Results</text:p>
          </table:table-cell>
          <table:table-cell table:number-columns-repeated="1023"/>
        </table:table-row>
        <table:table-row table:style-name="ro2">
          <table:table-cell table:style-name="ce54" office:value-type="string" calcext:value-type="string">
            <text:p>Optimum Order Quantity, Q* (EOQ)</text:p>
          </table:table-cell>
          <table:table-cell table:style-name="ce64" table:formula="of:=SQRT(2*[.B6]*[.B7]/[.B8])" office:value-type="float" office:value="692.820323027551" calcext:value-type="float">
            <text:p>693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Maximum Inventory, Q*</text:p>
          </table:table-cell>
          <table:table-cell table:style-name="ce65" table:formula="of:=[.B12]" office:value-type="float" office:value="692.820323027551" calcext:value-type="float">
            <text:p>693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Average Inventory, Q*/2</text:p>
          </table:table-cell>
          <table:table-cell table:style-name="ce65" table:formula="of:=[.B12]/2" office:value-type="float" office:value="346.410161513775" calcext:value-type="float">
            <text:p>346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Number of Orders, D/Q*</text:p>
          </table:table-cell>
          <table:table-cell table:style-name="ce65" table:formula="of:=[.B6]/[.B12]" office:value-type="float" office:value="8.66025403784439" calcext:value-type="float">
            <text:p>9</text:p>
          </table:table-cell>
          <table:table-cell table:number-columns-repeated="1022"/>
        </table:table-row>
        <table:table-row table:style-name="ro2">
          <table:table-cell table:style-name="ce55"/>
          <table:table-cell table:style-name="ce65"/>
          <table:table-cell table:number-columns-repeated="1022"/>
        </table:table-row>
        <table:table-row table:style-name="ro2">
          <table:table-cell table:style-name="ce55" office:value-type="string" calcext:value-type="string">
            <text:p>Annual Holding Cost, HQ*/2</text:p>
          </table:table-cell>
          <table:table-cell table:style-name="ce65" table:formula="of:=[.B14]*[.B8]" office:value-type="float" office:value="1732.05080756888" calcext:value-type="float">
            <text:p>1732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Annual Order Cost, DS/Q*</text:p>
          </table:table-cell>
          <table:table-cell table:style-name="ce65" table:formula="of:=[.B15]*[.B7]" office:value-type="float" office:value="1732.05080756888" calcext:value-type="float">
            <text:p>1732</text:p>
          </table:table-cell>
          <table:table-cell table:number-columns-repeated="1022"/>
        </table:table-row>
        <table:table-row table:style-name="ro2">
          <table:table-cell table:style-name="ce55"/>
          <table:table-cell table:style-name="ce65"/>
          <table:table-cell table:number-columns-repeated="1022"/>
        </table:table-row>
        <table:table-row table:style-name="ro2">
          <table:table-cell table:style-name="ce55" office:value-type="string" calcext:value-type="string">
            <text:p>Annual Unit Costs, PD</text:p>
          </table:table-cell>
          <table:table-cell table:style-name="ce65" table:formula="of:=[.B9]*[.B6]" office:value-type="float" office:value="0" calcext:value-type="float">
            <text:p>0</text:p>
          </table:table-cell>
          <table:table-cell table:number-columns-repeated="1022"/>
        </table:table-row>
        <table:table-row table:style-name="ro5">
          <table:table-cell table:style-name="ce56" office:value-type="string" calcext:value-type="string">
            <text:p>Total Annual Cost, T<text:span text:style-name="T3">c</text:span></text:p>
          </table:table-cell>
          <table:table-cell table:style-name="ce66" table:formula="of:=[.B17]+[.B18]+[.B20]" office:value-type="float" office:value="3464.10161513775" calcext:value-type="float">
            <text:p>3464</text:p>
          </table:table-cell>
          <table:table-cell table:number-columns-repeated="1022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formula="of:=210/480" office:value-type="float" office:value="0.4375" calcext:value-type="float">
            <text:p>0.4375</text:p>
          </table:table-cell>
          <table:table-cell table:number-columns-repeated="1023"/>
        </table:table-row>
        <table:table-row table:style-name="ro2">
          <table:table-cell table:formula="of:=480-690" office:value-type="float" office:value="-210" calcext:value-type="float">
            <text:p>-210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7"/>
          <table:table-cell table:style-name="ce67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58" office:value-type="string" calcext:value-type="string">
            <text:p>Cost Table (Sensitivity)</text:p>
          </table:table-cell>
          <table:table-cell office:value-type="string" calcext:value-type="string">
            <text:p>Start graph at</text:p>
          </table:table-cell>
          <table:table-cell table:style-name="ce71" table:formula="of:=[.B12]/4" office:value-type="float" office:value="173.205080756888" calcext:value-type="float">
            <text:p>173.205080756888</text:p>
          </table:table-cell>
          <table:table-cell office:value-type="string" calcext:value-type="string">
            <text:p>Increment by</text:p>
          </table:table-cell>
          <table:table-cell table:style-name="ce71" table:formula="of:=[.B12]/12" office:value-type="float" office:value="57.7350269189626" calcext:value-type="float">
            <text:p>57.735026918962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6">
          <table:table-cell/>
          <table:table-cell table:style-name="ce68" office:value-type="string" calcext:value-type="string">
            <text:p>Order Quantity, Q</text:p>
          </table:table-cell>
          <table:table-cell table:style-name="ce68" office:value-type="string" calcext:value-type="string">
            <text:p>Setup/Order cost</text:p>
          </table:table-cell>
          <table:table-cell table:style-name="ce68" office:value-type="string" calcext:value-type="string">
            <text:p>Holding cost</text:p>
          </table:table-cell>
          <table:table-cell table:style-name="ce68" office:value-type="string" calcext:value-type="string">
            <text:p>Total cost</text:p>
          </table:table-cell>
          <table:table-cell table:number-columns-repeated="1019"/>
        </table:table-row>
        <table:table-row table:style-name="ro2">
          <table:table-cell/>
          <table:table-cell table:style-name="ce69" table:formula="of:=[.C32]" office:value-type="float" office:value="173.205080756888" calcext:value-type="float">
            <text:p>173.21</text:p>
          </table:table-cell>
          <table:table-cell table:style-name="ce69" table:formula="of:=[.$B$6]*[.$B$7]/[.B35]" office:value-type="float" office:value="6928.20323027551" calcext:value-type="float">
            <text:p>6928.20</text:p>
          </table:table-cell>
          <table:table-cell table:style-name="ce69" table:formula="of:=[.$B$8]*[.B35]/2" office:value-type="float" office:value="433.012701892219" calcext:value-type="float">
            <text:p>433.01</text:p>
          </table:table-cell>
          <table:table-cell table:style-name="ce69" table:formula="of:=+[.C35]+[.D35]" office:value-type="float" office:value="7361.21593216773" calcext:value-type="float">
            <text:p>7361.22</text:p>
          </table:table-cell>
          <table:table-cell table:number-columns-repeated="1019"/>
        </table:table-row>
        <table:table-row table:style-name="ro2">
          <table:table-cell/>
          <table:table-cell table:style-name="ce69" table:formula="of:=[.B35]+[.$E$32]" office:value-type="float" office:value="230.94010767585" calcext:value-type="float">
            <text:p>230.94</text:p>
          </table:table-cell>
          <table:table-cell table:style-name="ce69" table:formula="of:=[.$B$6]*[.$B$7]/[.B36]" office:value-type="float" office:value="5196.15242270663" calcext:value-type="float">
            <text:p>5196.15</text:p>
          </table:table-cell>
          <table:table-cell table:style-name="ce69" table:formula="of:=[.$B$8]*[.B36]/2" office:value-type="float" office:value="577.350269189626" calcext:value-type="float">
            <text:p>577.35</text:p>
          </table:table-cell>
          <table:table-cell table:style-name="ce69" table:formula="of:=+[.C36]+[.D36]" office:value-type="float" office:value="5773.50269189626" calcext:value-type="float">
            <text:p>5773.50</text:p>
          </table:table-cell>
          <table:table-cell table:number-columns-repeated="1019"/>
        </table:table-row>
        <table:table-row table:style-name="ro2">
          <table:table-cell/>
          <table:table-cell table:style-name="ce69" table:formula="of:=[.B36]+[.$E$32]" office:value-type="float" office:value="288.675134594813" calcext:value-type="float">
            <text:p>288.68</text:p>
          </table:table-cell>
          <table:table-cell table:style-name="ce69" table:formula="of:=[.$B$6]*[.$B$7]/[.B37]" office:value-type="float" office:value="4156.92193816531" calcext:value-type="float">
            <text:p>4156.92</text:p>
          </table:table-cell>
          <table:table-cell table:style-name="ce69" table:formula="of:=[.$B$8]*[.B37]/2" office:value-type="float" office:value="721.687836487032" calcext:value-type="float">
            <text:p>721.69</text:p>
          </table:table-cell>
          <table:table-cell table:style-name="ce69" table:formula="of:=+[.C37]+[.D37]" office:value-type="float" office:value="4878.60977465234" calcext:value-type="float">
            <text:p>4878.61</text:p>
          </table:table-cell>
          <table:table-cell table:number-columns-repeated="1019"/>
        </table:table-row>
        <table:table-row table:style-name="ro2">
          <table:table-cell/>
          <table:table-cell table:style-name="ce69" table:formula="of:=[.B37]+[.$E$32]" office:value-type="float" office:value="346.410161513776" calcext:value-type="float">
            <text:p>346.41</text:p>
          </table:table-cell>
          <table:table-cell table:style-name="ce69" table:formula="of:=[.$B$6]*[.$B$7]/[.B38]" office:value-type="float" office:value="3464.10161513775" calcext:value-type="float">
            <text:p>3464.10</text:p>
          </table:table-cell>
          <table:table-cell table:style-name="ce69" table:formula="of:=[.$B$8]*[.B38]/2" office:value-type="float" office:value="866.025403784439" calcext:value-type="float">
            <text:p>866.03</text:p>
          </table:table-cell>
          <table:table-cell table:style-name="ce69" table:formula="of:=+[.C38]+[.D38]" office:value-type="float" office:value="4330.12701892219" calcext:value-type="float">
            <text:p>4330.13</text:p>
          </table:table-cell>
          <table:table-cell table:number-columns-repeated="1019"/>
        </table:table-row>
        <table:table-row table:style-name="ro2">
          <table:table-cell/>
          <table:table-cell table:style-name="ce69" table:formula="of:=[.B38]+[.$E$32]" office:value-type="float" office:value="404.145188432738" calcext:value-type="float">
            <text:p>404.15</text:p>
          </table:table-cell>
          <table:table-cell table:style-name="ce69" table:formula="of:=[.$B$6]*[.$B$7]/[.B39]" office:value-type="float" office:value="2969.22995583236" calcext:value-type="float">
            <text:p>2969.23</text:p>
          </table:table-cell>
          <table:table-cell table:style-name="ce69" table:formula="of:=[.$B$8]*[.B39]/2" office:value-type="float" office:value="1010.36297108185" calcext:value-type="float">
            <text:p>1010.36</text:p>
          </table:table-cell>
          <table:table-cell table:style-name="ce69" table:formula="of:=+[.C39]+[.D39]" office:value-type="float" office:value="3979.59292691421" calcext:value-type="float">
            <text:p>3979.59</text:p>
          </table:table-cell>
          <table:table-cell table:number-columns-repeated="1019"/>
        </table:table-row>
        <table:table-row table:style-name="ro2">
          <table:table-cell/>
          <table:table-cell table:style-name="ce69" table:formula="of:=[.B39]+[.$E$32]" office:value-type="float" office:value="461.880215351701" calcext:value-type="float">
            <text:p>461.88</text:p>
          </table:table-cell>
          <table:table-cell table:style-name="ce69" table:formula="of:=[.$B$6]*[.$B$7]/[.B40]" office:value-type="float" office:value="2598.07621135332" calcext:value-type="float">
            <text:p>2598.08</text:p>
          </table:table-cell>
          <table:table-cell table:style-name="ce69" table:formula="of:=[.$B$8]*[.B40]/2" office:value-type="float" office:value="1154.70053837925" calcext:value-type="float">
            <text:p>1154.70</text:p>
          </table:table-cell>
          <table:table-cell table:style-name="ce69" table:formula="of:=+[.C40]+[.D40]" office:value-type="float" office:value="3752.77674973257" calcext:value-type="float">
            <text:p>3752.78</text:p>
          </table:table-cell>
          <table:table-cell table:number-columns-repeated="1019"/>
        </table:table-row>
        <table:table-row table:style-name="ro2">
          <table:table-cell/>
          <table:table-cell table:style-name="ce69" table:formula="of:=[.B40]+[.$E$32]" office:value-type="float" office:value="519.615242270663" calcext:value-type="float">
            <text:p>519.62</text:p>
          </table:table-cell>
          <table:table-cell table:style-name="ce69" table:formula="of:=[.$B$6]*[.$B$7]/[.B41]" office:value-type="float" office:value="2309.4010767585" calcext:value-type="float">
            <text:p>2309.40</text:p>
          </table:table-cell>
          <table:table-cell table:style-name="ce69" table:formula="of:=[.$B$8]*[.B41]/2" office:value-type="float" office:value="1299.03810567666" calcext:value-type="float">
            <text:p>1299.04</text:p>
          </table:table-cell>
          <table:table-cell table:style-name="ce69" table:formula="of:=+[.C41]+[.D41]" office:value-type="float" office:value="3608.43918243516" calcext:value-type="float">
            <text:p>3608.44</text:p>
          </table:table-cell>
          <table:table-cell table:number-columns-repeated="1019"/>
        </table:table-row>
        <table:table-row table:style-name="ro2">
          <table:table-cell/>
          <table:table-cell table:style-name="ce69" table:formula="of:=[.B41]+[.$E$32]" office:value-type="float" office:value="577.350269189626" calcext:value-type="float">
            <text:p>577.35</text:p>
          </table:table-cell>
          <table:table-cell table:style-name="ce69" table:formula="of:=[.$B$6]*[.$B$7]/[.B42]" office:value-type="float" office:value="2078.46096908265" calcext:value-type="float">
            <text:p>2078.46</text:p>
          </table:table-cell>
          <table:table-cell table:style-name="ce69" table:formula="of:=[.$B$8]*[.B42]/2" office:value-type="float" office:value="1443.37567297406" calcext:value-type="float">
            <text:p>1443.38</text:p>
          </table:table-cell>
          <table:table-cell table:style-name="ce69" table:formula="of:=+[.C42]+[.D42]" office:value-type="float" office:value="3521.83664205672" calcext:value-type="float">
            <text:p>3521.84</text:p>
          </table:table-cell>
          <table:table-cell table:number-columns-repeated="1019"/>
        </table:table-row>
        <table:table-row table:style-name="ro2">
          <table:table-cell/>
          <table:table-cell table:style-name="ce69" table:formula="of:=[.B42]+[.$E$32]" office:value-type="float" office:value="635.085296108589" calcext:value-type="float">
            <text:p>635.09</text:p>
          </table:table-cell>
          <table:table-cell table:style-name="ce69" table:formula="of:=[.$B$6]*[.$B$7]/[.B43]" office:value-type="float" office:value="1889.50997189332" calcext:value-type="float">
            <text:p>1889.51</text:p>
          </table:table-cell>
          <table:table-cell table:style-name="ce69" table:formula="of:=[.$B$8]*[.B43]/2" office:value-type="float" office:value="1587.71324027147" calcext:value-type="float">
            <text:p>1587.71</text:p>
          </table:table-cell>
          <table:table-cell table:style-name="ce69" table:formula="of:=+[.C43]+[.D43]" office:value-type="float" office:value="3477.22321216479" calcext:value-type="float">
            <text:p>3477.22</text:p>
          </table:table-cell>
          <table:table-cell table:number-columns-repeated="1019"/>
        </table:table-row>
        <table:table-row table:style-name="ro2">
          <table:table-cell/>
          <table:table-cell table:style-name="ce69" table:formula="of:=[.B43]+[.$E$32]" office:value-type="float" office:value="692.820323027551" calcext:value-type="float">
            <text:p>692.82</text:p>
          </table:table-cell>
          <table:table-cell table:style-name="ce69" table:formula="of:=[.$B$6]*[.$B$7]/[.B44]" office:value-type="float" office:value="1732.05080756888" calcext:value-type="float">
            <text:p>1732.05</text:p>
          </table:table-cell>
          <table:table-cell table:style-name="ce69" table:formula="of:=[.$B$8]*[.B44]/2" office:value-type="float" office:value="1732.05080756888" calcext:value-type="float">
            <text:p>1732.05</text:p>
          </table:table-cell>
          <table:table-cell table:style-name="ce69" table:formula="of:=+[.C44]+[.D44]" office:value-type="float" office:value="3464.10161513775" calcext:value-type="float">
            <text:p>3464.10</text:p>
          </table:table-cell>
          <table:table-cell table:number-columns-repeated="1019"/>
        </table:table-row>
        <table:table-row table:style-name="ro2">
          <table:table-cell/>
          <table:table-cell table:style-name="ce69" table:formula="of:=[.B44]+[.$E$32]" office:value-type="float" office:value="750.555349946514" calcext:value-type="float">
            <text:p>750.56</text:p>
          </table:table-cell>
          <table:table-cell table:style-name="ce69" table:formula="of:=[.$B$6]*[.$B$7]/[.B45]" office:value-type="float" office:value="1598.81613006358" calcext:value-type="float">
            <text:p>1598.82</text:p>
          </table:table-cell>
          <table:table-cell table:style-name="ce69" table:formula="of:=[.$B$8]*[.B45]/2" office:value-type="float" office:value="1876.38837486628" calcext:value-type="float">
            <text:p>1876.39</text:p>
          </table:table-cell>
          <table:table-cell table:style-name="ce69" table:formula="of:=+[.C45]+[.D45]" office:value-type="float" office:value="3475.20450492986" calcext:value-type="float">
            <text:p>3475.20</text:p>
          </table:table-cell>
          <table:table-cell table:number-columns-repeated="1019"/>
        </table:table-row>
        <table:table-row table:style-name="ro2">
          <table:table-cell/>
          <table:table-cell table:style-name="ce69" table:formula="of:=[.B45]+[.$E$32]" office:value-type="float" office:value="808.290376865476" calcext:value-type="float">
            <text:p>808.29</text:p>
          </table:table-cell>
          <table:table-cell table:style-name="ce69" table:formula="of:=[.$B$6]*[.$B$7]/[.B46]" office:value-type="float" office:value="1484.61497791618" calcext:value-type="float">
            <text:p>1484.61</text:p>
          </table:table-cell>
          <table:table-cell table:style-name="ce69" table:formula="of:=[.$B$8]*[.B46]/2" office:value-type="float" office:value="2020.72594216369" calcext:value-type="float">
            <text:p>2020.73</text:p>
          </table:table-cell>
          <table:table-cell table:style-name="ce69" table:formula="of:=+[.C46]+[.D46]" office:value-type="float" office:value="3505.34092007987" calcext:value-type="float">
            <text:p>3505.34</text:p>
          </table:table-cell>
          <table:table-cell table:number-columns-repeated="1019"/>
        </table:table-row>
        <table:table-row table:style-name="ro2">
          <table:table-cell/>
          <table:table-cell table:style-name="ce69" table:formula="of:=[.B46]+[.$E$32]" office:value-type="float" office:value="866.025403784439" calcext:value-type="float">
            <text:p>866.03</text:p>
          </table:table-cell>
          <table:table-cell table:style-name="ce69" table:formula="of:=[.$B$6]*[.$B$7]/[.B47]" office:value-type="float" office:value="1385.6406460551" calcext:value-type="float">
            <text:p>1385.64</text:p>
          </table:table-cell>
          <table:table-cell table:style-name="ce69" table:formula="of:=[.$B$8]*[.B47]/2" office:value-type="float" office:value="2165.0635094611" calcext:value-type="float">
            <text:p>2165.06</text:p>
          </table:table-cell>
          <table:table-cell table:style-name="ce69" table:formula="of:=+[.C47]+[.D47]" office:value-type="float" office:value="3550.7041555162" calcext:value-type="float">
            <text:p>3550.70</text:p>
          </table:table-cell>
          <table:table-cell table:number-columns-repeated="1019"/>
        </table:table-row>
        <table:table-row table:style-name="ro2">
          <table:table-cell/>
          <table:table-cell table:style-name="ce69" table:formula="of:=[.B47]+[.$E$32]" office:value-type="float" office:value="923.760430703402" calcext:value-type="float">
            <text:p>923.76</text:p>
          </table:table-cell>
          <table:table-cell table:style-name="ce69" table:formula="of:=[.$B$6]*[.$B$7]/[.B48]" office:value-type="float" office:value="1299.03810567666" calcext:value-type="float">
            <text:p>1299.04</text:p>
          </table:table-cell>
          <table:table-cell table:style-name="ce69" table:formula="of:=[.$B$8]*[.B48]/2" office:value-type="float" office:value="2309.4010767585" calcext:value-type="float">
            <text:p>2309.40</text:p>
          </table:table-cell>
          <table:table-cell table:style-name="ce69" table:formula="of:=+[.C48]+[.D48]" office:value-type="float" office:value="3608.43918243516" calcext:value-type="float">
            <text:p>3608.44</text:p>
          </table:table-cell>
          <table:table-cell table:number-columns-repeated="1019"/>
        </table:table-row>
        <table:table-row table:style-name="ro2">
          <table:table-cell/>
          <table:table-cell table:style-name="ce69" table:formula="of:=[.B48]+[.$E$32]" office:value-type="float" office:value="981.495457622364" calcext:value-type="float">
            <text:p>981.50</text:p>
          </table:table-cell>
          <table:table-cell table:style-name="ce69" table:formula="of:=[.$B$6]*[.$B$7]/[.B49]" office:value-type="float" office:value="1222.62409946038" calcext:value-type="float">
            <text:p>1222.62</text:p>
          </table:table-cell>
          <table:table-cell table:style-name="ce69" table:formula="of:=[.$B$8]*[.B49]/2" office:value-type="float" office:value="2453.73864405591" calcext:value-type="float">
            <text:p>2453.74</text:p>
          </table:table-cell>
          <table:table-cell table:style-name="ce69" table:formula="of:=+[.C49]+[.D49]" office:value-type="float" office:value="3676.36274351629" calcext:value-type="float">
            <text:p>3676.36</text:p>
          </table:table-cell>
          <table:table-cell table:number-columns-repeated="1019"/>
        </table:table-row>
        <table:table-row table:style-name="ro2">
          <table:table-cell/>
          <table:table-cell table:style-name="ce69" table:formula="of:=[.B49]+[.$E$32]" office:value-type="float" office:value="1039.23048454133" calcext:value-type="float">
            <text:p>1039.23</text:p>
          </table:table-cell>
          <table:table-cell table:style-name="ce69" table:formula="of:=[.$B$6]*[.$B$7]/[.B50]" office:value-type="float" office:value="1154.70053837925" calcext:value-type="float">
            <text:p>1154.70</text:p>
          </table:table-cell>
          <table:table-cell table:style-name="ce69" table:formula="of:=[.$B$8]*[.B50]/2" office:value-type="float" office:value="2598.07621135332" calcext:value-type="float">
            <text:p>2598.08</text:p>
          </table:table-cell>
          <table:table-cell table:style-name="ce69" table:formula="of:=+[.C50]+[.D50]" office:value-type="float" office:value="3752.77674973257" calcext:value-type="float">
            <text:p>3752.78</text:p>
          </table:table-cell>
          <table:table-cell table:number-columns-repeated="1019"/>
        </table:table-row>
        <table:table-row table:style-name="ro2">
          <table:table-cell/>
          <table:table-cell table:style-name="ce69" table:formula="of:=[.B50]+[.$E$32]" office:value-type="float" office:value="1096.96551146029" calcext:value-type="float">
            <text:p>1096.97</text:p>
          </table:table-cell>
          <table:table-cell table:style-name="ce69" table:formula="of:=[.$B$6]*[.$B$7]/[.B51]" office:value-type="float" office:value="1093.92682583297" calcext:value-type="float">
            <text:p>1093.93</text:p>
          </table:table-cell>
          <table:table-cell table:style-name="ce69" table:formula="of:=[.$B$8]*[.B51]/2" office:value-type="float" office:value="2742.41377865072" calcext:value-type="float">
            <text:p>2742.41</text:p>
          </table:table-cell>
          <table:table-cell table:style-name="ce69" table:formula="of:=+[.C51]+[.D51]" office:value-type="float" office:value="3836.3406044837" calcext:value-type="float">
            <text:p>3836.34</text:p>
          </table:table-cell>
          <table:table-cell table:number-columns-repeated="1019"/>
        </table:table-row>
        <table:table-row table:style-name="ro2">
          <table:table-cell/>
          <table:table-cell table:style-name="ce69" table:formula="of:=[.B51]+[.$E$32]" office:value-type="float" office:value="1154.70053837925" calcext:value-type="float">
            <text:p>1154.70</text:p>
          </table:table-cell>
          <table:table-cell table:style-name="ce69" table:formula="of:=[.$B$6]*[.$B$7]/[.B52]" office:value-type="float" office:value="1039.23048454133" calcext:value-type="float">
            <text:p>1039.23</text:p>
          </table:table-cell>
          <table:table-cell table:style-name="ce69" table:formula="of:=[.$B$8]*[.B52]/2" office:value-type="float" office:value="2886.75134594813" calcext:value-type="float">
            <text:p>2886.75</text:p>
          </table:table-cell>
          <table:table-cell table:style-name="ce69" table:formula="of:=+[.C52]+[.D52]" office:value-type="float" office:value="3925.98183048946" calcext:value-type="float">
            <text:p>3925.98</text:p>
          </table:table-cell>
          <table:table-cell table:number-columns-repeated="1019"/>
        </table:table-row>
        <table:table-row table:style-name="ro2">
          <table:table-cell/>
          <table:table-cell table:style-name="ce69" table:formula="of:=[.B52]+[.$E$32]" office:value-type="float" office:value="1212.43556529821" calcext:value-type="float">
            <text:p>1212.44</text:p>
          </table:table-cell>
          <table:table-cell table:style-name="ce69" table:formula="of:=[.$B$6]*[.$B$7]/[.B53]" office:value-type="float" office:value="989.743318610787" calcext:value-type="float">
            <text:p>989.74</text:p>
          </table:table-cell>
          <table:table-cell table:style-name="ce69" table:formula="of:=[.$B$8]*[.B53]/2" office:value-type="float" office:value="3031.08891324554" calcext:value-type="float">
            <text:p>3031.09</text:p>
          </table:table-cell>
          <table:table-cell table:style-name="ce69" table:formula="of:=+[.C53]+[.D53]" office:value-type="float" office:value="4020.83223185632" calcext:value-type="float">
            <text:p>4020.83</text:p>
          </table:table-cell>
          <table:table-cell table:number-columns-repeated="1019"/>
        </table:table-row>
        <table:table-row table:style-name="ro2">
          <table:table-cell/>
          <table:table-cell table:style-name="ce69" table:formula="of:=[.B53]+[.$E$32]" office:value-type="float" office:value="1270.17059221718" calcext:value-type="float">
            <text:p>1270.17</text:p>
          </table:table-cell>
          <table:table-cell table:style-name="ce69" table:formula="of:=[.$B$6]*[.$B$7]/[.B54]" office:value-type="float" office:value="944.75498594666" calcext:value-type="float">
            <text:p>944.75</text:p>
          </table:table-cell>
          <table:table-cell table:style-name="ce69" table:formula="of:=[.$B$8]*[.B54]/2" office:value-type="float" office:value="3175.42648054294" calcext:value-type="float">
            <text:p>3175.43</text:p>
          </table:table-cell>
          <table:table-cell table:style-name="ce69" table:formula="of:=+[.C54]+[.D54]" office:value-type="float" office:value="4120.1814664896" calcext:value-type="float">
            <text:p>4120.18</text:p>
          </table:table-cell>
          <table:table-cell table:number-columns-repeated="1019"/>
        </table:table-row>
        <table:table-row table:style-name="ro2">
          <table:table-cell/>
          <table:table-cell table:style-name="ce69" table:formula="of:=[.B54]+[.$E$32]" office:value-type="float" office:value="1327.90561913614" calcext:value-type="float">
            <text:p>1327.91</text:p>
          </table:table-cell>
          <table:table-cell table:style-name="ce69" table:formula="of:=[.$B$6]*[.$B$7]/[.B55]" office:value-type="float" office:value="903.678682209849" calcext:value-type="float">
            <text:p>903.68</text:p>
          </table:table-cell>
          <table:table-cell table:style-name="ce69" table:formula="of:=[.$B$8]*[.B55]/2" office:value-type="float" office:value="3319.76404784035" calcext:value-type="float">
            <text:p>3319.76</text:p>
          </table:table-cell>
          <table:table-cell table:style-name="ce69" table:formula="of:=+[.C55]+[.D55]" office:value-type="float" office:value="4223.4427300502" calcext:value-type="float">
            <text:p>4223.44</text:p>
          </table:table-cell>
          <table:table-cell table:number-columns-repeated="1019"/>
        </table:table-row>
        <table:table-row table:style-name="ro2">
          <table:table-cell/>
          <table:table-cell table:style-name="ce69" table:formula="of:=[.B55]+[.$E$32]" office:value-type="float" office:value="1385.6406460551" calcext:value-type="float">
            <text:p>1385.64</text:p>
          </table:table-cell>
          <table:table-cell table:style-name="ce69" table:formula="of:=[.$B$6]*[.$B$7]/[.B56]" office:value-type="float" office:value="866.025403784438" calcext:value-type="float">
            <text:p>866.03</text:p>
          </table:table-cell>
          <table:table-cell table:style-name="ce69" table:formula="of:=[.$B$8]*[.B56]/2" office:value-type="float" office:value="3464.10161513776" calcext:value-type="float">
            <text:p>3464.10</text:p>
          </table:table-cell>
          <table:table-cell table:style-name="ce69" table:formula="of:=+[.C56]+[.D56]" office:value-type="float" office:value="4330.12701892219" calcext:value-type="float">
            <text:p>4330.13</text:p>
          </table:table-cell>
          <table:table-cell table:number-columns-repeated="1019"/>
        </table:table-row>
        <table:table-row table:style-name="ro2">
          <table:table-cell/>
          <table:table-cell table:style-name="ce69" table:formula="of:=[.B56]+[.$E$32]" office:value-type="float" office:value="1443.37567297406" calcext:value-type="float">
            <text:p>1443.38</text:p>
          </table:table-cell>
          <table:table-cell table:style-name="ce69" table:formula="of:=[.$B$6]*[.$B$7]/[.B57]" office:value-type="float" office:value="831.384387633061" calcext:value-type="float">
            <text:p>831.38</text:p>
          </table:table-cell>
          <table:table-cell table:style-name="ce69" table:formula="of:=[.$B$8]*[.B57]/2" office:value-type="float" office:value="3608.43918243516" calcext:value-type="float">
            <text:p>3608.44</text:p>
          </table:table-cell>
          <table:table-cell table:style-name="ce69" table:formula="of:=+[.C57]+[.D57]" office:value-type="float" office:value="4439.82357006822" calcext:value-type="float">
            <text:p>4439.82</text:p>
          </table:table-cell>
          <table:table-cell table:number-columns-repeated="1019"/>
        </table:table-row>
        <table:table-row table:style-name="ro2">
          <table:table-cell/>
          <table:table-cell table:style-name="ce69" table:formula="of:=[.B57]+[.$E$32]" office:value-type="float" office:value="1501.11069989303" calcext:value-type="float">
            <text:p>1501.11</text:p>
          </table:table-cell>
          <table:table-cell table:style-name="ce69" table:formula="of:=[.$B$6]*[.$B$7]/[.B58]" office:value-type="float" office:value="799.408065031789" calcext:value-type="float">
            <text:p>799.41</text:p>
          </table:table-cell>
          <table:table-cell table:style-name="ce69" table:formula="of:=[.$B$8]*[.B58]/2" office:value-type="float" office:value="3752.77674973257" calcext:value-type="float">
            <text:p>3752.78</text:p>
          </table:table-cell>
          <table:table-cell table:style-name="ce69" table:formula="of:=+[.C58]+[.D58]" office:value-type="float" office:value="4552.18481476436" calcext:value-type="float">
            <text:p>4552.18</text:p>
          </table:table-cell>
          <table:table-cell table:number-columns-repeated="1019"/>
        </table:table-row>
        <table:table-row table:style-name="ro2">
          <table:table-cell/>
          <table:table-cell table:style-name="ce69" table:number-columns-repeated="4"/>
          <table:table-cell table:number-columns-repeated="1019"/>
        </table:table-row>
        <table:table-row table:style-name="ro2">
          <table:table-cell/>
          <table:table-cell table:style-name="ce69" table:formula="of:=[.B12]" office:value-type="float" office:value="692.820323027551" calcext:value-type="float">
            <text:p>692.82</text:p>
          </table:table-cell>
          <table:table-cell table:style-name="ce69" office:value-type="float" office:value="0" calcext:value-type="float">
            <text:p>0.00</text:p>
          </table:table-cell>
          <table:table-cell table:style-name="ce69" table:number-columns-repeated="2"/>
          <table:table-cell table:number-columns-repeated="1019"/>
        </table:table-row>
        <table:table-row table:style-name="ro2">
          <table:table-cell/>
          <table:table-cell table:style-name="ce69" table:formula="of:=[.B12]" office:value-type="float" office:value="692.820323027551" calcext:value-type="float">
            <text:p>692.82</text:p>
          </table:table-cell>
          <table:table-cell table:style-name="ce69" table:formula="of:=[.B17]+[.B18]" office:value-type="float" office:value="3464.10161513775" calcext:value-type="float">
            <text:p>3464.10</text:p>
          </table:table-cell>
          <table:table-cell table:style-name="ce69" table:number-columns-repeated="2"/>
          <table:table-cell table:number-columns-repeated="1019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changecolor" table:base-cell-address="$'ABC Model'.$A$1" table:expression="EOQ.changecolor"/>
          <table:named-expression table:name="colorlist_change" table:base-cell-address="$'ABC Model'.$A$1" table:expression="EOQ.colorlist_change"/>
          <table:named-expression table:name="color_CANCEL" table:base-cell-address="$'ABC Model'.$A$1" table:expression="EOQ.color_CANCEL"/>
          <table:named-expression table:name="color_DEFAULT" table:base-cell-address="$'ABC Model'.$A$1" table:expression="EOQ.color_DEFAULT"/>
          <table:named-expression table:name="color_OK" table:base-cell-address="$'ABC Model'.$A$1" table:expression="EOQ.color_OK"/>
          <table:named-expression table:name="HTML_Control" table:base-cell-address="$'ABC Model'.$A$1" table:expression="{&quot;'Builds'!$B$72:$D$199&quot;}"/>
        </table:named-expressions>
        <calcext:conditional-formats>
          <calcext:conditional-format calcext:target-range-address="EOQ.E7:EOQ.E7">
            <calcext:condition calcext:apply-style-name="ConditionalStyle_3" calcext:value="formula-is(ISNUMBER([.E6]))" calcext:base-cell-address="EOQ.E7"/>
          </calcext:conditional-format>
        </calcext:conditional-formats>
      </table:table>
      <table:table table:name="EOQ-Reorder Table" table:style-name="ta3">
        <office:forms form:automatic-focus="false" form:apply-design-mode="false"/>
        <table:table-column table:style-name="co5" table:default-cell-style-name="ce48"/>
        <table:table-column table:style-name="co6" table:default-cell-style-name="ce48"/>
        <table:table-column table:style-name="co7" table:default-cell-style-name="ce48"/>
        <table:table-column table:style-name="co1" table:number-columns-repeated="1021" table:default-cell-style-name="ce48"/>
        <table:table-row table:style-name="ro1">
          <table:table-cell table:style-name="ce46" office:value-type="string" calcext:value-type="string">
            <office:annotation draw:style-name="gr1" draw:text-style-name="P2" svg:width="1.7772in" svg:height="0.8398in" svg:x="3.7138in" svg:y="0in" draw:caption-point-x="-0.1291in" draw:caption-point-y="0.0039in">
              <dc:date>2022-03-11T00:00:00</dc:date>
              <text:p text:style-name="P1">Created by Excel OM/QM version 5.3.128</text:p>
            </office:annotation>
            <text:p>Inventory</text:p>
          </table:table-cell>
          <table:table-cell table:style-name="ce59" office:value-type="string" calcext:value-type="string">
            <text:p>Economic Order Quantity Model</text:p>
          </table:table-cell>
          <table:table-cell table:style-name="ce59" table:number-columns-repeated="5"/>
          <table:table-cell table:number-columns-repeated="1017"/>
        </table:table-row>
        <table:table-row table:style-name="ro2">
          <table:table-cell table:style-name="ce47">
            <draw:custom-shape table:end-cell-address="'EOQ-Reorder Table'.B3" table:end-x="0.2886in" table:end-y="0.0217in" draw:z-index="0" draw:name="messageTextbox" draw:style-name="gr5" draw:text-style-name="P5" svg:width="3.5992in" svg:height="0.2232in" svg:x="0.278in" svg:y="0in">
              <text:p text:style-name="P4"><text:span text:style-name="T1">Enter the data in the shaded area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EOQ-Reorder Table'.E3" table:end-x="0.3693in" table:end-y="0.0772in" draw:z-index="1" draw:name="messageTextbox" draw:style-name="gr6" draw:text-style-name="P6" svg:width="7.5335in" svg:height="0.2512in" svg:x="0.278in" svg:y="0.0276in">
              <text:p text:style-name="P4"><text:span text:style-name="T2">Enter the data in the shaded area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47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49" office:value-type="string" calcext:value-type="string">
            <office:annotation draw:style-name="gr7" draw:text-style-name="P2" svg:width="1.5004in" svg:height="0.8335in" svg:x="0.8126in" svg:y="0.715in" draw:caption-point-x="2.772in" draw:caption-point-y="0.1638in">
              <dc:date>2022-03-11T00:00:00</dc:date>
              <text:p text:style-name="P1">Inventory: Submodel = <text:s/>0; Problem size @ <text:s/>4 by 2</text:p>
            </office:annotation>
            <text:p>Order Quantity Data</text:p>
          </table:table-cell>
          <table:table-cell table:number-columns-repeated="1023"/>
        </table:table-row>
        <table:table-row table:style-name="ro2">
          <table:table-cell table:style-name="ce50" office:value-type="string" calcext:value-type="string">
            <text:p>Annual Demand Rate, D</text:p>
          </table:table-cell>
          <table:table-cell table:style-name="ce60"/>
          <table:table-cell table:number-columns-repeated="1022"/>
        </table:table-row>
        <table:table-row table:style-name="ro2">
          <table:table-cell table:style-name="ce51" office:value-type="string" calcext:value-type="string">
            <text:p>Setup/Ordering Cost, S</text:p>
          </table:table-cell>
          <table:table-cell table:style-name="ce61"/>
          <table:table-cell table:number-columns-repeated="2"/>
          <table:table-cell table:style-name="ce80"/>
          <table:table-cell table:number-columns-repeated="1019"/>
        </table:table-row>
        <table:table-row table:style-name="ro2">
          <table:table-cell table:style-name="ce51" office:value-type="string" calcext:value-type="string">
            <text:p>Holding/Carrying Cost per Unit per Year, H</text:p>
          </table:table-cell>
          <table:table-cell table:style-name="ce62"/>
          <table:table-cell table:style-name="ce70" office:value-type="string" calcext:value-type="string">
            <text:p>(fixed amount)</text:p>
          </table:table-cell>
          <table:table-cell table:number-columns-repeated="1021"/>
        </table:table-row>
        <table:table-row table:style-name="ro3">
          <table:table-cell table:style-name="ce52" office:value-type="string" calcext:value-type="string">
            <text:p>Unit price, P</text:p>
          </table:table-cell>
          <table:table-cell table:style-name="ce63"/>
          <table:table-cell table:number-columns-repeated="1022"/>
        </table:table-row>
        <table:table-row table:style-name="ro2">
          <table:table-cell table:style-name="ce51"/>
          <table:table-cell table:number-columns-repeated="1023"/>
        </table:table-row>
        <table:table-row table:style-name="ro3">
          <table:table-cell table:style-name="ce49" office:value-type="string" calcext:value-type="string">
            <text:p>Reorder Point Data (optional)</text:p>
          </table:table-cell>
          <table:table-cell table:number-columns-repeated="1023"/>
        </table:table-row>
        <table:table-row table:style-name="ro2">
          <table:table-cell table:style-name="ce50" office:value-type="string" calcext:value-type="string">
            <text:p>Days per year or ...</text:p>
          </table:table-cell>
          <table:table-cell table:style-name="ce60"/>
          <table:table-cell table:number-columns-repeated="1022"/>
        </table:table-row>
        <table:table-row table:style-name="ro2">
          <table:table-cell table:style-name="ce51" office:value-type="string" calcext:value-type="string">
            <text:p>...Daily demand rate, d</text:p>
          </table:table-cell>
          <table:table-cell table:style-name="ce73" table:formula="of:=IF([.B12]&gt;0;[.B6]/[.B12];&quot;&quot;)">
            <text:p/>
          </table:table-cell>
          <table:table-cell table:number-columns-repeated="1022"/>
        </table:table-row>
        <table:table-row table:style-name="ro2">
          <table:table-cell table:style-name="ce51" office:value-type="string" calcext:value-type="string">
            <text:p>Lead time in days, L</text:p>
          </table:table-cell>
          <table:table-cell table:style-name="ce61"/>
          <table:table-cell table:number-columns-repeated="1022"/>
        </table:table-row>
        <table:table-row table:style-name="ro3">
          <table:table-cell table:style-name="ce52" office:value-type="string" calcext:value-type="string">
            <text:p>Safety stock, ss</text:p>
          </table:table-cell>
          <table:table-cell table:style-name="ce63"/>
          <table:table-cell table:number-columns-repeated="1022"/>
        </table:table-row>
        <table:table-row table:style-name="ro3">
          <table:table-cell table:style-name="ce56" office:value-type="string" calcext:value-type="string">
            <text:p>Reorder Point, dL+ss</text:p>
          </table:table-cell>
          <table:table-cell table:style-name="ce74" table:formula="of:=[.B13]*[.B14]+[.B15]" office:value-type="string" office:string-value="" calcext:value-type="error">
            <text:p>#VALUE!</text:p>
          </table:table-cell>
          <table:table-cell table:number-columns-repeated="1022"/>
        </table:table-row>
        <table:table-row table:style-name="ro2">
          <table:table-cell table:style-name="ce57"/>
          <table:table-cell table:style-name="ce67"/>
          <table:table-cell table:number-columns-repeated="1022"/>
        </table:table-row>
        <table:table-row table:style-name="ro3">
          <table:table-cell table:style-name="ce53" office:value-type="string" calcext:value-type="string">
            <text:p>Results</text:p>
          </table:table-cell>
          <table:table-cell table:number-columns-repeated="1023"/>
        </table:table-row>
        <table:table-row table:style-name="ro2">
          <table:table-cell table:style-name="ce54" office:value-type="string" calcext:value-type="string">
            <text:p>Optimum Order Quantity, Q* (EOQ)</text:p>
          </table:table-cell>
          <table:table-cell table:style-name="ce75" table:formula="of:=SQRT(2*[.B6]*[.B7]/[.B8])" office:value-type="string" office:string-value="" calcext:value-type="error">
            <text:p>#DIV/0!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Maximum Inventory, Q*</text:p>
          </table:table-cell>
          <table:table-cell table:style-name="ce76" table:formula="of:=[.B19] + [.B15]" office:value-type="string" office:string-value="" calcext:value-type="error">
            <text:p>#DIV/0!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Average Inventory, Q*/2</text:p>
          </table:table-cell>
          <table:table-cell table:style-name="ce76" table:formula="of:=[.B19]/2" office:value-type="string" office:string-value="" calcext:value-type="error">
            <text:p>#DIV/0!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Number of Orders, D/Q*</text:p>
          </table:table-cell>
          <table:table-cell table:style-name="ce76" table:formula="of:=[.B6]/[.B19]" office:value-type="string" office:string-value="" calcext:value-type="error">
            <text:p>#DIV/0!</text:p>
          </table:table-cell>
          <table:table-cell table:number-columns-repeated="1022"/>
        </table:table-row>
        <table:table-row table:style-name="ro2">
          <table:table-cell table:style-name="ce55"/>
          <table:table-cell table:style-name="ce77"/>
          <table:table-cell table:number-columns-repeated="1022"/>
        </table:table-row>
        <table:table-row table:style-name="ro2">
          <table:table-cell table:style-name="ce55" office:value-type="string" calcext:value-type="string">
            <text:p>Annual Holding Cost, HQ*/2</text:p>
          </table:table-cell>
          <table:table-cell table:style-name="ce78" table:formula="of:=[.B21]*[.B8]" office:value-type="string" office:string-value="" calcext:value-type="error">
            <text:p>#DIV/0!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Annual Order Cost, DS/Q*</text:p>
          </table:table-cell>
          <table:table-cell table:style-name="ce78" table:formula="of:=[.B22]*[.B7]" office:value-type="string" office:string-value="" calcext:value-type="error">
            <text:p>#DIV/0!</text:p>
          </table:table-cell>
          <table:table-cell table:number-columns-repeated="1022"/>
        </table:table-row>
        <table:table-row table:style-name="ro2">
          <table:table-cell table:style-name="ce55"/>
          <table:table-cell table:style-name="ce78"/>
          <table:table-cell table:number-columns-repeated="1022"/>
        </table:table-row>
        <table:table-row table:style-name="ro2">
          <table:table-cell table:style-name="ce55" office:value-type="string" calcext:value-type="string">
            <text:p>Annual Unit Costs, PD</text:p>
          </table:table-cell>
          <table:table-cell table:style-name="ce78" table:formula="of:=[.B9]*[.B6]" office:value-type="float" office:value="0" calcext:value-type="float">
            <text:p>$0.00 </text:p>
          </table:table-cell>
          <table:table-cell table:number-columns-repeated="1022"/>
        </table:table-row>
        <table:table-row table:style-name="ro5">
          <table:table-cell table:style-name="ce56" office:value-type="string" calcext:value-type="string">
            <text:p>Total Annual Cost, T<text:span text:style-name="T3">c</text:span></text:p>
          </table:table-cell>
          <table:table-cell table:style-name="ce79" table:formula="of:=[.B24]+[.B25]+[.B27]" office:value-type="string" office:string-value="" calcext:value-type="error">
            <text:p>#DIV/0!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57"/>
          <table:table-cell table:style-name="ce67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58" office:value-type="string" calcext:value-type="string">
            <text:p>Cost Table (Sensitivity)</text:p>
          </table:table-cell>
          <table:table-cell office:value-type="string" calcext:value-type="string">
            <text:p>Start graph at</text:p>
          </table:table-cell>
          <table:table-cell table:style-name="ce71" table:formula="of:=[.B19]/4" office:value-type="string" office:string-value="" calcext:value-type="error">
            <text:p>#DIV/0!</text:p>
          </table:table-cell>
          <table:table-cell office:value-type="string" calcext:value-type="string">
            <text:p>Increment by</text:p>
          </table:table-cell>
          <table:table-cell table:style-name="ce71" table:formula="of:=[.B19]/12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6">
          <table:table-cell/>
          <table:table-cell table:style-name="ce68" office:value-type="string" calcext:value-type="string">
            <text:p>Order Quantity, Q</text:p>
          </table:table-cell>
          <table:table-cell table:style-name="ce68" office:value-type="string" calcext:value-type="string">
            <text:p>Setup/Order cost</text:p>
          </table:table-cell>
          <table:table-cell table:style-name="ce68" office:value-type="string" calcext:value-type="string">
            <text:p>Holding cost</text:p>
          </table:table-cell>
          <table:table-cell table:style-name="ce68" office:value-type="string" calcext:value-type="string">
            <text:p>Total cost</text:p>
          </table:table-cell>
          <table:table-cell table:number-columns-repeated="1019"/>
        </table:table-row>
        <table:table-row table:style-name="ro2">
          <table:table-cell/>
          <table:table-cell table:style-name="ce69" table:formula="of:=[.C32]" office:value-type="string" office:string-value="" calcext:value-type="error">
            <text:p>#DIV/0!</text:p>
          </table:table-cell>
          <table:table-cell table:style-name="ce69" table:formula="of:=[.$B$6]*[.$B$7]/[.B35]" office:value-type="string" office:string-value="" calcext:value-type="error">
            <text:p>#DIV/0!</text:p>
          </table:table-cell>
          <table:table-cell table:style-name="ce69" table:formula="of:=[.$B$8]*[.B35]/2" office:value-type="string" office:string-value="" calcext:value-type="error">
            <text:p>#DIV/0!</text:p>
          </table:table-cell>
          <table:table-cell table:style-name="ce69" table:formula="of:=+[.C35]+[.D3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2">
          <table:table-cell/>
          <table:table-cell table:style-name="ce69" table:formula="of:=[.B35]+[.$E$32]" office:value-type="string" office:string-value="" calcext:value-type="error">
            <text:p>#DIV/0!</text:p>
          </table:table-cell>
          <table:table-cell table:style-name="ce69" table:formula="of:=[.$B$6]*[.$B$7]/[.B36]" office:value-type="string" office:string-value="" calcext:value-type="error">
            <text:p>#DIV/0!</text:p>
          </table:table-cell>
          <table:table-cell table:style-name="ce69" table:formula="of:=[.$B$8]*[.B36]/2" office:value-type="string" office:string-value="" calcext:value-type="error">
            <text:p>#DIV/0!</text:p>
          </table:table-cell>
          <table:table-cell table:style-name="ce69" table:formula="of:=+[.C36]+[.D3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2">
          <table:table-cell/>
          <table:table-cell table:style-name="ce69" table:formula="of:=[.B36]+[.$E$32]" office:value-type="string" office:string-value="" calcext:value-type="error">
            <text:p>#DIV/0!</text:p>
          </table:table-cell>
          <table:table-cell table:style-name="ce69" table:formula="of:=[.$B$6]*[.$B$7]/[.B37]" office:value-type="string" office:string-value="" calcext:value-type="error">
            <text:p>#DIV/0!</text:p>
          </table:table-cell>
          <table:table-cell table:style-name="ce69" table:formula="of:=[.$B$8]*[.B37]/2" office:value-type="string" office:string-value="" calcext:value-type="error">
            <text:p>#DIV/0!</text:p>
          </table:table-cell>
          <table:table-cell table:style-name="ce69" table:formula="of:=+[.C37]+[.D3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2">
          <table:table-cell/>
          <table:table-cell table:style-name="ce69" table:formula="of:=[.B37]+[.$E$32]" office:value-type="string" office:string-value="" calcext:value-type="error">
            <text:p>#DIV/0!</text:p>
          </table:table-cell>
          <table:table-cell table:style-name="ce69" table:formula="of:=[.$B$6]*[.$B$7]/[.B38]" office:value-type="string" office:string-value="" calcext:value-type="error">
            <text:p>#DIV/0!</text:p>
          </table:table-cell>
          <table:table-cell table:style-name="ce69" table:formula="of:=[.$B$8]*[.B38]/2" office:value-type="string" office:string-value="" calcext:value-type="error">
            <text:p>#DIV/0!</text:p>
          </table:table-cell>
          <table:table-cell table:style-name="ce69" table:formula="of:=+[.C38]+[.D3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2">
          <table:table-cell/>
          <table:table-cell table:style-name="ce69" table:formula="of:=[.B38]+[.$E$32]" office:value-type="string" office:string-value="" calcext:value-type="error">
            <text:p>#DIV/0!</text:p>
          </table:table-cell>
          <table:table-cell table:style-name="ce69" table:formula="of:=[.$B$6]*[.$B$7]/[.B39]" office:value-type="string" office:string-value="" calcext:value-type="error">
            <text:p>#DIV/0!</text:p>
          </table:table-cell>
          <table:table-cell table:style-name="ce69" table:formula="of:=[.$B$8]*[.B39]/2" office:value-type="string" office:string-value="" calcext:value-type="error">
            <text:p>#DIV/0!</text:p>
          </table:table-cell>
          <table:table-cell table:style-name="ce69" table:formula="of:=+[.C39]+[.D3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2">
          <table:table-cell/>
          <table:table-cell table:style-name="ce69" table:formula="of:=[.B39]+[.$E$32]" office:value-type="string" office:string-value="" calcext:value-type="error">
            <text:p>#DIV/0!</text:p>
          </table:table-cell>
          <table:table-cell table:style-name="ce69" table:formula="of:=[.$B$6]*[.$B$7]/[.B40]" office:value-type="string" office:string-value="" calcext:value-type="error">
            <text:p>#DIV/0!</text:p>
          </table:table-cell>
          <table:table-cell table:style-name="ce69" table:formula="of:=[.$B$8]*[.B40]/2" office:value-type="string" office:string-value="" calcext:value-type="error">
            <text:p>#DIV/0!</text:p>
          </table:table-cell>
          <table:table-cell table:style-name="ce69" table:formula="of:=+[.C40]+[.D4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2">
          <table:table-cell/>
          <table:table-cell table:style-name="ce69" table:formula="of:=[.B40]+[.$E$32]" office:value-type="string" office:string-value="" calcext:value-type="error">
            <text:p>#DIV/0!</text:p>
          </table:table-cell>
          <table:table-cell table:style-name="ce69" table:formula="of:=[.$B$6]*[.$B$7]/[.B41]" office:value-type="string" office:string-value="" calcext:value-type="error">
            <text:p>#DIV/0!</text:p>
          </table:table-cell>
          <table:table-cell table:style-name="ce69" table:formula="of:=[.$B$8]*[.B41]/2" office:value-type="string" office:string-value="" calcext:value-type="error">
            <text:p>#DIV/0!</text:p>
          </table:table-cell>
          <table:table-cell table:style-name="ce69" table:formula="of:=+[.C41]+[.D4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2">
          <table:table-cell/>
          <table:table-cell table:style-name="ce69" table:formula="of:=[.B41]+[.$E$32]" office:value-type="string" office:string-value="" calcext:value-type="error">
            <text:p>#DIV/0!</text:p>
          </table:table-cell>
          <table:table-cell table:style-name="ce69" table:formula="of:=[.$B$6]*[.$B$7]/[.B42]" office:value-type="string" office:string-value="" calcext:value-type="error">
            <text:p>#DIV/0!</text:p>
          </table:table-cell>
          <table:table-cell table:style-name="ce69" table:formula="of:=[.$B$8]*[.B42]/2" office:value-type="string" office:string-value="" calcext:value-type="error">
            <text:p>#DIV/0!</text:p>
          </table:table-cell>
          <table:table-cell table:style-name="ce69" table:formula="of:=+[.C42]+[.D4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2">
          <table:table-cell/>
          <table:table-cell table:style-name="ce69" table:formula="of:=[.B42]+[.$E$32]" office:value-type="string" office:string-value="" calcext:value-type="error">
            <text:p>#DIV/0!</text:p>
          </table:table-cell>
          <table:table-cell table:style-name="ce69" table:formula="of:=[.$B$6]*[.$B$7]/[.B43]" office:value-type="string" office:string-value="" calcext:value-type="error">
            <text:p>#DIV/0!</text:p>
          </table:table-cell>
          <table:table-cell table:style-name="ce69" table:formula="of:=[.$B$8]*[.B43]/2" office:value-type="string" office:string-value="" calcext:value-type="error">
            <text:p>#DIV/0!</text:p>
          </table:table-cell>
          <table:table-cell table:style-name="ce69" table:formula="of:=+[.C43]+[.D4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2">
          <table:table-cell/>
          <table:table-cell table:style-name="ce69" table:formula="of:=[.B43]+[.$E$32]" office:value-type="string" office:string-value="" calcext:value-type="error">
            <text:p>#DIV/0!</text:p>
          </table:table-cell>
          <table:table-cell table:style-name="ce69" table:formula="of:=[.$B$6]*[.$B$7]/[.B44]" office:value-type="string" office:string-value="" calcext:value-type="error">
            <text:p>#DIV/0!</text:p>
          </table:table-cell>
          <table:table-cell table:style-name="ce69" table:formula="of:=[.$B$8]*[.B44]/2" office:value-type="string" office:string-value="" calcext:value-type="error">
            <text:p>#DIV/0!</text:p>
          </table:table-cell>
          <table:table-cell table:style-name="ce69" table:formula="of:=+[.C44]+[.D4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2">
          <table:table-cell/>
          <table:table-cell table:style-name="ce69" table:formula="of:=[.B44]+[.$E$32]" office:value-type="string" office:string-value="" calcext:value-type="error">
            <text:p>#DIV/0!</text:p>
          </table:table-cell>
          <table:table-cell table:style-name="ce69" table:formula="of:=[.$B$6]*[.$B$7]/[.B45]" office:value-type="string" office:string-value="" calcext:value-type="error">
            <text:p>#DIV/0!</text:p>
          </table:table-cell>
          <table:table-cell table:style-name="ce69" table:formula="of:=[.$B$8]*[.B45]/2" office:value-type="string" office:string-value="" calcext:value-type="error">
            <text:p>#DIV/0!</text:p>
          </table:table-cell>
          <table:table-cell table:style-name="ce69" table:formula="of:=+[.C45]+[.D4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2">
          <table:table-cell/>
          <table:table-cell table:style-name="ce69" table:formula="of:=[.B45]+[.$E$32]" office:value-type="string" office:string-value="" calcext:value-type="error">
            <text:p>#DIV/0!</text:p>
          </table:table-cell>
          <table:table-cell table:style-name="ce69" table:formula="of:=[.$B$6]*[.$B$7]/[.B46]" office:value-type="string" office:string-value="" calcext:value-type="error">
            <text:p>#DIV/0!</text:p>
          </table:table-cell>
          <table:table-cell table:style-name="ce69" table:formula="of:=[.$B$8]*[.B46]/2" office:value-type="string" office:string-value="" calcext:value-type="error">
            <text:p>#DIV/0!</text:p>
          </table:table-cell>
          <table:table-cell table:style-name="ce69" table:formula="of:=+[.C46]+[.D4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2">
          <table:table-cell/>
          <table:table-cell table:style-name="ce69" table:formula="of:=[.B46]+[.$E$32]" office:value-type="string" office:string-value="" calcext:value-type="error">
            <text:p>#DIV/0!</text:p>
          </table:table-cell>
          <table:table-cell table:style-name="ce69" table:formula="of:=[.$B$6]*[.$B$7]/[.B47]" office:value-type="string" office:string-value="" calcext:value-type="error">
            <text:p>#DIV/0!</text:p>
          </table:table-cell>
          <table:table-cell table:style-name="ce69" table:formula="of:=[.$B$8]*[.B47]/2" office:value-type="string" office:string-value="" calcext:value-type="error">
            <text:p>#DIV/0!</text:p>
          </table:table-cell>
          <table:table-cell table:style-name="ce69" table:formula="of:=+[.C47]+[.D4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2">
          <table:table-cell/>
          <table:table-cell table:style-name="ce69" table:formula="of:=[.B47]+[.$E$32]" office:value-type="string" office:string-value="" calcext:value-type="error">
            <text:p>#DIV/0!</text:p>
          </table:table-cell>
          <table:table-cell table:style-name="ce69" table:formula="of:=[.$B$6]*[.$B$7]/[.B48]" office:value-type="string" office:string-value="" calcext:value-type="error">
            <text:p>#DIV/0!</text:p>
          </table:table-cell>
          <table:table-cell table:style-name="ce69" table:formula="of:=[.$B$8]*[.B48]/2" office:value-type="string" office:string-value="" calcext:value-type="error">
            <text:p>#DIV/0!</text:p>
          </table:table-cell>
          <table:table-cell table:style-name="ce69" table:formula="of:=+[.C48]+[.D4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2">
          <table:table-cell/>
          <table:table-cell table:style-name="ce69" table:formula="of:=[.B48]+[.$E$32]" office:value-type="string" office:string-value="" calcext:value-type="error">
            <text:p>#DIV/0!</text:p>
          </table:table-cell>
          <table:table-cell table:style-name="ce69" table:formula="of:=[.$B$6]*[.$B$7]/[.B49]" office:value-type="string" office:string-value="" calcext:value-type="error">
            <text:p>#DIV/0!</text:p>
          </table:table-cell>
          <table:table-cell table:style-name="ce69" table:formula="of:=[.$B$8]*[.B49]/2" office:value-type="string" office:string-value="" calcext:value-type="error">
            <text:p>#DIV/0!</text:p>
          </table:table-cell>
          <table:table-cell table:style-name="ce69" table:formula="of:=+[.C49]+[.D4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2">
          <table:table-cell/>
          <table:table-cell table:style-name="ce69" table:formula="of:=[.B49]+[.$E$32]" office:value-type="string" office:string-value="" calcext:value-type="error">
            <text:p>#DIV/0!</text:p>
          </table:table-cell>
          <table:table-cell table:style-name="ce69" table:formula="of:=[.$B$6]*[.$B$7]/[.B50]" office:value-type="string" office:string-value="" calcext:value-type="error">
            <text:p>#DIV/0!</text:p>
          </table:table-cell>
          <table:table-cell table:style-name="ce69" table:formula="of:=[.$B$8]*[.B50]/2" office:value-type="string" office:string-value="" calcext:value-type="error">
            <text:p>#DIV/0!</text:p>
          </table:table-cell>
          <table:table-cell table:style-name="ce69" table:formula="of:=+[.C50]+[.D5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2">
          <table:table-cell/>
          <table:table-cell table:style-name="ce69" table:formula="of:=[.B50]+[.$E$32]" office:value-type="string" office:string-value="" calcext:value-type="error">
            <text:p>#DIV/0!</text:p>
          </table:table-cell>
          <table:table-cell table:style-name="ce69" table:formula="of:=[.$B$6]*[.$B$7]/[.B51]" office:value-type="string" office:string-value="" calcext:value-type="error">
            <text:p>#DIV/0!</text:p>
          </table:table-cell>
          <table:table-cell table:style-name="ce69" table:formula="of:=[.$B$8]*[.B51]/2" office:value-type="string" office:string-value="" calcext:value-type="error">
            <text:p>#DIV/0!</text:p>
          </table:table-cell>
          <table:table-cell table:style-name="ce69" table:formula="of:=+[.C51]+[.D5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2">
          <table:table-cell/>
          <table:table-cell table:style-name="ce69" table:formula="of:=[.B51]+[.$E$32]" office:value-type="string" office:string-value="" calcext:value-type="error">
            <text:p>#DIV/0!</text:p>
          </table:table-cell>
          <table:table-cell table:style-name="ce69" table:formula="of:=[.$B$6]*[.$B$7]/[.B52]" office:value-type="string" office:string-value="" calcext:value-type="error">
            <text:p>#DIV/0!</text:p>
          </table:table-cell>
          <table:table-cell table:style-name="ce69" table:formula="of:=[.$B$8]*[.B52]/2" office:value-type="string" office:string-value="" calcext:value-type="error">
            <text:p>#DIV/0!</text:p>
          </table:table-cell>
          <table:table-cell table:style-name="ce69" table:formula="of:=+[.C52]+[.D5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2">
          <table:table-cell/>
          <table:table-cell table:style-name="ce69" table:formula="of:=[.B52]+[.$E$32]" office:value-type="string" office:string-value="" calcext:value-type="error">
            <text:p>#DIV/0!</text:p>
          </table:table-cell>
          <table:table-cell table:style-name="ce69" table:formula="of:=[.$B$6]*[.$B$7]/[.B53]" office:value-type="string" office:string-value="" calcext:value-type="error">
            <text:p>#DIV/0!</text:p>
          </table:table-cell>
          <table:table-cell table:style-name="ce69" table:formula="of:=[.$B$8]*[.B53]/2" office:value-type="string" office:string-value="" calcext:value-type="error">
            <text:p>#DIV/0!</text:p>
          </table:table-cell>
          <table:table-cell table:style-name="ce69" table:formula="of:=+[.C53]+[.D5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2">
          <table:table-cell/>
          <table:table-cell table:style-name="ce69" table:formula="of:=[.B53]+[.$E$32]" office:value-type="string" office:string-value="" calcext:value-type="error">
            <text:p>#DIV/0!</text:p>
          </table:table-cell>
          <table:table-cell table:style-name="ce69" table:formula="of:=[.$B$6]*[.$B$7]/[.B54]" office:value-type="string" office:string-value="" calcext:value-type="error">
            <text:p>#DIV/0!</text:p>
          </table:table-cell>
          <table:table-cell table:style-name="ce69" table:formula="of:=[.$B$8]*[.B54]/2" office:value-type="string" office:string-value="" calcext:value-type="error">
            <text:p>#DIV/0!</text:p>
          </table:table-cell>
          <table:table-cell table:style-name="ce69" table:formula="of:=+[.C54]+[.D5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2">
          <table:table-cell/>
          <table:table-cell table:style-name="ce69" table:formula="of:=[.B54]+[.$E$32]" office:value-type="string" office:string-value="" calcext:value-type="error">
            <text:p>#DIV/0!</text:p>
          </table:table-cell>
          <table:table-cell table:style-name="ce69" table:formula="of:=[.$B$6]*[.$B$7]/[.B55]" office:value-type="string" office:string-value="" calcext:value-type="error">
            <text:p>#DIV/0!</text:p>
          </table:table-cell>
          <table:table-cell table:style-name="ce69" table:formula="of:=[.$B$8]*[.B55]/2" office:value-type="string" office:string-value="" calcext:value-type="error">
            <text:p>#DIV/0!</text:p>
          </table:table-cell>
          <table:table-cell table:style-name="ce69" table:formula="of:=+[.C55]+[.D5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2">
          <table:table-cell/>
          <table:table-cell table:style-name="ce69" table:formula="of:=[.B55]+[.$E$32]" office:value-type="string" office:string-value="" calcext:value-type="error">
            <text:p>#DIV/0!</text:p>
          </table:table-cell>
          <table:table-cell table:style-name="ce69" table:formula="of:=[.$B$6]*[.$B$7]/[.B56]" office:value-type="string" office:string-value="" calcext:value-type="error">
            <text:p>#DIV/0!</text:p>
          </table:table-cell>
          <table:table-cell table:style-name="ce69" table:formula="of:=[.$B$8]*[.B56]/2" office:value-type="string" office:string-value="" calcext:value-type="error">
            <text:p>#DIV/0!</text:p>
          </table:table-cell>
          <table:table-cell table:style-name="ce69" table:formula="of:=+[.C56]+[.D5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2">
          <table:table-cell/>
          <table:table-cell table:style-name="ce69" table:formula="of:=[.B56]+[.$E$32]" office:value-type="string" office:string-value="" calcext:value-type="error">
            <text:p>#DIV/0!</text:p>
          </table:table-cell>
          <table:table-cell table:style-name="ce69" table:formula="of:=[.$B$6]*[.$B$7]/[.B57]" office:value-type="string" office:string-value="" calcext:value-type="error">
            <text:p>#DIV/0!</text:p>
          </table:table-cell>
          <table:table-cell table:style-name="ce69" table:formula="of:=[.$B$8]*[.B57]/2" office:value-type="string" office:string-value="" calcext:value-type="error">
            <text:p>#DIV/0!</text:p>
          </table:table-cell>
          <table:table-cell table:style-name="ce69" table:formula="of:=+[.C57]+[.D5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2">
          <table:table-cell/>
          <table:table-cell table:style-name="ce69" table:formula="of:=[.B57]+[.$E$32]" office:value-type="string" office:string-value="" calcext:value-type="error">
            <text:p>#DIV/0!</text:p>
          </table:table-cell>
          <table:table-cell table:style-name="ce69" table:formula="of:=[.$B$6]*[.$B$7]/[.B58]" office:value-type="string" office:string-value="" calcext:value-type="error">
            <text:p>#DIV/0!</text:p>
          </table:table-cell>
          <table:table-cell table:style-name="ce69" table:formula="of:=[.$B$8]*[.B58]/2" office:value-type="string" office:string-value="" calcext:value-type="error">
            <text:p>#DIV/0!</text:p>
          </table:table-cell>
          <table:table-cell table:style-name="ce69" table:formula="of:=+[.C58]+[.D5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2">
          <table:table-cell/>
          <table:table-cell table:style-name="ce69" table:number-columns-repeated="4"/>
          <table:table-cell table:number-columns-repeated="1019"/>
        </table:table-row>
        <table:table-row table:style-name="ro2">
          <table:table-cell/>
          <table:table-cell table:style-name="ce69" table:formula="of:=[.B19]" office:value-type="string" office:string-value="" calcext:value-type="error">
            <text:p>#DIV/0!</text:p>
          </table:table-cell>
          <table:table-cell table:style-name="ce69" office:value-type="float" office:value="0" calcext:value-type="float">
            <text:p>0.00</text:p>
          </table:table-cell>
          <table:table-cell table:style-name="ce69" table:number-columns-repeated="2"/>
          <table:table-cell table:number-columns-repeated="1019"/>
        </table:table-row>
        <table:table-row table:style-name="ro2">
          <table:table-cell/>
          <table:table-cell table:style-name="ce69" table:formula="of:=[.B19]" office:value-type="string" office:string-value="" calcext:value-type="error">
            <text:p>#DIV/0!</text:p>
          </table:table-cell>
          <table:table-cell table:style-name="ce69" table:formula="of:=[.B24]+[.B25]" office:value-type="string" office:string-value="" calcext:value-type="error">
            <text:p>#DIV/0!</text:p>
          </table:table-cell>
          <table:table-cell table:style-name="ce69" table:number-columns-repeated="2"/>
          <table:table-cell table:number-columns-repeated="1019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EOQ-Reorder Table'.E7:'EOQ-Reorder Table'.E7">
            <calcext:condition calcext:apply-style-name="ConditionalStyle_2" calcext:value="formula-is(ISNUMBER([.E6]))" calcext:base-cell-address="'EOQ-Reorder Table'.E7"/>
          </calcext:conditional-format>
          <calcext:conditional-format calcext:target-range-address="'EOQ-Reorder Table'.B13:'EOQ-Reorder Table'.B13">
            <calcext:condition calcext:apply-style-name="ConditionalStyle_1" calcext:value="formula-is(ISNUMBER([.B12]))" calcext:base-cell-address="'EOQ-Reorder Table'.B13"/>
          </calcext:conditional-format>
        </calcext:conditional-formats>
      </table:table>
      <table:table table:name="POQ" table:style-name="ta4">
        <table:table-column table:style-name="co8" table:default-cell-style-name="ce48"/>
        <table:table-column table:style-name="co9" table:default-cell-style-name="ce48"/>
        <table:table-column table:style-name="co1" table:number-columns-repeated="1022" table:default-cell-style-name="ce48"/>
        <table:table-row table:style-name="ro1">
          <table:table-cell table:style-name="ce46" office:value-type="string" calcext:value-type="string">
            <office:annotation draw:style-name="gr1" draw:text-style-name="P2" svg:width="1.7146in" svg:height="0.8398in" svg:x="3.078in" svg:y="0in" draw:caption-point-x="-0.1291in" draw:caption-point-y="0.0039in">
              <dc:date>2022-03-11T00:00:00</dc:date>
              <text:p text:style-name="P1">Created by Excel OM/QM version 5.2.116</text:p>
            </office:annotation>
            <text:p>Inventory</text:p>
          </table:table-cell>
          <table:table-cell table:style-name="ce59" office:value-type="string" calcext:value-type="string">
            <text:p>Production Order Quantity Model</text:p>
          </table:table-cell>
          <table:table-cell table:style-name="ce59" table:number-columns-repeated="5"/>
          <table:table-cell table:number-columns-repeated="1017"/>
        </table:table-row>
        <table:table-row table:style-name="ro2">
          <table:table-cell table:style-name="ce47">
            <draw:custom-shape table:end-cell-address="POQ.B3" table:end-x="0.7803in" table:end-y="0.0217in" draw:z-index="0" draw:name="messageTextbox" draw:style-name="gr8" draw:text-style-name="P6" svg:width="3.4551in" svg:height="0.2232in" svg:x="0.278in" svg:y="0in">
              <text:p text:style-name="P4"><text:span text:style-name="T1">Enter the data in the shaded area. You may have to do some work to enter the daily production rate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47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49" office:value-type="string" calcext:value-type="string">
            <office:annotation draw:style-name="gr4" draw:text-style-name="P2" svg:width="2.2445in" svg:height="0.8126in" svg:x="0.7917in" svg:y="0.715in" draw:caption-point-x="2.1571in" draw:caption-point-y="0.1638in">
              <dc:date>2022-03-11T00:00:00</dc:date>
              <text:p text:style-name="P1">Inventory: Submodel = <text:s/>0; Problem size @ <text:s/>2 by 2</text:p>
            </office:annotation>
            <text:p>Data</text:p>
          </table:table-cell>
          <table:table-cell table:number-columns-repeated="1023"/>
        </table:table-row>
        <table:table-row table:style-name="ro2">
          <table:table-cell table:style-name="ce50" office:value-type="string" calcext:value-type="string">
            <text:p>Demand rate, D</text:p>
          </table:table-cell>
          <table:table-cell table:style-name="ce60"/>
          <table:table-cell table:number-columns-repeated="1022"/>
        </table:table-row>
        <table:table-row table:style-name="ro2">
          <table:table-cell table:style-name="ce51" office:value-type="string" calcext:value-type="string">
            <text:p>Ordering/setup cost, S</text:p>
          </table:table-cell>
          <table:table-cell table:style-name="ce61"/>
          <table:table-cell table:number-columns-repeated="1022"/>
        </table:table-row>
        <table:table-row table:style-name="ro2">
          <table:table-cell table:style-name="ce51" office:value-type="string" calcext:value-type="string">
            <text:p>Holding/carrying cost, H</text:p>
          </table:table-cell>
          <table:table-cell table:style-name="ce61"/>
          <table:table-cell office:value-type="string" calcext:value-type="string">
            <text:p>(fixed amount)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Daily production rate, p</text:p>
          </table:table-cell>
          <table:table-cell table:style-name="ce61"/>
          <table:table-cell table:number-columns-repeated="1022"/>
        </table:table-row>
        <table:table-row table:style-name="ro2">
          <table:table-cell table:style-name="ce51" office:value-type="string" calcext:value-type="string">
            <text:p>Days per year or ...</text:p>
          </table:table-cell>
          <table:table-cell table:style-name="ce61"/>
          <table:table-cell table:number-columns-repeated="1022"/>
        </table:table-row>
        <table:table-row table:style-name="ro2">
          <table:table-cell table:style-name="ce51" office:value-type="string" calcext:value-type="string">
            <text:p>... Daily demand rate, d</text:p>
          </table:table-cell>
          <table:table-cell table:style-name="ce61"/>
          <table:table-cell table:style-name="ce85" table:formula="of:=IF([.B11]&gt;0;[.B11];IF([.B10]&gt;0;[.B6]/[.B10];&quot;Enter the days per year or the daily demand rate&quot;))" office:value-type="string" office:string-value="Enter the days per year or the daily demand rate" calcext:value-type="string">
            <text:p>Enter the days per year or the daily demand rate</text:p>
          </table:table-cell>
          <table:table-cell table:number-columns-repeated="1021"/>
        </table:table-row>
        <table:table-row table:style-name="ro3">
          <table:table-cell table:style-name="ce52" office:value-type="string" calcext:value-type="string">
            <text:p>Unit price, P</text:p>
          </table:table-cell>
          <table:table-cell table:style-name="ce63"/>
          <table:table-cell table:number-columns-repeated="2"/>
          <table:table-cell>
            <draw:frame table:end-cell-address="POQ.M31" table:end-x="0.0689in" table:end-y="0.0524in" draw:z-index="1" draw:name="Chart 2" draw:style-name="gr3" draw:text-style-name="P3" svg:width="6.9965in" svg:height="3.9276in" svg:x="0in" svg:y="0in">
              <draw:object draw:notify-on-update-of-ranges="POQ.C34:POQ.C34 POQ.C35:POQ.C58 POQ.B35:POQ.B58 POQ.D34:POQ.D34 POQ.D35:POQ.D58 POQ.B35:POQ.B58 POQ.E34:POQ.E34 POQ.E35:POQ.E58 POQ.B35:POQ.B58 POQ.C60:POQ.C61 POQ.B60:POQ.B61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53" office:value-type="string" calcext:value-type="string">
            <text:p>Results</text:p>
          </table:table-cell>
          <table:table-cell table:number-columns-repeated="1023"/>
        </table:table-row>
        <table:table-row table:style-name="ro2">
          <table:table-cell table:style-name="ce81" office:value-type="string" calcext:value-type="string">
            <text:p>Optimal production quantity, Q*</text:p>
          </table:table-cell>
          <table:table-cell table:style-name="ce64" table:formula="of:=SQRT(2*[.B6]*[.B7]/[.B8])*SQRT([.B9]/([.B9]-[.C11]))" office:value-type="string" office:string-value="" calcext:value-type="error">
            <text:p>#DIV/0!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Maximum Inventory Level</text:p>
          </table:table-cell>
          <table:table-cell table:style-name="ce65" table:formula="of:=[.B15]*([.B9]-[.C11])/[.B9]" office:value-type="string" office:string-value="" calcext:value-type="error">
            <text:p>#VALUE!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Average Inventory</text:p>
          </table:table-cell>
          <table:table-cell table:style-name="ce65" table:formula="of:=[.B16]/2" office:value-type="string" office:string-value="" calcext:value-type="error">
            <text:p>#VALUE!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Number of Setups</text:p>
          </table:table-cell>
          <table:table-cell table:style-name="ce82" table:formula="of:=[.B6]/[.B15]" office:value-type="string" office:string-value="" calcext:value-type="error">
            <text:p>#DIV/0!</text:p>
          </table:table-cell>
          <table:table-cell table:number-columns-repeated="1022"/>
        </table:table-row>
        <table:table-row table:style-name="ro2">
          <table:table-cell table:style-name="ce55"/>
          <table:table-cell table:style-name="ce77"/>
          <table:table-cell table:number-columns-repeated="1022"/>
        </table:table-row>
        <table:table-row table:style-name="ro2">
          <table:table-cell table:style-name="ce55" office:value-type="string" calcext:value-type="string">
            <text:p>Holding cost</text:p>
          </table:table-cell>
          <table:table-cell table:style-name="ce83" table:formula="of:=[.B17]*[.B8]" office:value-type="string" office:string-value="" calcext:value-type="error">
            <text:p>#VALUE!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Setup cost</text:p>
          </table:table-cell>
          <table:table-cell table:style-name="ce83" table:formula="of:=[.B18]*[.B7]" office:value-type="string" office:string-value="" calcext:value-type="error">
            <text:p>#DIV/0!</text:p>
          </table:table-cell>
          <table:table-cell table:number-columns-repeated="1022"/>
        </table:table-row>
        <table:table-row table:style-name="ro2">
          <table:table-cell table:style-name="ce55"/>
          <table:table-cell table:style-name="ce83"/>
          <table:table-cell table:number-columns-repeated="1022"/>
        </table:table-row>
        <table:table-row table:style-name="ro2">
          <table:table-cell table:style-name="ce55" office:value-type="string" calcext:value-type="string">
            <text:p>Unit costs</text:p>
          </table:table-cell>
          <table:table-cell table:style-name="ce83" table:formula="of:=[.B12]*[.B6]" office:value-type="float" office:value="0" calcext:value-type="float">
            <text:p><text:s/>$- <text:s text:c="2"/></text:p>
          </table:table-cell>
          <table:table-cell table:number-columns-repeated="1022"/>
        </table:table-row>
        <table:table-row table:style-name="ro2">
          <table:table-cell table:style-name="ce55"/>
          <table:table-cell table:style-name="ce83"/>
          <table:table-cell table:number-columns-repeated="1022"/>
        </table:table-row>
        <table:table-row table:style-name="ro5">
          <table:table-cell table:style-name="ce56" office:value-type="string" calcext:value-type="string">
            <text:p>Total cost, T<text:span text:style-name="T3">c</text:span></text:p>
          </table:table-cell>
          <table:table-cell table:style-name="ce84" table:formula="of:=[.B20]+[.B21]+[.B23]" office:value-type="string" office:string-value="" calcext:value-type="error">
            <text:p>#VALUE!</text:p>
          </table:table-cell>
          <table:table-cell table:number-columns-repeated="1022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58" office:value-type="string" calcext:value-type="string">
            <text:p>Cost Table (Sensitivity)</text:p>
          </table:table-cell>
          <table:table-cell office:value-type="string" calcext:value-type="string">
            <text:p>Start graph at</text:p>
          </table:table-cell>
          <table:table-cell table:style-name="ce71" table:formula="of:=[.B15]/4" office:value-type="string" office:string-value="" calcext:value-type="error">
            <text:p>#DIV/0!</text:p>
          </table:table-cell>
          <table:table-cell office:value-type="string" calcext:value-type="string">
            <text:p>Increment by</text:p>
          </table:table-cell>
          <table:table-cell table:style-name="ce71" table:formula="of:=[.B15]/12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7">
          <table:table-cell/>
          <table:table-cell table:style-name="ce68" office:value-type="string" calcext:value-type="string">
            <text:p>Production Order Quantity, Q</text:p>
          </table:table-cell>
          <table:table-cell table:style-name="ce68" office:value-type="string" calcext:value-type="string">
            <text:p>Setup/Order cost</text:p>
          </table:table-cell>
          <table:table-cell table:style-name="ce68" office:value-type="string" calcext:value-type="string">
            <text:p>Holding cost</text:p>
          </table:table-cell>
          <table:table-cell table:style-name="ce68" office:value-type="string" calcext:value-type="string">
            <text:p>Total cost</text:p>
          </table:table-cell>
          <table:table-cell table:number-columns-repeated="1019"/>
        </table:table-row>
        <table:table-row table:style-name="ro2">
          <table:table-cell/>
          <table:table-cell table:style-name="ce69" table:formula="of:=[.C32]" office:value-type="string" office:string-value="" calcext:value-type="error">
            <text:p>#DIV/0!</text:p>
          </table:table-cell>
          <table:table-cell table:style-name="ce69" table:formula="of:=[.$B$6]*[.$B$7]/[.B35]" office:value-type="string" office:string-value="" calcext:value-type="error">
            <text:p>#DIV/0!</text:p>
          </table:table-cell>
          <table:table-cell table:style-name="ce69" table:formula="of:=[.$B$8]*[.B35]*([.$B$9]-[.$C$11])/[.$B$9]/2" office:value-type="string" office:string-value="" calcext:value-type="error">
            <text:p>#DIV/0!</text:p>
          </table:table-cell>
          <table:table-cell table:style-name="ce69" table:formula="of:=+[.C35]+[.D3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2">
          <table:table-cell/>
          <table:table-cell table:style-name="ce69" table:formula="of:=[.B35]+[.$E$32]" office:value-type="string" office:string-value="" calcext:value-type="error">
            <text:p>#DIV/0!</text:p>
          </table:table-cell>
          <table:table-cell table:style-name="ce69" table:formula="of:=[.$B$6]*[.$B$7]/[.B36]" office:value-type="string" office:string-value="" calcext:value-type="error">
            <text:p>#DIV/0!</text:p>
          </table:table-cell>
          <table:table-cell table:style-name="ce69" table:formula="of:=[.$B$8]*[.B36]*([.$B$9]-[.$C$11])/[.$B$9]/2" office:value-type="string" office:string-value="" calcext:value-type="error">
            <text:p>#DIV/0!</text:p>
          </table:table-cell>
          <table:table-cell table:style-name="ce69" table:formula="of:=+[.C36]+[.D3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2">
          <table:table-cell/>
          <table:table-cell table:style-name="ce69" table:formula="of:=[.B36]+[.$E$32]" office:value-type="string" office:string-value="" calcext:value-type="error">
            <text:p>#DIV/0!</text:p>
          </table:table-cell>
          <table:table-cell table:style-name="ce69" table:formula="of:=[.$B$6]*[.$B$7]/[.B37]" office:value-type="string" office:string-value="" calcext:value-type="error">
            <text:p>#DIV/0!</text:p>
          </table:table-cell>
          <table:table-cell table:style-name="ce69" table:formula="of:=[.$B$8]*[.B37]*([.$B$9]-[.$C$11])/[.$B$9]/2" office:value-type="string" office:string-value="" calcext:value-type="error">
            <text:p>#DIV/0!</text:p>
          </table:table-cell>
          <table:table-cell table:style-name="ce69" table:formula="of:=+[.C37]+[.D3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2">
          <table:table-cell/>
          <table:table-cell table:style-name="ce69" table:formula="of:=[.B37]+[.$E$32]" office:value-type="string" office:string-value="" calcext:value-type="error">
            <text:p>#DIV/0!</text:p>
          </table:table-cell>
          <table:table-cell table:style-name="ce69" table:formula="of:=[.$B$6]*[.$B$7]/[.B38]" office:value-type="string" office:string-value="" calcext:value-type="error">
            <text:p>#DIV/0!</text:p>
          </table:table-cell>
          <table:table-cell table:style-name="ce69" table:formula="of:=[.$B$8]*[.B38]*([.$B$9]-[.$C$11])/[.$B$9]/2" office:value-type="string" office:string-value="" calcext:value-type="error">
            <text:p>#DIV/0!</text:p>
          </table:table-cell>
          <table:table-cell table:style-name="ce69" table:formula="of:=+[.C38]+[.D3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2">
          <table:table-cell/>
          <table:table-cell table:style-name="ce69" table:formula="of:=[.B38]+[.$E$32]" office:value-type="string" office:string-value="" calcext:value-type="error">
            <text:p>#DIV/0!</text:p>
          </table:table-cell>
          <table:table-cell table:style-name="ce69" table:formula="of:=[.$B$6]*[.$B$7]/[.B39]" office:value-type="string" office:string-value="" calcext:value-type="error">
            <text:p>#DIV/0!</text:p>
          </table:table-cell>
          <table:table-cell table:style-name="ce69" table:formula="of:=[.$B$8]*[.B39]*([.$B$9]-[.$C$11])/[.$B$9]/2" office:value-type="string" office:string-value="" calcext:value-type="error">
            <text:p>#DIV/0!</text:p>
          </table:table-cell>
          <table:table-cell table:style-name="ce69" table:formula="of:=+[.C39]+[.D3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2">
          <table:table-cell/>
          <table:table-cell table:style-name="ce69" table:formula="of:=[.B39]+[.$E$32]" office:value-type="string" office:string-value="" calcext:value-type="error">
            <text:p>#DIV/0!</text:p>
          </table:table-cell>
          <table:table-cell table:style-name="ce69" table:formula="of:=[.$B$6]*[.$B$7]/[.B40]" office:value-type="string" office:string-value="" calcext:value-type="error">
            <text:p>#DIV/0!</text:p>
          </table:table-cell>
          <table:table-cell table:style-name="ce69" table:formula="of:=[.$B$8]*[.B40]*([.$B$9]-[.$C$11])/[.$B$9]/2" office:value-type="string" office:string-value="" calcext:value-type="error">
            <text:p>#DIV/0!</text:p>
          </table:table-cell>
          <table:table-cell table:style-name="ce69" table:formula="of:=+[.C40]+[.D4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2">
          <table:table-cell/>
          <table:table-cell table:style-name="ce69" table:formula="of:=[.B40]+[.$E$32]" office:value-type="string" office:string-value="" calcext:value-type="error">
            <text:p>#DIV/0!</text:p>
          </table:table-cell>
          <table:table-cell table:style-name="ce69" table:formula="of:=[.$B$6]*[.$B$7]/[.B41]" office:value-type="string" office:string-value="" calcext:value-type="error">
            <text:p>#DIV/0!</text:p>
          </table:table-cell>
          <table:table-cell table:style-name="ce69" table:formula="of:=[.$B$8]*[.B41]*([.$B$9]-[.$C$11])/[.$B$9]/2" office:value-type="string" office:string-value="" calcext:value-type="error">
            <text:p>#DIV/0!</text:p>
          </table:table-cell>
          <table:table-cell table:style-name="ce69" table:formula="of:=+[.C41]+[.D4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2">
          <table:table-cell/>
          <table:table-cell table:style-name="ce69" table:formula="of:=[.B41]+[.$E$32]" office:value-type="string" office:string-value="" calcext:value-type="error">
            <text:p>#DIV/0!</text:p>
          </table:table-cell>
          <table:table-cell table:style-name="ce69" table:formula="of:=[.$B$6]*[.$B$7]/[.B42]" office:value-type="string" office:string-value="" calcext:value-type="error">
            <text:p>#DIV/0!</text:p>
          </table:table-cell>
          <table:table-cell table:style-name="ce69" table:formula="of:=[.$B$8]*[.B42]*([.$B$9]-[.$C$11])/[.$B$9]/2" office:value-type="string" office:string-value="" calcext:value-type="error">
            <text:p>#DIV/0!</text:p>
          </table:table-cell>
          <table:table-cell table:style-name="ce69" table:formula="of:=+[.C42]+[.D4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2">
          <table:table-cell/>
          <table:table-cell table:style-name="ce69" table:formula="of:=[.B42]+[.$E$32]" office:value-type="string" office:string-value="" calcext:value-type="error">
            <text:p>#DIV/0!</text:p>
          </table:table-cell>
          <table:table-cell table:style-name="ce69" table:formula="of:=[.$B$6]*[.$B$7]/[.B43]" office:value-type="string" office:string-value="" calcext:value-type="error">
            <text:p>#DIV/0!</text:p>
          </table:table-cell>
          <table:table-cell table:style-name="ce69" table:formula="of:=[.$B$8]*[.B43]*([.$B$9]-[.$C$11])/[.$B$9]/2" office:value-type="string" office:string-value="" calcext:value-type="error">
            <text:p>#DIV/0!</text:p>
          </table:table-cell>
          <table:table-cell table:style-name="ce69" table:formula="of:=+[.C43]+[.D4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2">
          <table:table-cell/>
          <table:table-cell table:style-name="ce69" table:formula="of:=[.B43]+[.$E$32]" office:value-type="string" office:string-value="" calcext:value-type="error">
            <text:p>#DIV/0!</text:p>
          </table:table-cell>
          <table:table-cell table:style-name="ce69" table:formula="of:=[.$B$6]*[.$B$7]/[.B44]" office:value-type="string" office:string-value="" calcext:value-type="error">
            <text:p>#DIV/0!</text:p>
          </table:table-cell>
          <table:table-cell table:style-name="ce69" table:formula="of:=[.$B$8]*[.B44]*([.$B$9]-[.$C$11])/[.$B$9]/2" office:value-type="string" office:string-value="" calcext:value-type="error">
            <text:p>#DIV/0!</text:p>
          </table:table-cell>
          <table:table-cell table:style-name="ce69" table:formula="of:=+[.C44]+[.D4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2">
          <table:table-cell/>
          <table:table-cell table:style-name="ce69" table:formula="of:=[.B44]+[.$E$32]" office:value-type="string" office:string-value="" calcext:value-type="error">
            <text:p>#DIV/0!</text:p>
          </table:table-cell>
          <table:table-cell table:style-name="ce69" table:formula="of:=[.$B$6]*[.$B$7]/[.B45]" office:value-type="string" office:string-value="" calcext:value-type="error">
            <text:p>#DIV/0!</text:p>
          </table:table-cell>
          <table:table-cell table:style-name="ce69" table:formula="of:=[.$B$8]*[.B45]*([.$B$9]-[.$C$11])/[.$B$9]/2" office:value-type="string" office:string-value="" calcext:value-type="error">
            <text:p>#DIV/0!</text:p>
          </table:table-cell>
          <table:table-cell table:style-name="ce69" table:formula="of:=+[.C45]+[.D4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2">
          <table:table-cell/>
          <table:table-cell table:style-name="ce69" table:formula="of:=[.B45]+[.$E$32]" office:value-type="string" office:string-value="" calcext:value-type="error">
            <text:p>#DIV/0!</text:p>
          </table:table-cell>
          <table:table-cell table:style-name="ce69" table:formula="of:=[.$B$6]*[.$B$7]/[.B46]" office:value-type="string" office:string-value="" calcext:value-type="error">
            <text:p>#DIV/0!</text:p>
          </table:table-cell>
          <table:table-cell table:style-name="ce69" table:formula="of:=[.$B$8]*[.B46]*([.$B$9]-[.$C$11])/[.$B$9]/2" office:value-type="string" office:string-value="" calcext:value-type="error">
            <text:p>#DIV/0!</text:p>
          </table:table-cell>
          <table:table-cell table:style-name="ce69" table:formula="of:=+[.C46]+[.D4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2">
          <table:table-cell/>
          <table:table-cell table:style-name="ce69" table:formula="of:=[.B46]+[.$E$32]" office:value-type="string" office:string-value="" calcext:value-type="error">
            <text:p>#DIV/0!</text:p>
          </table:table-cell>
          <table:table-cell table:style-name="ce69" table:formula="of:=[.$B$6]*[.$B$7]/[.B47]" office:value-type="string" office:string-value="" calcext:value-type="error">
            <text:p>#DIV/0!</text:p>
          </table:table-cell>
          <table:table-cell table:style-name="ce69" table:formula="of:=[.$B$8]*[.B47]*([.$B$9]-[.$C$11])/[.$B$9]/2" office:value-type="string" office:string-value="" calcext:value-type="error">
            <text:p>#DIV/0!</text:p>
          </table:table-cell>
          <table:table-cell table:style-name="ce69" table:formula="of:=+[.C47]+[.D4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2">
          <table:table-cell/>
          <table:table-cell table:style-name="ce69" table:formula="of:=[.B47]+[.$E$32]" office:value-type="string" office:string-value="" calcext:value-type="error">
            <text:p>#DIV/0!</text:p>
          </table:table-cell>
          <table:table-cell table:style-name="ce69" table:formula="of:=[.$B$6]*[.$B$7]/[.B48]" office:value-type="string" office:string-value="" calcext:value-type="error">
            <text:p>#DIV/0!</text:p>
          </table:table-cell>
          <table:table-cell table:style-name="ce69" table:formula="of:=[.$B$8]*[.B48]*([.$B$9]-[.$C$11])/[.$B$9]/2" office:value-type="string" office:string-value="" calcext:value-type="error">
            <text:p>#DIV/0!</text:p>
          </table:table-cell>
          <table:table-cell table:style-name="ce69" table:formula="of:=+[.C48]+[.D4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2">
          <table:table-cell/>
          <table:table-cell table:style-name="ce69" table:formula="of:=[.B48]+[.$E$32]" office:value-type="string" office:string-value="" calcext:value-type="error">
            <text:p>#DIV/0!</text:p>
          </table:table-cell>
          <table:table-cell table:style-name="ce69" table:formula="of:=[.$B$6]*[.$B$7]/[.B49]" office:value-type="string" office:string-value="" calcext:value-type="error">
            <text:p>#DIV/0!</text:p>
          </table:table-cell>
          <table:table-cell table:style-name="ce69" table:formula="of:=[.$B$8]*[.B49]*([.$B$9]-[.$C$11])/[.$B$9]/2" office:value-type="string" office:string-value="" calcext:value-type="error">
            <text:p>#DIV/0!</text:p>
          </table:table-cell>
          <table:table-cell table:style-name="ce69" table:formula="of:=+[.C49]+[.D4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2">
          <table:table-cell/>
          <table:table-cell table:style-name="ce69" table:formula="of:=[.B49]+[.$E$32]" office:value-type="string" office:string-value="" calcext:value-type="error">
            <text:p>#DIV/0!</text:p>
          </table:table-cell>
          <table:table-cell table:style-name="ce69" table:formula="of:=[.$B$6]*[.$B$7]/[.B50]" office:value-type="string" office:string-value="" calcext:value-type="error">
            <text:p>#DIV/0!</text:p>
          </table:table-cell>
          <table:table-cell table:style-name="ce69" table:formula="of:=[.$B$8]*[.B50]*([.$B$9]-[.$C$11])/[.$B$9]/2" office:value-type="string" office:string-value="" calcext:value-type="error">
            <text:p>#DIV/0!</text:p>
          </table:table-cell>
          <table:table-cell table:style-name="ce69" table:formula="of:=+[.C50]+[.D5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2">
          <table:table-cell/>
          <table:table-cell table:style-name="ce69" table:formula="of:=[.B50]+[.$E$32]" office:value-type="string" office:string-value="" calcext:value-type="error">
            <text:p>#DIV/0!</text:p>
          </table:table-cell>
          <table:table-cell table:style-name="ce69" table:formula="of:=[.$B$6]*[.$B$7]/[.B51]" office:value-type="string" office:string-value="" calcext:value-type="error">
            <text:p>#DIV/0!</text:p>
          </table:table-cell>
          <table:table-cell table:style-name="ce69" table:formula="of:=[.$B$8]*[.B51]*([.$B$9]-[.$C$11])/[.$B$9]/2" office:value-type="string" office:string-value="" calcext:value-type="error">
            <text:p>#DIV/0!</text:p>
          </table:table-cell>
          <table:table-cell table:style-name="ce69" table:formula="of:=+[.C51]+[.D5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2">
          <table:table-cell/>
          <table:table-cell table:style-name="ce69" table:formula="of:=[.B51]+[.$E$32]" office:value-type="string" office:string-value="" calcext:value-type="error">
            <text:p>#DIV/0!</text:p>
          </table:table-cell>
          <table:table-cell table:style-name="ce69" table:formula="of:=[.$B$6]*[.$B$7]/[.B52]" office:value-type="string" office:string-value="" calcext:value-type="error">
            <text:p>#DIV/0!</text:p>
          </table:table-cell>
          <table:table-cell table:style-name="ce69" table:formula="of:=[.$B$8]*[.B52]*([.$B$9]-[.$C$11])/[.$B$9]/2" office:value-type="string" office:string-value="" calcext:value-type="error">
            <text:p>#DIV/0!</text:p>
          </table:table-cell>
          <table:table-cell table:style-name="ce69" table:formula="of:=+[.C52]+[.D5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2">
          <table:table-cell/>
          <table:table-cell table:style-name="ce69" table:formula="of:=[.B52]+[.$E$32]" office:value-type="string" office:string-value="" calcext:value-type="error">
            <text:p>#DIV/0!</text:p>
          </table:table-cell>
          <table:table-cell table:style-name="ce69" table:formula="of:=[.$B$6]*[.$B$7]/[.B53]" office:value-type="string" office:string-value="" calcext:value-type="error">
            <text:p>#DIV/0!</text:p>
          </table:table-cell>
          <table:table-cell table:style-name="ce69" table:formula="of:=[.$B$8]*[.B53]*([.$B$9]-[.$C$11])/[.$B$9]/2" office:value-type="string" office:string-value="" calcext:value-type="error">
            <text:p>#DIV/0!</text:p>
          </table:table-cell>
          <table:table-cell table:style-name="ce69" table:formula="of:=+[.C53]+[.D5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2">
          <table:table-cell/>
          <table:table-cell table:style-name="ce69" table:formula="of:=[.B53]+[.$E$32]" office:value-type="string" office:string-value="" calcext:value-type="error">
            <text:p>#DIV/0!</text:p>
          </table:table-cell>
          <table:table-cell table:style-name="ce69" table:formula="of:=[.$B$6]*[.$B$7]/[.B54]" office:value-type="string" office:string-value="" calcext:value-type="error">
            <text:p>#DIV/0!</text:p>
          </table:table-cell>
          <table:table-cell table:style-name="ce69" table:formula="of:=[.$B$8]*[.B54]*([.$B$9]-[.$C$11])/[.$B$9]/2" office:value-type="string" office:string-value="" calcext:value-type="error">
            <text:p>#DIV/0!</text:p>
          </table:table-cell>
          <table:table-cell table:style-name="ce69" table:formula="of:=+[.C54]+[.D5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2">
          <table:table-cell/>
          <table:table-cell table:style-name="ce69" table:formula="of:=[.B54]+[.$E$32]" office:value-type="string" office:string-value="" calcext:value-type="error">
            <text:p>#DIV/0!</text:p>
          </table:table-cell>
          <table:table-cell table:style-name="ce69" table:formula="of:=[.$B$6]*[.$B$7]/[.B55]" office:value-type="string" office:string-value="" calcext:value-type="error">
            <text:p>#DIV/0!</text:p>
          </table:table-cell>
          <table:table-cell table:style-name="ce69" table:formula="of:=[.$B$8]*[.B55]*([.$B$9]-[.$C$11])/[.$B$9]/2" office:value-type="string" office:string-value="" calcext:value-type="error">
            <text:p>#DIV/0!</text:p>
          </table:table-cell>
          <table:table-cell table:style-name="ce69" table:formula="of:=+[.C55]+[.D5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2">
          <table:table-cell/>
          <table:table-cell table:style-name="ce69" table:formula="of:=[.B55]+[.$E$32]" office:value-type="string" office:string-value="" calcext:value-type="error">
            <text:p>#DIV/0!</text:p>
          </table:table-cell>
          <table:table-cell table:style-name="ce69" table:formula="of:=[.$B$6]*[.$B$7]/[.B56]" office:value-type="string" office:string-value="" calcext:value-type="error">
            <text:p>#DIV/0!</text:p>
          </table:table-cell>
          <table:table-cell table:style-name="ce69" table:formula="of:=[.$B$8]*[.B56]*([.$B$9]-[.$C$11])/[.$B$9]/2" office:value-type="string" office:string-value="" calcext:value-type="error">
            <text:p>#DIV/0!</text:p>
          </table:table-cell>
          <table:table-cell table:style-name="ce69" table:formula="of:=+[.C56]+[.D5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2">
          <table:table-cell/>
          <table:table-cell table:style-name="ce69" table:formula="of:=[.B56]+[.$E$32]" office:value-type="string" office:string-value="" calcext:value-type="error">
            <text:p>#DIV/0!</text:p>
          </table:table-cell>
          <table:table-cell table:style-name="ce69" table:formula="of:=[.$B$6]*[.$B$7]/[.B57]" office:value-type="string" office:string-value="" calcext:value-type="error">
            <text:p>#DIV/0!</text:p>
          </table:table-cell>
          <table:table-cell table:style-name="ce69" table:formula="of:=[.$B$8]*[.B57]*([.$B$9]-[.$C$11])/[.$B$9]/2" office:value-type="string" office:string-value="" calcext:value-type="error">
            <text:p>#DIV/0!</text:p>
          </table:table-cell>
          <table:table-cell table:style-name="ce69" table:formula="of:=+[.C57]+[.D5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2">
          <table:table-cell/>
          <table:table-cell table:style-name="ce69" table:formula="of:=[.B57]+[.$E$32]" office:value-type="string" office:string-value="" calcext:value-type="error">
            <text:p>#DIV/0!</text:p>
          </table:table-cell>
          <table:table-cell table:style-name="ce69" table:formula="of:=[.$B$6]*[.$B$7]/[.B58]" office:value-type="string" office:string-value="" calcext:value-type="error">
            <text:p>#DIV/0!</text:p>
          </table:table-cell>
          <table:table-cell table:style-name="ce69" table:formula="of:=[.$B$8]*[.B58]*([.$B$9]-[.$C$11])/[.$B$9]/2" office:value-type="string" office:string-value="" calcext:value-type="error">
            <text:p>#DIV/0!</text:p>
          </table:table-cell>
          <table:table-cell table:style-name="ce69" table:formula="of:=+[.C58]+[.D5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2">
          <table:table-cell/>
          <table:table-cell table:style-name="ce69" table:number-columns-repeated="4"/>
          <table:table-cell table:number-columns-repeated="1019"/>
        </table:table-row>
        <table:table-row table:style-name="ro2">
          <table:table-cell/>
          <table:table-cell table:style-name="ce69" table:formula="of:=[.B15]" office:value-type="string" office:string-value="" calcext:value-type="error">
            <text:p>#DIV/0!</text:p>
          </table:table-cell>
          <table:table-cell table:style-name="ce69" office:value-type="float" office:value="0" calcext:value-type="float">
            <text:p>0.00</text:p>
          </table:table-cell>
          <table:table-cell table:style-name="ce69" table:number-columns-repeated="2"/>
          <table:table-cell table:number-columns-repeated="1019"/>
        </table:table-row>
        <table:table-row table:style-name="ro2">
          <table:table-cell/>
          <table:table-cell table:style-name="ce69" table:formula="of:=[.B15]" office:value-type="string" office:string-value="" calcext:value-type="error">
            <text:p>#DIV/0!</text:p>
          </table:table-cell>
          <table:table-cell table:style-name="ce69" table:formula="of:=[.B20]+[.B21]" office:value-type="string" office:string-value="" calcext:value-type="error">
            <text:p>#VALUE!</text:p>
          </table:table-cell>
          <table:table-cell table:style-name="ce69" table:number-columns-repeated="2"/>
          <table:table-cell table:number-columns-repeated="1019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changecolor" table:base-cell-address="$'ABC Model'.$A$1" table:expression="POQ.changecolor"/>
          <table:named-expression table:name="colorlist_change" table:base-cell-address="$'ABC Model'.$A$1" table:expression="POQ.colorlist_change"/>
          <table:named-expression table:name="color_CANCEL" table:base-cell-address="$'ABC Model'.$A$1" table:expression="POQ.color_CANCEL"/>
          <table:named-expression table:name="color_DEFAULT" table:base-cell-address="$'ABC Model'.$A$1" table:expression="POQ.color_DEFAULT"/>
          <table:named-expression table:name="color_OK" table:base-cell-address="$'ABC Model'.$A$1" table:expression="POQ.color_OK"/>
          <table:named-expression table:name="HTML_Control" table:base-cell-address="$'ABC Model'.$A$1" table:expression="{&quot;'Builds'!$B$72:$D$199&quot;}"/>
        </table:named-expressions>
      </table:table>
      <table:table table:name="Safety Stock 1" table:style-name="ta5">
        <office:forms form:automatic-focus="false" form:apply-design-mode="false"/>
        <table:table-column table:style-name="co10" table:default-cell-style-name="ce3"/>
        <table:table-column table:style-name="co11" table:number-columns-repeated="5" table:default-cell-style-name="ce3"/>
        <table:table-column table:style-name="co1" table:number-columns-repeated="1018" table:default-cell-style-name="ce3"/>
        <table:table-row table:style-name="ro1">
          <table:table-cell table:style-name="ce1" office:value-type="string" calcext:value-type="string">
            <office:annotation draw:style-name="gr1" draw:text-style-name="P2" svg:width="1.5886in" svg:height="0.8398in" svg:x="1.9685in" svg:y="0in" draw:caption-point-x="-0.0457in" draw:caption-point-y="0.0039in">
              <dc:date>2022-03-11T00:00:00</dc:date>
              <text:p text:style-name="P1">Created by Excel OM/QM version 5.2.116</text:p>
            </office:annotation>
            <text:p>Inventory/Safety Stock Calculation (Discrete)</text:p>
          </table:table-cell>
          <table:table-cell table:style-name="ce6" table:number-columns-repeated="7"/>
          <table:table-cell table:number-columns-repeated="1016"/>
        </table:table-row>
        <table:table-row table:style-name="ro2">
          <table:table-cell table:style-name="ce2" table:number-columns-repeated="2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 calcext:value-type="string">
            <office:annotation draw:style-name="gr9" draw:text-style-name="P2" svg:width="1.8433in" svg:height="0.8472in" svg:x="0.7917in" svg:y="0.5555in" draw:caption-point-x="1.1311in" draw:caption-point-y="0.1217in">
              <dc:date>2022-03-11T00:00:00</dc:date>
              <text:p text:style-name="P1">Inventory/Safety Stock Calculation (Discrete): Submodel = <text:s/>8; Problem size @ <text:s/>5 by 0</text:p>
            </office:annotation>
            <text:p>Dat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order point</text:p>
          </table:table-cell>
          <table:table-cell table:style-name="ce12" office:value-type="float" office:value="200" calcext:value-type="float">
            <text:p>2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nual carrying cost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ockout cost</text:p>
          </table:table-cell>
          <table:table-cell table:style-name="ce12" office:value-type="float" office:value="70" calcext:value-type="float">
            <text:p>7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rders per year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86" office:value-type="string" calcext:value-type="string">
            <text:p>Profit Table</text:p>
          </table:table-cell>
          <table:table-cell table:number-columns-repeated="6"/>
          <table:table-cell table:style-name="ce86" office:value-type="string" calcext:value-type="string">
            <text:p>Results</text:p>
          </table:table-cell>
          <table:table-cell table:number-columns-repeated="1016"/>
        </table:table-row>
        <table:table-row table:style-name="ro8">
          <table:table-cell table:style-name="ce87" office:value-type="string" calcext:value-type="string">
            <text:p>Probability</text:p>
          </table:table-cell>
          <table:table-cell table:number-columns-repeated="5" table:style-name="ce91" office:value-type="float" office:value="0.2" calcext:value-type="float">
            <text:p>0.2</text:p>
          </table:table-cell>
          <table:table-cell/>
          <table:table-cell table:style-name="ce95" office:value-type="string" calcext:value-type="string">
            <text:p>EMV</text:p>
          </table:table-cell>
          <table:table-cell table:style-name="ce100" office:value-type="string" calcext:value-type="string">
            <text:p>Minimum</text:p>
          </table:table-cell>
          <table:table-cell table:style-name="ce103" office:value-type="string" calcext:value-type="string">
            <text:p>Maximum</text:p>
          </table:table-cell>
          <table:table-cell table:number-columns-repeated="1014"/>
        </table:table-row>
        <table:table-row table:style-name="ro3">
          <table:table-cell table:style-name="ce88" office:value-type="string" calcext:value-type="string">
            <text:p>Safety stock\Demand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00" calcext:value-type="float">
            <text:p>100</text:p>
          </table:table-cell>
          <table:table-cell table:style-name="ce92" office:value-type="float" office:value="200" calcext:value-type="float">
            <text:p>200</text:p>
          </table:table-cell>
          <table:table-cell table:style-name="ce92" office:value-type="float" office:value="300" calcext:value-type="float">
            <text:p>300</text:p>
          </table:table-cell>
          <table:table-cell table:style-name="ce94" office:value-type="float" office:value="400" calcext:value-type="float">
            <text:p>400</text:p>
          </table:table-cell>
          <table:table-cell/>
          <table:table-cell table:style-name="ce96" table:formula="of:=IF(ABS(SUM([.$B$11:.$F$11])-1)&gt;0.01;&quot;Probabilities do not sum to 1&quot;;&quot;&quot;)">
            <text:p/>
          </table:table-cell>
          <table:table-cell table:style-name="ce31"/>
          <table:table-cell table:style-name="ce104"/>
          <table:table-cell table:number-columns-repeated="1014"/>
        </table:table-row>
        <table:table-row table:style-name="ro3">
          <table:table-cell table:style-name="ce89" table:formula="of:=[.$F$12]-[.F12]" office:value-type="float" office:value="0" calcext:value-type="float">
            <text:p>0</text:p>
          </table:table-cell>
          <table:table-cell table:style-name="ce93" table:formula="of:=[.$A13]*[.$B$6]+MAX(0;[.B$12]-([.$A13]+[.$B$5]))*[.$B$7]*[.$B$8]" office:value-type="float" office:value="0" calcext:value-type="float">
            <text:p>0</text:p>
          </table:table-cell>
          <table:table-cell table:style-name="ce93" table:formula="of:=[.$A13]*[.$B$6]+MAX(0;[.C$12]-([.$A13]+[.$B$5]))*[.$B$7]*[.$B$8]" office:value-type="float" office:value="0" calcext:value-type="float">
            <text:p>0</text:p>
          </table:table-cell>
          <table:table-cell table:style-name="ce93" table:formula="of:=[.$A13]*[.$B$6]+MAX(0;[.D$12]-([.$A13]+[.$B$5]))*[.$B$7]*[.$B$8]" office:value-type="float" office:value="0" calcext:value-type="float">
            <text:p>0</text:p>
          </table:table-cell>
          <table:table-cell table:style-name="ce93" table:formula="of:=[.$A13]*[.$B$6]+MAX(0;[.E$12]-([.$A13]+[.$B$5]))*[.$B$7]*[.$B$8]" office:value-type="float" office:value="7000" calcext:value-type="float">
            <text:p>7000</text:p>
          </table:table-cell>
          <table:table-cell table:style-name="ce93" table:formula="of:=[.$A13]*[.$B$6]+MAX(0;[.F$12]-([.$A13]+[.$B$5]))*[.$B$7]*[.$B$8]" office:value-type="float" office:value="14000" calcext:value-type="float">
            <text:p>14000</text:p>
          </table:table-cell>
          <table:table-cell/>
          <table:table-cell table:style-name="ce97" table:formula="of:=SUMPRODUCT([.$B$11:.$F$11];[.B13:.F13])" office:value-type="float" office:value="4200" calcext:value-type="float">
            <text:p>4200</text:p>
          </table:table-cell>
          <table:table-cell table:style-name="ce31" table:formula="of:=MIN([.B13:.F13])" office:value-type="float" office:value="0" calcext:value-type="float">
            <text:p>0</text:p>
          </table:table-cell>
          <table:table-cell table:style-name="ce104" table:formula="of:=MAX([.B13:.F13])" office:value-type="float" office:value="14000" calcext:value-type="float">
            <text:p>14000</text:p>
          </table:table-cell>
          <table:table-cell table:number-columns-repeated="1014"/>
        </table:table-row>
        <table:table-row table:style-name="ro2">
          <table:table-cell table:style-name="ce89" table:formula="of:=[.$F$12]-[.E12]" office:value-type="float" office:value="100" calcext:value-type="float">
            <text:p>100</text:p>
          </table:table-cell>
          <table:table-cell table:style-name="ce93" table:formula="of:=[.$A14]*[.$B$6]+MAX(0;[.B$12]-([.$A14]+[.$B$5]))*[.$B$7]*[.$B$8]" office:value-type="float" office:value="2000" calcext:value-type="float">
            <text:p>2000</text:p>
          </table:table-cell>
          <table:table-cell table:style-name="ce93" table:formula="of:=[.$A14]*[.$B$6]+MAX(0;[.C$12]-([.$A14]+[.$B$5]))*[.$B$7]*[.$B$8]" office:value-type="float" office:value="2000" calcext:value-type="float">
            <text:p>2000</text:p>
          </table:table-cell>
          <table:table-cell table:style-name="ce93" table:formula="of:=[.$A14]*[.$B$6]+MAX(0;[.D$12]-([.$A14]+[.$B$5]))*[.$B$7]*[.$B$8]" office:value-type="float" office:value="2000" calcext:value-type="float">
            <text:p>2000</text:p>
          </table:table-cell>
          <table:table-cell table:style-name="ce93" table:formula="of:=[.$A14]*[.$B$6]+MAX(0;[.E$12]-([.$A14]+[.$B$5]))*[.$B$7]*[.$B$8]" office:value-type="float" office:value="2000" calcext:value-type="float">
            <text:p>2000</text:p>
          </table:table-cell>
          <table:table-cell table:style-name="ce93" table:formula="of:=[.$A14]*[.$B$6]+MAX(0;[.F$12]-([.$A14]+[.$B$5]))*[.$B$7]*[.$B$8]" office:value-type="float" office:value="9000" calcext:value-type="float">
            <text:p>9000</text:p>
          </table:table-cell>
          <table:table-cell/>
          <table:table-cell table:style-name="ce97" table:formula="of:=SUMPRODUCT([.$B$11:.$F$11];[.B14:.F14])" office:value-type="float" office:value="3400" calcext:value-type="float">
            <text:p>3400</text:p>
          </table:table-cell>
          <table:table-cell table:style-name="ce31" table:formula="of:=MIN([.B14:.F14])" office:value-type="float" office:value="2000" calcext:value-type="float">
            <text:p>2000</text:p>
          </table:table-cell>
          <table:table-cell table:style-name="ce104" table:formula="of:=MAX([.B14:.F14])" office:value-type="float" office:value="9000" calcext:value-type="float">
            <text:p>9000</text:p>
          </table:table-cell>
          <table:table-cell table:number-columns-repeated="1014"/>
        </table:table-row>
        <table:table-row table:style-name="ro2">
          <table:table-cell table:style-name="ce89" table:formula="of:=[.$F$12]-[.D12]" office:value-type="float" office:value="200" calcext:value-type="float">
            <text:p>200</text:p>
          </table:table-cell>
          <table:table-cell table:style-name="ce93" table:formula="of:=[.$A15]*[.$B$6]+MAX(0;[.B$12]-([.$A15]+[.$B$5]))*[.$B$7]*[.$B$8]" office:value-type="float" office:value="4000" calcext:value-type="float">
            <text:p>4000</text:p>
          </table:table-cell>
          <table:table-cell table:style-name="ce93" table:formula="of:=[.$A15]*[.$B$6]+MAX(0;[.C$12]-([.$A15]+[.$B$5]))*[.$B$7]*[.$B$8]" office:value-type="float" office:value="4000" calcext:value-type="float">
            <text:p>4000</text:p>
          </table:table-cell>
          <table:table-cell table:style-name="ce93" table:formula="of:=[.$A15]*[.$B$6]+MAX(0;[.D$12]-([.$A15]+[.$B$5]))*[.$B$7]*[.$B$8]" office:value-type="float" office:value="4000" calcext:value-type="float">
            <text:p>4000</text:p>
          </table:table-cell>
          <table:table-cell table:style-name="ce93" table:formula="of:=[.$A15]*[.$B$6]+MAX(0;[.E$12]-([.$A15]+[.$B$5]))*[.$B$7]*[.$B$8]" office:value-type="float" office:value="4000" calcext:value-type="float">
            <text:p>4000</text:p>
          </table:table-cell>
          <table:table-cell table:style-name="ce93" table:formula="of:=[.$A15]*[.$B$6]+MAX(0;[.F$12]-([.$A15]+[.$B$5]))*[.$B$7]*[.$B$8]" office:value-type="float" office:value="4000" calcext:value-type="float">
            <text:p>4000</text:p>
          </table:table-cell>
          <table:table-cell/>
          <table:table-cell table:style-name="ce96" table:formula="of:=SUMPRODUCT([.$B$11:.$F$11];[.B15:.F15])" office:value-type="float" office:value="4000" calcext:value-type="float">
            <text:p>4000</text:p>
          </table:table-cell>
          <table:table-cell table:style-name="ce31" table:formula="of:=MIN([.B15:.F15])" office:value-type="float" office:value="4000" calcext:value-type="float">
            <text:p>4000</text:p>
          </table:table-cell>
          <table:table-cell table:style-name="ce104" table:formula="of:=MAX([.B15:.F15])" office:value-type="float" office:value="4000" calcext:value-type="float">
            <text:p>4000</text:p>
          </table:table-cell>
          <table:table-cell table:number-columns-repeated="1014"/>
        </table:table-row>
        <table:table-row table:style-name="ro2">
          <table:table-cell table:style-name="ce89" table:formula="of:=[.$F$12]-[.C12]" office:value-type="float" office:value="300" calcext:value-type="float">
            <text:p>300</text:p>
          </table:table-cell>
          <table:table-cell table:style-name="ce93" table:formula="of:=[.$A16]*[.$B$6]+MAX(0;[.B$12]-([.$A16]+[.$B$5]))*[.$B$7]*[.$B$8]" office:value-type="float" office:value="6000" calcext:value-type="float">
            <text:p>6000</text:p>
          </table:table-cell>
          <table:table-cell table:style-name="ce93" table:formula="of:=[.$A16]*[.$B$6]+MAX(0;[.C$12]-([.$A16]+[.$B$5]))*[.$B$7]*[.$B$8]" office:value-type="float" office:value="6000" calcext:value-type="float">
            <text:p>6000</text:p>
          </table:table-cell>
          <table:table-cell table:style-name="ce93" table:formula="of:=[.$A16]*[.$B$6]+MAX(0;[.D$12]-([.$A16]+[.$B$5]))*[.$B$7]*[.$B$8]" office:value-type="float" office:value="6000" calcext:value-type="float">
            <text:p>6000</text:p>
          </table:table-cell>
          <table:table-cell table:style-name="ce93" table:formula="of:=[.$A16]*[.$B$6]+MAX(0;[.E$12]-([.$A16]+[.$B$5]))*[.$B$7]*[.$B$8]" office:value-type="float" office:value="6000" calcext:value-type="float">
            <text:p>6000</text:p>
          </table:table-cell>
          <table:table-cell table:style-name="ce93" table:formula="of:=[.$A16]*[.$B$6]+MAX(0;[.F$12]-([.$A16]+[.$B$5]))*[.$B$7]*[.$B$8]" office:value-type="float" office:value="6000" calcext:value-type="float">
            <text:p>6000</text:p>
          </table:table-cell>
          <table:table-cell/>
          <table:table-cell table:style-name="ce96" table:formula="of:=SUMPRODUCT([.$B$11:.$F$11];[.B16:.F16])" office:value-type="float" office:value="6000" calcext:value-type="float">
            <text:p>6000</text:p>
          </table:table-cell>
          <table:table-cell table:style-name="ce31" table:formula="of:=MIN([.B16:.F16])" office:value-type="float" office:value="6000" calcext:value-type="float">
            <text:p>6000</text:p>
          </table:table-cell>
          <table:table-cell table:style-name="ce104" table:formula="of:=MAX([.B16:.F16])" office:value-type="float" office:value="6000" calcext:value-type="float">
            <text:p>6000</text:p>
          </table:table-cell>
          <table:table-cell table:number-columns-repeated="1014"/>
        </table:table-row>
        <table:table-row table:style-name="ro3">
          <table:table-cell table:style-name="ce90" table:formula="of:=[.$F$12]-[.B12]" office:value-type="float" office:value="400" calcext:value-type="float">
            <text:p>400</text:p>
          </table:table-cell>
          <table:table-cell table:style-name="ce93" table:formula="of:=[.$A17]*[.$B$6]+MAX(0;[.B$12]-([.$A17]+[.$B$5]))*[.$B$7]*[.$B$8]" office:value-type="float" office:value="8000" calcext:value-type="float">
            <text:p>8000</text:p>
          </table:table-cell>
          <table:table-cell table:style-name="ce93" table:formula="of:=[.$A17]*[.$B$6]+MAX(0;[.C$12]-([.$A17]+[.$B$5]))*[.$B$7]*[.$B$8]" office:value-type="float" office:value="8000" calcext:value-type="float">
            <text:p>8000</text:p>
          </table:table-cell>
          <table:table-cell table:style-name="ce93" table:formula="of:=[.$A17]*[.$B$6]+MAX(0;[.D$12]-([.$A17]+[.$B$5]))*[.$B$7]*[.$B$8]" office:value-type="float" office:value="8000" calcext:value-type="float">
            <text:p>8000</text:p>
          </table:table-cell>
          <table:table-cell table:style-name="ce93" table:formula="of:=[.$A17]*[.$B$6]+MAX(0;[.E$12]-([.$A17]+[.$B$5]))*[.$B$7]*[.$B$8]" office:value-type="float" office:value="8000" calcext:value-type="float">
            <text:p>8000</text:p>
          </table:table-cell>
          <table:table-cell table:style-name="ce93" table:formula="of:=[.$A17]*[.$B$6]+MAX(0;[.F$12]-([.$A17]+[.$B$5]))*[.$B$7]*[.$B$8]" office:value-type="float" office:value="8000" calcext:value-type="float">
            <text:p>8000</text:p>
          </table:table-cell>
          <table:table-cell/>
          <table:table-cell table:style-name="ce98" table:formula="of:=SUMPRODUCT([.$B$11:.$F$11];[.B17:.F17])" office:value-type="float" office:value="8000" calcext:value-type="float">
            <text:p>8000</text:p>
          </table:table-cell>
          <table:table-cell table:style-name="ce101" table:formula="of:=MIN([.B17:.F17])" office:value-type="float" office:value="8000" calcext:value-type="float">
            <text:p>8000</text:p>
          </table:table-cell>
          <table:table-cell table:style-name="ce105" table:formula="of:=MAX([.B17:.F17])" office:value-type="float" office:value="8000" calcext:value-type="float">
            <text:p>8000</text:p>
          </table:table-cell>
          <table:table-cell table:number-columns-repeated="1014"/>
        </table:table-row>
        <table:table-row table:style-name="ro3">
          <table:table-cell table:number-columns-repeated="6"/>
          <table:table-cell table:style-name="ce86" office:value-type="string" calcext:value-type="string">
            <text:p>Minimum</text:p>
          </table:table-cell>
          <table:table-cell table:style-name="ce99" table:formula="of:=MIN([.H13:.H17])" office:value-type="float" office:value="3400" calcext:value-type="float">
            <text:p>3400</text:p>
          </table:table-cell>
          <table:table-cell table:style-name="ce102" table:formula="of:=MIN([.I13:.I17])" office:value-type="float" office:value="0" calcext:value-type="float">
            <text:p>0</text:p>
          </table:table-cell>
          <table:table-cell table:style-name="ce106" table:formula="of:=MIN([.J13:.J17])" office:value-type="float" office:value="4000" calcext:value-type="float">
            <text:p>4000</text:p>
          </table:table-cell>
          <table:table-cell table:number-columns-repeated="1014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expression table:name="changecolor" table:base-cell-address="$'ABC Model'.$A$1" table:expression="[0]!changecolor"/>
        <table:named-expression table:name="colorlist_change" table:base-cell-address="$'ABC Model'.$A$1" table:expression="[0]!colorlist_change"/>
        <table:named-expression table:name="color_CANCEL" table:base-cell-address="$'ABC Model'.$A$1" table:expression="[0]!color_cancel"/>
        <table:named-expression table:name="color_DEFAULT" table:base-cell-address="$'ABC Model'.$A$1" table:expression="[0]!color_default"/>
        <table:named-expression table:name="color_OK" table:base-cell-address="$'ABC Model'.$A$1" table:expression="[0]!color_ok"/>
        <table:named-expression table:name="HTML_CodePage" table:base-cell-address="$'ABC Model'.$A$1" table:expression="1252"/>
        <table:named-expression table:name="HTML_Control" table:base-cell-address="$'ABC Model'.$A$1" table:expression="{&quot;'Builds'!$B$72:$D$199&quot;}"/>
        <table:named-expression table:name="HTML_Description" table:base-cell-address="$'ABC Model'.$A$1" table:expression="&quot;&quot;"/>
        <table:named-expression table:name="HTML_Email" table:base-cell-address="$'ABC Model'.$A$1" table:expression="&quot;hweiss@sbm.temple.edu&quot;"/>
        <table:named-expression table:name="HTML_Header" table:base-cell-address="$'ABC Model'.$A$1" table:expression="&quot;Builds&quot;"/>
        <table:named-expression table:name="HTML_LastUpdate" table:base-cell-address="$'ABC Model'.$A$1" table:expression="&quot;3/14/2000&quot;"/>
        <table:named-expression table:name="HTML_LineAfter" table:base-cell-address="$'ABC Model'.$A$1" table:expression="0"/>
        <table:named-expression table:name="HTML_LineBefore" table:base-cell-address="$'ABC Model'.$A$1" table:expression="0"/>
        <table:named-expression table:name="HTML_Name" table:base-cell-address="$'ABC Model'.$A$1" table:expression="&quot;Howard Weiss&quot;"/>
        <table:named-expression table:name="HTML_OBDlg2" table:base-cell-address="$'ABC Model'.$A$1" table:expression="1"/>
        <table:named-expression table:name="HTML_OBDlg4" table:base-cell-address="$'ABC Model'.$A$1" table:expression="1"/>
        <table:named-expression table:name="HTML_OS" table:base-cell-address="$'ABC Model'.$A$1" table:expression="0"/>
        <table:named-expression table:name="HTML_PathFile" table:base-cell-address="$'ABC Model'.$A$1" table:expression="&quot;n:\upgrades.ph.html&quot;"/>
        <table:named-expression table:name="HTML_Title" table:base-cell-address="$'ABC Model'.$A$1" table:expression="&quot;Version2&quot;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3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4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44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44P0"/>
    </number:currency-style>
    <number:percentage-style style:name="N145">
      <number:number number:decimal-places="2" loext:min-decimal-places="2" number:min-integer-digits="2"/>
      <number:text>%</number:text>
    </number:percentage-style>
    <number:number-style style:name="N146">
      <number:number number:decimal-places="1" loext:min-decimal-places="1" number:min-integer-digits="1"/>
    </number:number-style>
    <number:number-style style:name="N14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urrency_20_2" style:display-name="Currency 2" style:family="table-cell" style:parent-style-name="Default" style:data-style-name="N139"/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ercent_20_2" style:display-name="Percent 2" style:family="table-cell" style:parent-style-name="Default" style:data-style-name="N10"/>
    <style:style style:name="Excel_20_Built-in_20_Currency" style:display-name="Excel Built-in Currency" style:family="table-cell" style:parent-style-name="Default" style:data-style-name="N139"/>
    <style:style style:name="ConditionalStyle_5f_2" style:display-name="ConditionalStyle_2" style:family="table-cell" style:parent-style-name="Default">
      <style:table-cell-properties fo:background-color="#f4b183"/>
    </style:style>
    <style:style style:name="ConditionalStyle_5f_1" style:display-name="ConditionalStyle_1" style:family="table-cell" style:parent-style-name="Default">
      <style:table-cell-properties fo:background-color="#f4b183"/>
    </style:style>
    <style:style style:name="ConditionalStyle_5f_3" style:display-name="ConditionalStyle_3" style:family="table-cell" style:parent-style-name="Default">
      <style:table-cell-properties fo:background-color="#f4b183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BC_20_Model" style:display-name="PageStyle_ABC Mod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OQ-Reorder_20_Table" style:display-name="PageStyle_EOQ-Reorder Tab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OQ" style:display-name="PageStyle_EOQ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Q" style:display-name="PageStyle_POQ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fety_20_Stock_20_1" style:display-name="PageStyle_Safety Stock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raig Calvert</meta:initial-creator>
    <meta:creation-date>2018-11-01T12:39:04</meta:creation-date>
    <dc:date>2022-03-11T21:33:15.131545591</dc:date>
    <meta:generator>LibreOffice/6.4.7.2$Linux_X86_64 LibreOffice_project/40$Build-2</meta:generator>
    <meta:editing-duration>PT21M58S</meta:editing-duration>
    <meta:editing-cycles>1</meta:editing-cycles>
    <meta:document-statistic meta:table-count="5" meta:cell-count="578" meta:object-count="5"/>
    <meta:user-defined meta:name="AppVersion">16.0300</meta:user-defined>
    <meta:user-defined meta:name="Company">University of Connecticut School of Busines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language="en" fo:country="US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/>
    </style:style>
    <style:style style:name="ch5" style:family="chart" style:data-style-name="N1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18cm" svg:stroke-color="#8b8b8b"/>
    </style:style>
    <style:style style:name="ch7" style:family="chart" style:data-style-name="N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a5a5a5" draw:fill-color="#a5a5a5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1" svg:stroke-width="0.053cm" svg:stroke-color="#ffc000" draw:fill-color="#ffc000"/>
      <style:text-properties fo:color="#000000" style:text-position="0% 100%" fo:font-family="Calibri" fo:font-size="10pt" style:font-size-asian="10pt" style:font-size-complex="10pt"/>
    </style:style>
    <style:style style:name="ch11" style:family="chart">
      <style:graphic-properties draw:fill="gradient" draw:fill-color="#d9d9d9" draw:fill-gradient-name="msFillGradient_20_1"/>
    </style:style>
    <style:style style:name="ch12" style:family="chart">
      <style:graphic-properties draw:fill-color="#d9d9d9"/>
    </style:style>
  </office:automatic-styles>
  <office:body>
    <office:chart>
      <chart:chart svg:width="26.944cm" svg:height="14.668cm" xlink:href=".." xlink:type="simple" chart:class="chart:scatter" chart:style-name="ch1">
        <chart:title svg:x="7.854cm" svg:y="0.429cm" chart:style-name="ch2">
          <text:p>Economic Order Quantity Costs</text:p>
        </chart:title>
        <chart:legend chart:legend-position="bottom" svg:x="5.886cm" svg:y="14.069cm" style:legend-expansion="wide" chart:style-name="ch3"/>
        <chart:plot-area chart:style-name="ch4" table:cell-range-address="EOQ.B35:EOQ.E58 EOQ.C34:EOQ.E34 EOQ.C60:EOQ.C61" chart:data-source-has-labels="row" svg:x="0.538cm" svg:y="1.845cm" svg:width="25.868cm" svg:height="11.747cm">
          <chartooo:coordinate-region svg:x="1.636cm" svg:y="2.044cm" svg:width="24.345cm" svg:height="10.90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EOQ.C35:EOQ.C58" chart:label-cell-address="EOQ.C34:EOQ.C34" chart:class="chart:scatter">
            <chart:domain table:cell-range-address="EOQ.B35:EOQ.B58"/>
            <chart:data-point chart:repeated="24"/>
          </chart:series>
          <chart:series chart:style-name="ch8" chart:values-cell-range-address="EOQ.D35:EOQ.D58" chart:label-cell-address="EOQ.D34:EOQ.D34" chart:class="chart:scatter">
            <chart:data-point chart:repeated="24"/>
          </chart:series>
          <chart:series chart:style-name="ch9" chart:values-cell-range-address="EOQ.E35:EOQ.E58" chart:label-cell-address="EOQ.E34:EOQ.E34" chart:class="chart:scatter">
            <chart:data-point chart:repeated="24"/>
          </chart:series>
          <chart:series chart:style-name="ch10" chart:values-cell-range-address="EOQ.C60:EOQ.C61" loext:label-string="&quot;EOQ&quot;" chart:class="chart:scatter">
            <chart:domain table:cell-range-address="EOQ.B60:EOQ.B61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etup/Order cost</text:p>
                <draw:g>
                  <svg:desc>EOQ.C34:EOQ.C34</svg:desc>
                </draw:g>
              </table:table-cell>
              <table:table-cell office:value-type="string">
                <text:p>Holding cost</text:p>
                <draw:g>
                  <svg:desc>EOQ.D34:EOQ.D34</svg:desc>
                </draw:g>
              </table:table-cell>
              <table:table-cell office:value-type="string">
                <text:p>Total cost</text:p>
                <draw:g>
                  <svg:desc>EOQ.E34:EOQ.E3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EO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3.205080756888">
                <text:p>173.205080756888</text:p>
                <draw:g>
                  <svg:desc>EOQ.B35:EOQ.B58</svg:desc>
                </draw:g>
              </table:table-cell>
              <table:table-cell office:value-type="float" office:value="6928.20323027551">
                <text:p>6928.20323027551</text:p>
                <draw:g>
                  <svg:desc>EOQ.C35:EOQ.C58</svg:desc>
                </draw:g>
              </table:table-cell>
              <table:table-cell office:value-type="float" office:value="433.012701892219">
                <text:p>433.012701892219</text:p>
                <draw:g>
                  <svg:desc>EOQ.D35:EOQ.D58</svg:desc>
                </draw:g>
              </table:table-cell>
              <table:table-cell office:value-type="float" office:value="7361.21593216773">
                <text:p>7361.21593216773</text:p>
                <draw:g>
                  <svg:desc>EOQ.E35:EOQ.E58</svg:desc>
                </draw:g>
              </table:table-cell>
              <table:table-cell office:value-type="float" office:value="692.820323027551">
                <text:p>692.820323027551</text:p>
                <draw:g>
                  <svg:desc>EOQ.B60:EOQ.B61</svg:desc>
                </draw:g>
              </table:table-cell>
              <table:table-cell office:value-type="float" office:value="0">
                <text:p>0</text:p>
                <draw:g>
                  <svg:desc>EOQ.C60:EOQ.C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0.94010767585">
                <text:p>230.94010767585</text:p>
              </table:table-cell>
              <table:table-cell office:value-type="float" office:value="5196.15242270663">
                <text:p>5196.15242270663</text:p>
              </table:table-cell>
              <table:table-cell office:value-type="float" office:value="577.350269189626">
                <text:p>577.350269189626</text:p>
              </table:table-cell>
              <table:table-cell office:value-type="float" office:value="5773.50269189626">
                <text:p>5773.50269189626</text:p>
              </table:table-cell>
              <table:table-cell office:value-type="float" office:value="692.820323027551">
                <text:p>692.820323027551</text:p>
              </table:table-cell>
              <table:table-cell office:value-type="float" office:value="3464.10161513775">
                <text:p>3464.101615137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8.675134594813">
                <text:p>288.675134594813</text:p>
              </table:table-cell>
              <table:table-cell office:value-type="float" office:value="4156.92193816531">
                <text:p>4156.92193816531</text:p>
              </table:table-cell>
              <table:table-cell office:value-type="float" office:value="721.687836487032">
                <text:p>721.687836487032</text:p>
              </table:table-cell>
              <table:table-cell office:value-type="float" office:value="4878.60977465234">
                <text:p>4878.60977465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6.410161513776">
                <text:p>346.410161513776</text:p>
              </table:table-cell>
              <table:table-cell office:value-type="float" office:value="3464.10161513775">
                <text:p>3464.10161513775</text:p>
              </table:table-cell>
              <table:table-cell office:value-type="float" office:value="866.025403784439">
                <text:p>866.025403784439</text:p>
              </table:table-cell>
              <table:table-cell office:value-type="float" office:value="4330.12701892219">
                <text:p>4330.12701892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4.145188432738">
                <text:p>404.145188432738</text:p>
              </table:table-cell>
              <table:table-cell office:value-type="float" office:value="2969.22995583236">
                <text:p>2969.22995583236</text:p>
              </table:table-cell>
              <table:table-cell office:value-type="float" office:value="1010.36297108185">
                <text:p>1010.36297108185</text:p>
              </table:table-cell>
              <table:table-cell office:value-type="float" office:value="3979.59292691421">
                <text:p>3979.59292691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61.880215351701">
                <text:p>461.880215351701</text:p>
              </table:table-cell>
              <table:table-cell office:value-type="float" office:value="2598.07621135332">
                <text:p>2598.07621135332</text:p>
              </table:table-cell>
              <table:table-cell office:value-type="float" office:value="1154.70053837925">
                <text:p>1154.70053837925</text:p>
              </table:table-cell>
              <table:table-cell office:value-type="float" office:value="3752.77674973257">
                <text:p>3752.77674973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9.615242270663">
                <text:p>519.615242270663</text:p>
              </table:table-cell>
              <table:table-cell office:value-type="float" office:value="2309.4010767585">
                <text:p>2309.4010767585</text:p>
              </table:table-cell>
              <table:table-cell office:value-type="float" office:value="1299.03810567666">
                <text:p>1299.03810567666</text:p>
              </table:table-cell>
              <table:table-cell office:value-type="float" office:value="3608.43918243516">
                <text:p>3608.43918243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77.350269189626">
                <text:p>577.350269189626</text:p>
              </table:table-cell>
              <table:table-cell office:value-type="float" office:value="2078.46096908265">
                <text:p>2078.46096908265</text:p>
              </table:table-cell>
              <table:table-cell office:value-type="float" office:value="1443.37567297406">
                <text:p>1443.37567297406</text:p>
              </table:table-cell>
              <table:table-cell office:value-type="float" office:value="3521.83664205672">
                <text:p>3521.83664205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5.085296108589">
                <text:p>635.085296108589</text:p>
              </table:table-cell>
              <table:table-cell office:value-type="float" office:value="1889.50997189332">
                <text:p>1889.50997189332</text:p>
              </table:table-cell>
              <table:table-cell office:value-type="float" office:value="1587.71324027147">
                <text:p>1587.71324027147</text:p>
              </table:table-cell>
              <table:table-cell office:value-type="float" office:value="3477.22321216479">
                <text:p>3477.22321216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92.820323027551">
                <text:p>692.820323027551</text:p>
              </table:table-cell>
              <table:table-cell office:value-type="float" office:value="1732.05080756888">
                <text:p>1732.05080756888</text:p>
              </table:table-cell>
              <table:table-cell office:value-type="float" office:value="1732.05080756888">
                <text:p>1732.05080756888</text:p>
              </table:table-cell>
              <table:table-cell office:value-type="float" office:value="3464.10161513775">
                <text:p>3464.10161513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0.555349946514">
                <text:p>750.555349946514</text:p>
              </table:table-cell>
              <table:table-cell office:value-type="float" office:value="1598.81613006358">
                <text:p>1598.81613006358</text:p>
              </table:table-cell>
              <table:table-cell office:value-type="float" office:value="1876.38837486628">
                <text:p>1876.38837486628</text:p>
              </table:table-cell>
              <table:table-cell office:value-type="float" office:value="3475.20450492986">
                <text:p>3475.20450492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8.290376865476">
                <text:p>808.290376865476</text:p>
              </table:table-cell>
              <table:table-cell office:value-type="float" office:value="1484.61497791618">
                <text:p>1484.61497791618</text:p>
              </table:table-cell>
              <table:table-cell office:value-type="float" office:value="2020.72594216369">
                <text:p>2020.72594216369</text:p>
              </table:table-cell>
              <table:table-cell office:value-type="float" office:value="3505.34092007987">
                <text:p>3505.34092007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66.025403784439">
                <text:p>866.025403784439</text:p>
              </table:table-cell>
              <table:table-cell office:value-type="float" office:value="1385.6406460551">
                <text:p>1385.6406460551</text:p>
              </table:table-cell>
              <table:table-cell office:value-type="float" office:value="2165.0635094611">
                <text:p>2165.0635094611</text:p>
              </table:table-cell>
              <table:table-cell office:value-type="float" office:value="3550.7041555162">
                <text:p>3550.704155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23.760430703402">
                <text:p>923.760430703402</text:p>
              </table:table-cell>
              <table:table-cell office:value-type="float" office:value="1299.03810567666">
                <text:p>1299.03810567666</text:p>
              </table:table-cell>
              <table:table-cell office:value-type="float" office:value="2309.4010767585">
                <text:p>2309.4010767585</text:p>
              </table:table-cell>
              <table:table-cell office:value-type="float" office:value="3608.43918243516">
                <text:p>3608.43918243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81.495457622364">
                <text:p>981.495457622364</text:p>
              </table:table-cell>
              <table:table-cell office:value-type="float" office:value="1222.62409946038">
                <text:p>1222.62409946038</text:p>
              </table:table-cell>
              <table:table-cell office:value-type="float" office:value="2453.73864405591">
                <text:p>2453.73864405591</text:p>
              </table:table-cell>
              <table:table-cell office:value-type="float" office:value="3676.36274351629">
                <text:p>3676.36274351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39.23048454133">
                <text:p>1039.23048454133</text:p>
              </table:table-cell>
              <table:table-cell office:value-type="float" office:value="1154.70053837925">
                <text:p>1154.70053837925</text:p>
              </table:table-cell>
              <table:table-cell office:value-type="float" office:value="2598.07621135332">
                <text:p>2598.07621135332</text:p>
              </table:table-cell>
              <table:table-cell office:value-type="float" office:value="3752.77674973257">
                <text:p>3752.77674973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96.96551146029">
                <text:p>1096.96551146029</text:p>
              </table:table-cell>
              <table:table-cell office:value-type="float" office:value="1093.92682583297">
                <text:p>1093.92682583297</text:p>
              </table:table-cell>
              <table:table-cell office:value-type="float" office:value="2742.41377865072">
                <text:p>2742.41377865072</text:p>
              </table:table-cell>
              <table:table-cell office:value-type="float" office:value="3836.3406044837">
                <text:p>3836.3406044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54.70053837925">
                <text:p>1154.70053837925</text:p>
              </table:table-cell>
              <table:table-cell office:value-type="float" office:value="1039.23048454133">
                <text:p>1039.23048454133</text:p>
              </table:table-cell>
              <table:table-cell office:value-type="float" office:value="2886.75134594813">
                <text:p>2886.75134594813</text:p>
              </table:table-cell>
              <table:table-cell office:value-type="float" office:value="3925.98183048946">
                <text:p>3925.98183048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12.43556529821">
                <text:p>1212.43556529821</text:p>
              </table:table-cell>
              <table:table-cell office:value-type="float" office:value="989.743318610787">
                <text:p>989.743318610787</text:p>
              </table:table-cell>
              <table:table-cell office:value-type="float" office:value="3031.08891324554">
                <text:p>3031.08891324554</text:p>
              </table:table-cell>
              <table:table-cell office:value-type="float" office:value="4020.83223185632">
                <text:p>4020.83223185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70.17059221718">
                <text:p>1270.17059221718</text:p>
              </table:table-cell>
              <table:table-cell office:value-type="float" office:value="944.75498594666">
                <text:p>944.75498594666</text:p>
              </table:table-cell>
              <table:table-cell office:value-type="float" office:value="3175.42648054294">
                <text:p>3175.42648054294</text:p>
              </table:table-cell>
              <table:table-cell office:value-type="float" office:value="4120.1814664896">
                <text:p>4120.1814664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27.90561913614">
                <text:p>1327.90561913614</text:p>
              </table:table-cell>
              <table:table-cell office:value-type="float" office:value="903.678682209849">
                <text:p>903.678682209849</text:p>
              </table:table-cell>
              <table:table-cell office:value-type="float" office:value="3319.76404784035">
                <text:p>3319.76404784035</text:p>
              </table:table-cell>
              <table:table-cell office:value-type="float" office:value="4223.4427300502">
                <text:p>4223.4427300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85.6406460551">
                <text:p>1385.6406460551</text:p>
              </table:table-cell>
              <table:table-cell office:value-type="float" office:value="866.025403784438">
                <text:p>866.025403784438</text:p>
              </table:table-cell>
              <table:table-cell office:value-type="float" office:value="3464.10161513776">
                <text:p>3464.10161513776</text:p>
              </table:table-cell>
              <table:table-cell office:value-type="float" office:value="4330.12701892219">
                <text:p>4330.12701892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43.37567297406">
                <text:p>1443.37567297406</text:p>
              </table:table-cell>
              <table:table-cell office:value-type="float" office:value="831.384387633061">
                <text:p>831.384387633061</text:p>
              </table:table-cell>
              <table:table-cell office:value-type="float" office:value="3608.43918243516">
                <text:p>3608.43918243516</text:p>
              </table:table-cell>
              <table:table-cell office:value-type="float" office:value="4439.82357006822">
                <text:p>4439.82357006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01.11069989303">
                <text:p>1501.11069989303</text:p>
              </table:table-cell>
              <table:table-cell office:value-type="float" office:value="799.408065031789">
                <text:p>799.408065031789</text:p>
              </table:table-cell>
              <table:table-cell office:value-type="float" office:value="3752.77674973257">
                <text:p>3752.77674973257</text:p>
              </table:table-cell>
              <table:table-cell office:value-type="float" office:value="4552.18481476436">
                <text:p>4552.18481476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msFillGradient_20_1" draw:display-name="msFillGradient 1" draw:style="linear" draw:start-color="#9ab5e4" draw:end-color="#ffffff" draw:start-intensity="100%" draw:end-intensity="100%" draw:angle="0" draw:border="0%"/>
    <draw:stroke-dash draw:name="msLineDash_20_1" draw:display-name="msLineDash 1" draw:style="rect" draw:dots1="1" draw:dots1-length="100%" draw:distance="10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language="en" fo:country="US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/>
    </style:style>
    <style:style style:name="ch5" style:family="chart" style:data-style-name="N1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18cm" svg:stroke-color="#8b8b8b"/>
    </style:style>
    <style:style style:name="ch7" style:family="chart" style:data-style-name="N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a5a5a5" draw:fill-color="#a5a5a5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1" svg:stroke-width="0.053cm" svg:stroke-color="#ffc000" draw:fill-color="#ffc000"/>
      <style:text-properties fo:color="#000000" style:text-position="0% 100%" fo:font-family="Calibri" fo:font-size="10pt" style:font-size-asian="10pt" style:font-size-complex="10pt"/>
    </style:style>
    <style:style style:name="ch11" style:family="chart">
      <style:graphic-properties draw:fill="gradient" draw:fill-color="#d9d9d9" draw:fill-gradient-name="msFillGradient_20_1"/>
    </style:style>
    <style:style style:name="ch12" style:family="chart">
      <style:graphic-properties draw:fill-color="#d9d9d9"/>
    </style:style>
  </office:automatic-styles>
  <office:body>
    <office:chart>
      <chart:chart svg:width="17.772cm" svg:height="9.977cm" xlink:href=".." xlink:type="simple" chart:class="chart:scatter" chart:style-name="ch1">
        <chart:title svg:x="3.004cm" svg:y="0.335cm" chart:style-name="ch2">
          <text:p>Production Order Quantity Costs</text:p>
        </chart:title>
        <chart:legend chart:legend-position="bottom" svg:x="4.451cm" svg:y="8.88cm" style:legend-expansion="wide" chart:style-name="ch3"/>
        <chart:plot-area chart:style-name="ch4" table:cell-range-address="POQ.B35:POQ.E58 POQ.C34:POQ.E34 POQ.C60:POQ.C61" chart:data-source-has-labels="row" svg:x="0.355cm" svg:y="1.657cm" svg:width="17.062cm" svg:height="6.84cm">
          <chartooo:coordinate-region svg:x="0.818cm" svg:y="1.856cm" svg:width="16.386cm" svg:height="5.99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POQ.C35:POQ.C58" chart:label-cell-address="POQ.C34:POQ.C34" chart:class="chart:scatter">
            <chart:domain table:cell-range-address="POQ.B35:POQ.B58"/>
            <chart:data-point chart:repeated="24"/>
          </chart:series>
          <chart:series chart:style-name="ch8" chart:values-cell-range-address="POQ.D35:POQ.D58" chart:label-cell-address="POQ.D34:POQ.D34" chart:class="chart:scatter">
            <chart:data-point chart:repeated="24"/>
          </chart:series>
          <chart:series chart:style-name="ch9" chart:values-cell-range-address="POQ.E35:POQ.E58" chart:label-cell-address="POQ.E34:POQ.E34" chart:class="chart:scatter">
            <chart:data-point chart:repeated="24"/>
          </chart:series>
          <chart:series chart:style-name="ch10" chart:values-cell-range-address="POQ.C60:POQ.C61" loext:label-string="&quot;POQ&quot;" chart:class="chart:scatter">
            <chart:domain table:cell-range-address="POQ.B60:POQ.B61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etup/Order cost</text:p>
                <draw:g>
                  <svg:desc>POQ.C34:POQ.C34</svg:desc>
                </draw:g>
              </table:table-cell>
              <table:table-cell office:value-type="string">
                <text:p>Holding cost</text:p>
                <draw:g>
                  <svg:desc>POQ.D34:POQ.D34</svg:desc>
                </draw:g>
              </table:table-cell>
              <table:table-cell office:value-type="string">
                <text:p>Total cost</text:p>
                <draw:g>
                  <svg:desc>POQ.E34:POQ.E3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PO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OQ.B35:POQ.B58</svg:desc>
                </draw:g>
              </table:table-cell>
              <table:table-cell office:value-type="float" office:value="NaN">
                <text:p>NaN</text:p>
                <draw:g>
                  <svg:desc>POQ.C35:POQ.C58</svg:desc>
                </draw:g>
              </table:table-cell>
              <table:table-cell office:value-type="float" office:value="NaN">
                <text:p>NaN</text:p>
                <draw:g>
                  <svg:desc>POQ.D35:POQ.D58</svg:desc>
                </draw:g>
              </table:table-cell>
              <table:table-cell office:value-type="float" office:value="NaN">
                <text:p>NaN</text:p>
                <draw:g>
                  <svg:desc>POQ.E35:POQ.E58</svg:desc>
                </draw:g>
              </table:table-cell>
              <table:table-cell office:value-type="float" office:value="1">
                <text:p>1</text:p>
                <draw:g>
                  <svg:desc>POQ.B60:POQ.B61</svg:desc>
                </draw:g>
              </table:table-cell>
              <table:table-cell office:value-type="float" office:value="0">
                <text:p>0</text:p>
                <draw:g>
                  <svg:desc>POQ.C60:POQ.C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msFillGradient_20_1" draw:display-name="msFillGradient 1" draw:style="linear" draw:start-color="#9ab5e4" draw:end-color="#ffffff" draw:start-intensity="100%" draw:end-intensity="100%" draw:angle="0" draw:border="0%"/>
    <draw:stroke-dash draw:name="msLineDash_20_1" draw:display-name="msLineDash 1" draw:style="rect" draw:dots1="1" draw:dots1-length="100%" draw:distance="100%"/>
  </office:styles>
</office:document-styles>
</file>